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3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justify" fo:break-before="auto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text-align="justify" fo:break-before="auto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P3" style:family="paragraph" style:parent-style-name="Standard">
      <style:paragraph-properties fo:text-align="justify" fo:break-before="auto" style:writing-mode="lr-tb"/>
    </style:style>
    <style:style style:name="T3_1" style:family="text"/>
    <style:style style:name="T3_2" style:family="text"/>
    <style:style style:name="T3_3" style:family="text">
      <style:text-properties fo:font-weight="bold" style:font-weight-asian="bold" style:font-weight-complex="bold"/>
    </style:style>
    <style:style style:name="T3_4" style:family="text">
      <style:text-properties fo:font-weight="bold" style:font-weight-asian="bold" style:font-weight-complex="bold"/>
    </style:style>
    <style:style style:name="T3_5" style:family="text">
      <style:text-properties fo:font-weight="bold" style:font-weight-asian="bold" style:font-weight-complex="bold"/>
    </style:style>
    <style:style style:name="T3_6" style:family="text">
      <style:text-properties fo:font-weight="bold" style:font-weight-asian="bold" style:font-weight-complex="bold"/>
    </style:style>
    <style:style style:name="T3_7" style:family="text">
      <style:text-properties fo:font-weight="bold" style:font-weight-asian="bold" style:font-weight-complex="bold"/>
    </style:style>
    <style:style style:name="T3_8" style:family="text">
      <style:text-properties fo:font-weight="bold" style:font-weight-asian="bold" style:font-weight-complex="bold"/>
    </style:style>
    <style:style style:name="T3_9" style:family="text">
      <style:text-properties fo:font-weight="bold" style:font-weight-asian="bold" style:font-weight-complex="bold"/>
    </style:style>
    <style:style style:name="T3_10" style:family="text">
      <style:text-properties fo:font-weight="bold" style:font-weight-asian="bold" style:font-weight-complex="bold"/>
    </style:style>
    <style:style style:name="T3_11" style:family="text">
      <style:text-properties fo:font-weight="bold" style:font-weight-asian="bold" style:font-weight-complex="bold"/>
    </style:style>
    <style:style style:name="T3_12" style:family="text">
      <style:text-properties fo:font-weight="bold" style:font-weight-asian="bold" style:font-weight-complex="bold"/>
    </style:style>
    <style:style style:name="T3_13" style:family="text">
      <style:text-properties fo:font-weight="bold" style:font-weight-asian="bold" style:font-weight-complex="bold"/>
    </style:style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>
      <style:text-properties fo:font-weight="bold" style:font-weight-asian="bold" style:font-weight-complex="bold"/>
    </style:style>
    <style:style style:name="T3_41" style:family="text">
      <style:text-properties fo:font-weight="bold" style:font-weight-asian="bold" style:font-weight-complex="bold"/>
    </style:style>
    <style:style style:name="T3_42" style:family="text"/>
    <style:style style:name="P4" style:family="paragraph" style:parent-style-name="Standard">
      <style:paragraph-properties fo:text-align="justify" fo:break-before="auto" style:writing-mode="lr-tb"/>
    </style:style>
    <style:style style:name="P5" style:family="paragraph" style:parent-style-name="Standard">
      <style:paragraph-properties fo:text-align="justify" fo:break-before="auto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P6" style:family="paragraph" style:parent-style-name="Standard">
      <style:paragraph-properties fo:text-align="justify" fo:break-before="auto" style:writing-mode="lr-tb"/>
    </style:style>
    <style:style style:name="P7" style:family="paragraph" style:parent-style-name="Standard">
      <style:paragraph-properties fo:text-align="justify" fo:break-before="auto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P8" style:family="paragraph" style:parent-style-name="Standard">
      <style:paragraph-properties fo:text-align="justify" fo:break-before="auto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>
      <style:text-properties fo:font-weight="bold" style:font-weight-asian="bold" style:font-weight-complex="bold"/>
    </style:style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P9" style:family="paragraph" style:parent-style-name="Standard">
      <style:paragraph-properties fo:text-align="justify" fo:break-before="auto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P10" style:family="paragraph" style:parent-style-name="Standard">
      <style:paragraph-properties fo:text-align="justify" fo:break-before="auto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P11" style:family="paragraph" style:parent-style-name="Standard">
      <style:paragraph-properties fo:text-align="justify" fo:break-before="auto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P12" style:family="paragraph" style:parent-style-name="Standard">
      <style:paragraph-properties fo:text-align="justify" fo:break-before="auto" style:writing-mode="lr-tb"/>
    </style:style>
    <style:style style:name="P13" style:family="paragraph" style:parent-style-name="Standard">
      <style:paragraph-properties fo:text-align="justify" fo:break-before="auto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P14" style:family="paragraph" style:parent-style-name="Standard">
      <style:paragraph-properties fo:text-align="justify" fo:break-before="auto" style:writing-mode="lr-tb"/>
    </style:style>
    <style:style style:name="P15" style:family="paragraph" style:parent-style-name="Standard">
      <style:paragraph-properties fo:break-before="auto" style:writing-mode="lr-tb"/>
    </style:style>
    <style:style style:name="T15_1" style:family="text"/>
    <style:style style:name="T15_2" style:family="text">
      <style:text-properties fo:font-weight="bold" style:font-weight-asian="bold" style:font-weight-complex="bold"/>
    </style:style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P16" style:family="paragraph" style:parent-style-name="Standard">
      <style:paragraph-properties fo:break-before="auto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>
      <style:text-properties fo:color="#1155cc" style:text-underline-style="solid" style:text-underline-color="font-color"/>
    </style:style>
    <style:style style:name="T16_25" style:family="text"/>
    <style:style style:name="T16_26" style:family="text">
      <style:text-properties fo:color="#1155cc" style:text-underline-style="solid" style:text-underline-color="font-color"/>
    </style:style>
    <style:style style:name="T16_27" style:family="text"/>
    <style:style style:name="T16_28" style:family="text">
      <style:text-properties fo:color="#1155cc" style:text-underline-style="solid" style:text-underline-color="font-color"/>
    </style:style>
    <style:style style:name="T16_29" style:family="text"/>
    <style:style style:name="T16_30" style:family="text">
      <style:text-properties fo:color="#1155cc" style:text-underline-style="solid" style:text-underline-color="font-color"/>
    </style:style>
    <style:style style:name="T16_31" style:family="text"/>
    <style:style style:name="T16_32" style:family="text">
      <style:text-properties fo:color="#1155cc" style:text-underline-style="solid" style:text-underline-color="font-color"/>
    </style:style>
    <style:style style:name="T16_33" style:family="text"/>
    <style:style style:name="T16_34" style:family="text">
      <style:text-properties fo:color="#1155cc" style:text-underline-style="solid" style:text-underline-color="font-color"/>
    </style:style>
    <style:style style:name="T16_35" style:family="text"/>
    <style:style style:name="T16_36" style:family="text">
      <style:text-properties fo:color="#1155cc" style:text-underline-style="solid" style:text-underline-color="font-color"/>
    </style:style>
    <style:style style:name="T16_37" style:family="text"/>
    <style:style style:name="T16_38" style:family="text">
      <style:text-properties fo:color="#1155cc" style:text-underline-style="solid" style:text-underline-color="font-color"/>
    </style:style>
    <style:style style:name="T16_39" style:family="text"/>
    <style:style style:name="T16_40" style:family="text">
      <style:text-properties fo:color="#1155cc" style:text-underline-style="solid" style:text-underline-color="font-color"/>
    </style:style>
    <style:style style:name="T16_41" style:family="text"/>
    <style:style style:name="T16_42" style:family="text">
      <style:text-properties fo:color="#1155cc" style:text-underline-style="solid" style:text-underline-color="font-color"/>
    </style:style>
    <style:style style:name="T16_43" style:family="text"/>
    <style:style style:name="T16_44" style:family="text">
      <style:text-properties fo:color="#1155cc" style:text-underline-style="solid" style:text-underline-color="font-color"/>
    </style:style>
    <style:style style:name="T16_45" style:family="text"/>
    <style:style style:name="T16_46" style:family="text">
      <style:text-properties fo:color="#1155cc" style:text-underline-style="solid" style:text-underline-color="font-color"/>
    </style:style>
    <style:style style:name="T16_47" style:family="text"/>
    <style:style style:name="T16_48" style:family="text">
      <style:text-properties fo:color="#1155cc" style:text-underline-style="solid" style:text-underline-color="font-color"/>
    </style:style>
    <style:style style:name="T16_49" style:family="text"/>
    <style:style style:name="T16_50" style:family="text">
      <style:text-properties fo:color="#1155cc" style:text-underline-style="solid" style:text-underline-color="font-color"/>
    </style:style>
    <style:style style:name="T16_51" style:family="text"/>
    <style:style style:name="T16_52" style:family="text">
      <style:text-properties fo:color="#1155cc" style:text-underline-style="solid" style:text-underline-color="font-color"/>
    </style:style>
    <style:style style:name="T16_53" style:family="text"/>
    <style:style style:name="T16_54" style:family="text">
      <style:text-properties fo:color="#1155cc" style:text-underline-style="solid" style:text-underline-color="font-color"/>
    </style:style>
    <style:style style:name="T16_55" style:family="text"/>
    <style:style style:name="T16_56" style:family="text">
      <style:text-properties fo:color="#1155cc" style:text-underline-style="solid" style:text-underline-color="font-color"/>
    </style:style>
    <style:style style:name="T16_57" style:family="text"/>
    <style:style style:name="T16_58" style:family="text">
      <style:text-properties fo:color="#1155cc" style:text-underline-style="solid" style:text-underline-color="font-color"/>
    </style:style>
    <style:style style:name="T16_59" style:family="text"/>
    <style:style style:name="T16_60" style:family="text">
      <style:text-properties fo:color="#1155cc" style:text-underline-style="solid" style:text-underline-color="font-color"/>
    </style:style>
    <style:style style:name="T16_61" style:family="text"/>
    <style:style style:name="T16_62" style:family="text">
      <style:text-properties fo:color="#1155cc" style:text-underline-style="solid" style:text-underline-color="font-color"/>
    </style:style>
    <style:style style:name="T16_63" style:family="text"/>
    <style:style style:name="T16_64" style:family="text">
      <style:text-properties fo:color="#1155cc" style:text-underline-style="solid" style:text-underline-color="font-color"/>
    </style:style>
    <style:style style:name="T16_65" style:family="text"/>
    <style:style style:name="T16_66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text-align="justify" fo:break-before="auto" style:writing-mode="lr-tb"/>
    </style:style>
    <style:style style:name="P18" style:family="paragraph" style:parent-style-name="Standard">
      <style:paragraph-properties fo:text-align="justify" fo:break-before="auto" style:writing-mode="lr-tb"/>
    </style:style>
    <style:style style:name="T18_1" style:family="text"/>
    <style:style style:name="T18_2" style:family="text"/>
    <style:style style:name="T18_3" style:family="text"/>
    <style:style style:name="T18_4" style:family="text">
      <style:text-properties fo:font-weight="bold" style:font-weight-asian="bold" style:font-weight-complex="bold"/>
    </style:style>
    <style:style style:name="T18_5" style:family="text">
      <style:text-properties fo:font-weight="bold" style:font-weight-asian="bold" style:font-weight-complex="bold"/>
    </style:style>
    <style:style style:name="T18_6" style:family="text">
      <style:text-properties fo:font-weight="bold" style:font-weight-asian="bold" style:font-weight-complex="bold"/>
    </style:style>
    <style:style style:name="T18_7" style:family="text">
      <style:text-properties fo:font-weight="bold" style:font-weight-asian="bold" style:font-weight-complex="bold"/>
    </style:style>
    <style:style style:name="T18_8" style:family="text">
      <style:text-properties fo:font-weight="bold" style:font-weight-asian="bold" style:font-weight-complex="bold"/>
    </style:style>
    <style:style style:name="T18_9" style:family="text">
      <style:text-properties fo:font-weight="bold" style:font-weight-asian="bold" style:font-weight-complex="bold"/>
    </style:style>
    <style:style style:name="T18_10" style:family="text">
      <style:text-properties fo:font-weight="bold" style:font-weight-asian="bold" style:font-weight-complex="bold"/>
    </style:style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8_64" style:family="text"/>
    <style:style style:name="T18_6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8_66" style:family="text"/>
    <style:style style:name="T18_6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8_68" style:family="text"/>
    <style:style style:name="T18_69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8_70" style:family="text"/>
    <style:style style:name="T18_71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8_72" style:family="text"/>
    <style:style style:name="T18_7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8_74" style:family="text"/>
    <style:style style:name="T18_7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text-align="justify" fo:break-before="auto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P20" style:family="paragraph" style:parent-style-name="Standard">
      <style:paragraph-properties fo:text-align="justify" fo:break-before="auto" style:writing-mode="lr-tb"/>
    </style:style>
    <style:style style:name="P21" style:family="paragraph" style:parent-style-name="Standard">
      <style:paragraph-properties fo:text-align="justify" fo:break-before="auto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>
      <style:text-properties fo:font-weight="bold" style:font-weight-asian="bold" style:font-weight-complex="bold"/>
    </style:style>
    <style:style style:name="T21_17" style:family="text"/>
    <style:style style:name="T21_18" style:family="text">
      <style:text-properties fo:font-weight="bold" style:font-weight-asian="bold" style:font-weight-complex="bold"/>
    </style:style>
    <style:style style:name="T21_19" style:family="text"/>
    <style:style style:name="P22" style:family="paragraph" style:parent-style-name="Standard">
      <style:paragraph-properties fo:text-align="justify" fo:break-before="auto" style:writing-mode="lr-tb"/>
    </style:style>
    <style:style style:name="T22_1" style:family="text"/>
    <style:style style:name="T22_2" style:family="text">
      <style:text-properties fo:font-weight="bold" style:font-weight-asian="bold" style:font-weight-complex="bold"/>
    </style:style>
    <style:style style:name="T22_3" style:family="text"/>
    <style:style style:name="T22_4" style:family="text"/>
    <style:style style:name="T22_5" style:family="text"/>
    <style:style style:name="T22_6" style:family="text"/>
    <style:style style:name="P23" style:family="paragraph" style:parent-style-name="Standard">
      <style:paragraph-properties fo:text-align="justify" fo:break-before="auto" style:writing-mode="lr-tb"/>
    </style:style>
    <style:style style:name="T23_1" style:family="text"/>
    <style:style style:name="T23_2" style:family="text">
      <style:text-properties fo:font-weight="bold" style:font-weight-asian="bold" style:font-weight-complex="bold"/>
    </style:style>
    <style:style style:name="T23_3" style:family="text"/>
    <style:style style:name="T23_4" style:family="text"/>
    <style:style style:name="T23_5" style:family="text"/>
    <style:style style:name="T23_6" style:family="text"/>
    <style:style style:name="P24" style:family="paragraph" style:parent-style-name="Standard">
      <style:paragraph-properties fo:text-align="justify" fo:break-before="auto" style:writing-mode="lr-tb"/>
    </style:style>
    <style:style style:name="T24_1" style:family="text"/>
    <style:style style:name="T24_2" style:family="text">
      <style:text-properties fo:font-weight="bold" style:font-weight-asian="bold" style:font-weight-complex="bold"/>
    </style:style>
    <style:style style:name="T24_3" style:family="text"/>
    <style:style style:name="T24_4" style:family="text"/>
    <style:style style:name="T24_5" style:family="text"/>
    <style:style style:name="T24_6" style:family="text"/>
    <style:style style:name="P25" style:family="paragraph" style:parent-style-name="Standard">
      <style:paragraph-properties fo:text-align="justify" fo:break-before="auto" style:writing-mode="lr-tb"/>
    </style:style>
    <style:style style:name="P26" style:family="paragraph" style:parent-style-name="Standard">
      <style:paragraph-properties fo:text-align="justify" fo:break-before="auto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P27" style:family="paragraph" style:parent-style-name="Standard">
      <style:paragraph-properties fo:text-align="justify" fo:break-before="auto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>
      <style:text-properties fo:font-weight="bold" style:font-weight-asian="bold" style:font-weight-complex="bold"/>
    </style:style>
    <style:style style:name="T27_17" style:family="text">
      <style:text-properties fo:font-weight="bold" style:font-weight-asian="bold" style:font-weight-complex="bold"/>
    </style:style>
    <style:style style:name="T27_18" style:family="text">
      <style:text-properties fo:font-weight="bold" style:font-weight-asian="bold" style:font-weight-complex="bold"/>
    </style:style>
    <style:style style:name="T27_19" style:family="text">
      <style:text-properties fo:font-weight="bold" style:font-weight-asian="bold" style:font-weight-complex="bold"/>
    </style:style>
    <style:style style:name="T27_20" style:family="text">
      <style:text-properties fo:font-weight="bold" style:font-weight-asian="bold" style:font-weight-complex="bold"/>
    </style:style>
    <style:style style:name="T27_21" style:family="text">
      <style:text-properties fo:font-weight="bold" style:font-weight-asian="bold" style:font-weight-complex="bold"/>
    </style:style>
    <style:style style:name="T27_22" style:family="text">
      <style:text-properties fo:font-weight="bold" style:font-weight-asian="bold" style:font-weight-complex="bold"/>
    </style:style>
    <style:style style:name="T27_23" style:family="text">
      <style:text-properties fo:font-weight="bold" style:font-weight-asian="bold" style:font-weight-complex="bold"/>
    </style:style>
    <style:style style:name="T27_24" style:family="text">
      <style:text-properties fo:font-weight="bold" style:font-weight-asian="bold" style:font-weight-complex="bold"/>
    </style:style>
    <style:style style:name="P28" style:family="paragraph" style:parent-style-name="Standard">
      <style:paragraph-properties fo:text-align="justify" fo:break-before="auto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8_20" style:family="text"/>
    <style:style style:name="T28_21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8_22" style:family="text"/>
    <style:style style:name="T28_2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8_24" style:family="text"/>
    <style:style style:name="T28_2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8_26" style:family="text"/>
    <style:style style:name="T28_2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8_28" style:family="text"/>
    <style:style style:name="T28_29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8_30" style:family="text"/>
    <style:style style:name="T28_31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8_32" style:family="text"/>
    <style:style style:name="P29" style:family="paragraph" style:parent-style-name="Standard">
      <style:paragraph-properties fo:text-align="justify" fo:break-before="auto" style:writing-mode="lr-tb"/>
    </style:style>
    <style:style style:name="P30" style:family="paragraph" style:parent-style-name="Standard">
      <style:paragraph-properties fo:text-align="justify" fo:break-before="auto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P31" style:family="paragraph" style:parent-style-name="Standard">
      <style:paragraph-properties fo:text-align="justify" fo:break-before="auto" style:writing-mode="lr-tb"/>
    </style:style>
    <style:style style:name="T31_1" style:family="text">
      <style:text-properties fo:font-weight="bold" style:font-weight-asian="bold" style:font-weight-complex="bold"/>
    </style:style>
    <style:style style:name="T31_2" style:family="text">
      <style:text-properties fo:font-weight="bold" style:font-weight-asian="bold" style:font-weight-complex="bold"/>
    </style:style>
    <style:style style:name="T31_3" style:family="text">
      <style:text-properties fo:font-weight="bold" style:font-weight-asian="bold" style:font-weight-complex="bold"/>
    </style:style>
    <style:style style:name="T31_4" style:family="text">
      <style:text-properties fo:font-weight="bold" style:font-weight-asian="bold" style:font-weight-complex="bold"/>
    </style:style>
    <style:style style:name="T31_5" style:family="text">
      <style:text-properties fo:font-weight="bold" style:font-weight-asian="bold" style:font-weight-complex="bold"/>
    </style:style>
    <style:style style:name="T31_6" style:family="text">
      <style:text-properties fo:font-weight="bold" style:font-weight-asian="bold" style:font-weight-complex="bold"/>
    </style:style>
    <style:style style:name="T31_7" style:family="text">
      <style:text-properties fo:font-weight="bold" style:font-weight-asian="bold" style:font-weight-complex="bold"/>
    </style:style>
    <style:style style:name="T31_8" style:family="text">
      <style:text-properties fo:font-weight="bold" style:font-weight-asian="bold" style:font-weight-complex="bold"/>
    </style:style>
    <style:style style:name="P32" style:family="paragraph" style:parent-style-name="Standard">
      <style:paragraph-properties fo:text-align="justify" fo:break-before="auto" style:writing-mode="lr-tb"/>
      <style:text-properties fo:font-weight="bold" style:font-weight-asian="bold" style:font-weight-complex="bold"/>
    </style:style>
    <style:style style:name="P33" style:family="paragraph" style:parent-style-name="Standard">
      <style:paragraph-properties fo:text-align="justify" fo:break-before="auto" style:writing-mode="lr-tb"/>
      <style:text-properties fo:font-weight="bold" style:font-weight-asian="bold" style:font-weight-complex="bold"/>
    </style:style>
    <style:style style:name="P34" style:family="paragraph" style:parent-style-name="Standard">
      <style:paragraph-properties fo:text-align="justify" fo:break-before="auto" style:writing-mode="lr-tb"/>
      <style:text-properties fo:font-weight="bold" style:font-weight-asian="bold" style:font-weight-complex="bold"/>
    </style:style>
    <style:style style:name="P35" style:family="paragraph" style:parent-style-name="Standard">
      <style:paragraph-properties fo:text-align="justify" fo:break-before="auto" style:writing-mode="lr-tb"/>
      <style:text-properties fo:font-weight="bold" style:font-weight-asian="bold" style:font-weight-complex="bold"/>
    </style:style>
    <style:style style:name="P36" style:family="paragraph" style:parent-style-name="Standard">
      <style:paragraph-properties fo:text-align="justify" fo:break-before="auto" style:writing-mode="lr-tb"/>
      <style:text-properties fo:font-weight="bold" style:font-weight-asian="bold" style:font-weight-complex="bold"/>
    </style:style>
    <style:style style:name="P37" style:family="paragraph" style:parent-style-name="Standard">
      <style:paragraph-properties fo:text-align="justify" fo:break-before="auto" style:writing-mode="lr-tb"/>
      <style:text-properties fo:font-weight="bold" style:font-weight-asian="bold" style:font-weight-complex="bold"/>
    </style:style>
    <style:style style:name="P38" style:family="paragraph" style:parent-style-name="Standard">
      <style:paragraph-properties fo:text-align="justify" fo:break-before="auto" style:writing-mode="lr-tb"/>
      <style:text-properties fo:font-weight="bold" style:font-weight-asian="bold" style:font-weight-complex="bold"/>
    </style:style>
    <style:style style:name="P39" style:family="paragraph" style:parent-style-name="Standard">
      <style:paragraph-properties fo:text-align="justify" fo:break-before="auto" style:writing-mode="lr-tb"/>
      <style:text-properties fo:font-weight="bold" style:font-weight-asian="bold" style:font-weight-complex="bold"/>
    </style:style>
    <style:style style:name="P40" style:family="paragraph" style:parent-style-name="Standard">
      <style:paragraph-properties fo:text-align="justify" fo:break-before="auto" style:writing-mode="lr-tb"/>
      <style:text-properties fo:font-weight="bold" style:font-weight-asian="bold" style:font-weight-complex="bold"/>
    </style:style>
    <style:style style:name="P41" style:family="paragraph" style:parent-style-name="Standard">
      <style:paragraph-properties fo:text-align="justify" fo:break-before="auto" style:writing-mode="lr-tb"/>
      <style:text-properties fo:font-weight="bold" style:font-weight-asian="bold" style:font-weight-complex="bold"/>
    </style:style>
    <style:style style:name="P42" style:family="paragraph" style:parent-style-name="Standard">
      <style:paragraph-properties fo:text-align="justify" fo:break-before="auto" style:writing-mode="lr-tb"/>
      <style:text-properties fo:font-weight="bold" style:font-weight-asian="bold" style:font-weight-complex="bold"/>
    </style:style>
    <style:style style:name="P43" style:family="paragraph" style:parent-style-name="Standard">
      <style:paragraph-properties fo:text-align="justify" fo:break-before="auto" style:writing-mode="lr-tb"/>
      <style:text-properties fo:font-weight="bold" style:font-weight-asian="bold" style:font-weight-complex="bold"/>
    </style:style>
    <style:style style:name="P44" style:family="paragraph" style:parent-style-name="Standard">
      <style:paragraph-properties fo:text-align="justify" fo:break-before="auto" style:writing-mode="lr-tb"/>
      <style:text-properties fo:font-weight="bold" style:font-weight-asian="bold" style:font-weight-complex="bold"/>
    </style:style>
    <style:style style:name="P45" style:family="paragraph" style:parent-style-name="Standard">
      <style:paragraph-properties fo:text-align="justify" fo:break-before="auto" style:writing-mode="lr-tb"/>
      <style:text-properties fo:font-weight="bold" style:font-weight-asian="bold" style:font-weight-complex="bold"/>
    </style:style>
    <style:style style:name="P46" style:family="paragraph" style:parent-style-name="Standard">
      <style:paragraph-properties fo:text-align="justify" fo:break-before="auto" style:writing-mode="lr-tb"/>
    </style:style>
    <style:style style:name="T46_1" style:family="text">
      <style:text-properties fo:background-color="#a4c2f4"/>
    </style:style>
    <style:style style:name="P47" style:family="paragraph" style:parent-style-name="Standard">
      <style:paragraph-properties fo:text-align="justify" fo:break-before="auto" style:writing-mode="lr-tb"/>
    </style:style>
    <style:style style:name="T47_1" style:family="text">
      <style:text-properties fo:background-color="#a4c2f4"/>
    </style:style>
    <style:style style:name="T47_2" style:family="text">
      <style:text-properties fo:background-color="#a4c2f4"/>
    </style:style>
    <style:style style:name="T47_3" style:family="text">
      <style:text-properties fo:background-color="#a4c2f4"/>
    </style:style>
    <style:style style:name="T47_4" style:family="text">
      <style:text-properties fo:background-color="#a4c2f4"/>
    </style:style>
    <style:style style:name="T47_5" style:family="text">
      <style:text-properties fo:background-color="#a4c2f4"/>
    </style:style>
    <style:style style:name="T47_6" style:family="text">
      <style:text-properties fo:background-color="#a4c2f4"/>
    </style:style>
    <style:style style:name="T47_7" style:family="text">
      <style:text-properties fo:background-color="#a4c2f4"/>
    </style:style>
    <style:style style:name="T47_8" style:family="text">
      <style:text-properties fo:background-color="#a4c2f4"/>
    </style:style>
    <style:style style:name="T47_9" style:family="text">
      <style:text-properties fo:background-color="#a4c2f4"/>
    </style:style>
    <style:style style:name="P48" style:family="paragraph" style:parent-style-name="Standard">
      <style:paragraph-properties fo:text-align="justify" fo:break-before="auto" style:writing-mode="lr-tb"/>
    </style:style>
    <style:style style:name="T48_1" style:family="text"/>
    <style:style style:name="T48_2" style:family="text"/>
    <style:style style:name="T48_3" style:family="text"/>
    <style:style style:name="T48_4" style:family="text">
      <style:text-properties fo:color="#1155cc" style:text-underline-style="solid" style:text-underline-color="font-color"/>
    </style:style>
    <style:style style:name="T48_5" style:family="text"/>
    <style:style style:name="T48_6" style:family="text">
      <style:text-properties fo:color="#1155cc" style:text-underline-style="solid" style:text-underline-color="font-color"/>
    </style:style>
    <style:style style:name="T48_7" style:family="text"/>
    <style:style style:name="T48_8" style:family="text">
      <style:text-properties fo:color="#1155cc" style:text-underline-style="solid" style:text-underline-color="font-color"/>
    </style:style>
    <style:style style:name="T48_9" style:family="text"/>
    <style:style style:name="T48_10" style:family="text">
      <style:text-properties fo:color="#1155cc" style:text-underline-style="solid" style:text-underline-color="font-color"/>
    </style:style>
    <style:style style:name="T48_11" style:family="text"/>
    <style:style style:name="T48_12" style:family="text">
      <style:text-properties fo:color="#1155cc" style:text-underline-style="solid" style:text-underline-color="font-color"/>
    </style:style>
    <style:style style:name="T48_13" style:family="text"/>
    <style:style style:name="T48_14" style:family="text">
      <style:text-properties fo:color="#1155cc" style:text-underline-style="solid" style:text-underline-color="font-color"/>
    </style:style>
    <style:style style:name="T48_15" style:family="text"/>
    <style:style style:name="T48_16" style:family="text">
      <style:text-properties fo:color="#1155cc" style:text-underline-style="solid" style:text-underline-color="font-color"/>
    </style:style>
    <style:style style:name="T48_17" style:family="text"/>
    <style:style style:name="T48_18" style:family="text">
      <style:text-properties fo:color="#1155cc" style:text-underline-style="solid" style:text-underline-color="font-color"/>
    </style:style>
    <style:style style:name="T48_19" style:family="text"/>
    <style:style style:name="T48_20" style:family="text">
      <style:text-properties fo:color="#1155cc" style:text-underline-style="solid" style:text-underline-color="font-color"/>
    </style:style>
    <style:style style:name="T48_21" style:family="text"/>
    <style:style style:name="T48_22" style:family="text">
      <style:text-properties fo:color="#1155cc" style:text-underline-style="solid" style:text-underline-color="font-color"/>
    </style:style>
    <style:style style:name="T48_23" style:family="text"/>
    <style:style style:name="T48_24" style:family="text">
      <style:text-properties fo:color="#1155cc" style:text-underline-style="solid" style:text-underline-color="font-color"/>
    </style:style>
    <style:style style:name="T48_25" style:family="text"/>
    <style:style style:name="T48_26" style:family="text">
      <style:text-properties fo:color="#1155cc" style:text-underline-style="solid" style:text-underline-color="font-color"/>
    </style:style>
    <style:style style:name="T48_27" style:family="text"/>
    <style:style style:name="T48_28" style:family="text">
      <style:text-properties fo:color="#1155cc" style:text-underline-style="solid" style:text-underline-color="font-color"/>
    </style:style>
    <style:style style:name="T48_29" style:family="text"/>
    <style:style style:name="T48_30" style:family="text">
      <style:text-properties fo:color="#1155cc" style:text-underline-style="solid" style:text-underline-color="font-color"/>
    </style:style>
    <style:style style:name="T48_31" style:family="text"/>
    <style:style style:name="T48_32" style:family="text">
      <style:text-properties fo:color="#1155cc" style:text-underline-style="solid" style:text-underline-color="font-color"/>
    </style:style>
    <style:style style:name="T48_33" style:family="text"/>
    <style:style style:name="T48_34" style:family="text">
      <style:text-properties fo:color="#1155cc" style:text-underline-style="solid" style:text-underline-color="font-color"/>
    </style:style>
    <style:style style:name="T48_35" style:family="text"/>
    <style:style style:name="T48_36" style:family="text">
      <style:text-properties fo:color="#1155cc" style:text-underline-style="solid" style:text-underline-color="font-color"/>
    </style:style>
    <style:style style:name="P49" style:family="paragraph" style:parent-style-name="Standard">
      <style:paragraph-properties fo:text-align="justify" fo:break-before="auto" style:writing-mode="lr-tb"/>
    </style:style>
    <style:style style:name="T49_1" style:family="text">
      <style:text-properties fo:background-color="#a4c2f4"/>
    </style:style>
    <style:style style:name="P50" style:family="paragraph" style:parent-style-name="Standard">
      <style:paragraph-properties fo:text-align="justify" fo:break-before="auto" style:writing-mode="lr-tb"/>
    </style:style>
    <style:style style:name="P51" style:family="paragraph" style:parent-style-name="Standard">
      <style:paragraph-properties fo:text-align="justify" fo:break-before="auto" style:writing-mode="lr-tb"/>
    </style:style>
    <style:style style:name="P52" style:family="paragraph" style:parent-style-name="Standard">
      <style:paragraph-properties fo:text-align="justify" fo:break-before="auto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P53" style:family="paragraph" style:parent-style-name="Standard">
      <style:paragraph-properties fo:text-align="justify" fo:break-before="auto" style:writing-mode="lr-tb"/>
    </style:style>
    <style:style style:name="P54" style:family="paragraph" style:parent-style-name="Standard">
      <style:paragraph-properties fo:break-before="auto" fo:text-indent="0cm" fo:margin-left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P55" style:family="paragraph" style:parent-style-name="Standard">
      <style:paragraph-properties fo:break-before="auto" fo:text-indent="0cm" fo:margin-left="0cm" style:writing-mode="lr-tb"/>
    </style:style>
    <style:style style:name="T55_1" style:family="text"/>
    <style:style style:name="T55_2" style:family="text"/>
    <style:style style:name="T55_3" style:family="text"/>
    <style:style style:name="P56" style:family="paragraph" style:parent-style-name="Standard">
      <style:paragraph-properties fo:break-before="auto" fo:text-indent="0cm" fo:margin-left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P57" style:family="paragraph" style:parent-style-name="Standard">
      <style:paragraph-properties fo:break-before="auto" fo:text-indent="0cm" fo:margin-left="0cm" style:writing-mode="lr-tb"/>
    </style:style>
    <style:style style:name="T57_1" style:family="text"/>
    <style:style style:name="T57_2" style:family="text"/>
    <style:style style:name="T57_3" style:family="text"/>
    <style:style style:name="P58" style:family="paragraph" style:parent-style-name="Standard">
      <style:paragraph-properties fo:break-before="auto" fo:text-indent="0cm" fo:margin-left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P59" style:family="paragraph" style:parent-style-name="Standard">
      <style:paragraph-properties fo:break-before="auto" fo:text-indent="0cm" fo:margin-left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P60" style:family="paragraph" style:parent-style-name="Standard">
      <style:paragraph-properties fo:break-before="auto" fo:text-indent="0cm" fo:margin-left="0cm" style:writing-mode="lr-tb"/>
    </style:style>
    <style:style style:name="T60_1" style:family="text"/>
    <style:style style:name="T60_2" style:family="text"/>
    <style:style style:name="T60_3" style:family="text"/>
    <style:style style:name="P61" style:family="paragraph" style:parent-style-name="Standard">
      <style:paragraph-properties fo:break-before="auto" fo:text-indent="0cm" fo:margin-left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P62" style:family="paragraph" style:parent-style-name="Standard">
      <style:paragraph-properties fo:break-before="auto" fo:text-indent="0cm" fo:margin-left="0cm" style:writing-mode="lr-tb"/>
    </style:style>
    <style:style style:name="T62_1" style:family="text"/>
    <style:style style:name="T62_2" style:family="text"/>
    <style:style style:name="T62_3" style:family="text"/>
    <style:style style:name="P63" style:family="paragraph" style:parent-style-name="Standard">
      <style:paragraph-properties fo:break-before="auto" fo:text-indent="0cm" fo:margin-left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P64" style:family="paragraph" style:parent-style-name="Standard">
      <style:paragraph-properties fo:break-before="auto" fo:text-indent="0cm" fo:margin-left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T64_57" style:family="text"/>
    <style:style style:name="T64_58" style:family="text"/>
    <style:style style:name="T64_59" style:family="text"/>
    <style:style style:name="T64_60" style:family="text"/>
    <style:style style:name="T64_61" style:family="text"/>
    <style:style style:name="T64_62" style:family="text"/>
    <style:style style:name="P65" style:family="paragraph" style:parent-style-name="Standard">
      <style:paragraph-properties fo:break-before="auto" fo:text-indent="0cm" fo:margin-left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P66" style:family="paragraph" style:parent-style-name="Standard">
      <style:paragraph-properties fo:break-before="auto" fo:text-indent="0cm" fo:margin-left="0cm" style:writing-mode="lr-tb"/>
    </style:style>
    <style:style style:name="T66_1" style:family="text"/>
    <style:style style:name="T66_2" style:family="text"/>
    <style:style style:name="T66_3" style:family="text"/>
    <style:style style:name="P67" style:family="paragraph" style:parent-style-name="Standard">
      <style:paragraph-properties fo:break-before="auto" fo:text-indent="0cm" fo:margin-left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P68" style:family="paragraph" style:parent-style-name="Standard">
      <style:paragraph-properties fo:break-before="auto" fo:text-indent="0cm" fo:margin-left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P69" style:family="paragraph" style:parent-style-name="Standard">
      <style:paragraph-properties fo:break-before="auto" fo:text-indent="0cm" fo:margin-left="0cm" style:writing-mode="lr-tb"/>
    </style:style>
    <style:style style:name="T69_1" style:family="text"/>
    <style:style style:name="T69_2" style:family="text"/>
    <style:style style:name="T69_3" style:family="text"/>
    <style:style style:name="P70" style:family="paragraph" style:parent-style-name="Standard">
      <style:paragraph-properties fo:break-before="auto" fo:text-indent="0cm" fo:margin-left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P71" style:family="paragraph" style:parent-style-name="Standard">
      <style:paragraph-properties fo:break-before="auto" fo:text-indent="0cm" fo:margin-left="0cm" style:writing-mode="lr-tb"/>
    </style:style>
    <style:style style:name="T71_1" style:family="text"/>
    <style:style style:name="T71_2" style:family="text"/>
    <style:style style:name="T71_3" style:family="text"/>
    <style:style style:name="P72" style:family="paragraph" style:parent-style-name="Standard">
      <style:paragraph-properties fo:break-before="auto" fo:text-indent="0cm" fo:margin-left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P73" style:family="paragraph" style:parent-style-name="Standard">
      <style:paragraph-properties fo:break-before="auto" fo:text-indent="0cm" fo:margin-left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T73_63" style:family="text"/>
    <style:style style:name="T73_64" style:family="text"/>
    <style:style style:name="T73_65" style:family="text"/>
    <style:style style:name="T73_66" style:family="text"/>
    <style:style style:name="T73_67" style:family="text"/>
    <style:style style:name="T73_68" style:family="text"/>
    <style:style style:name="T73_69" style:family="text"/>
    <style:style style:name="T73_70" style:family="text"/>
    <style:style style:name="T73_71" style:family="text"/>
    <style:style style:name="T73_72" style:family="text"/>
    <style:style style:name="T73_73" style:family="text"/>
    <style:style style:name="T73_74" style:family="text"/>
    <style:style style:name="P74" style:family="paragraph" style:parent-style-name="Standard">
      <style:paragraph-properties fo:break-before="auto" fo:text-indent="0cm" fo:margin-left="0cm" style:writing-mode="lr-tb"/>
    </style:style>
    <style:style style:name="T74_1" style:family="text"/>
    <style:style style:name="T74_2" style:family="text"/>
    <style:style style:name="T74_3" style:family="text"/>
    <style:style style:name="P75" style:family="paragraph" style:parent-style-name="Standard">
      <style:paragraph-properties fo:break-before="auto" fo:text-indent="0cm" fo:margin-left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T75_67" style:family="text"/>
    <style:style style:name="T75_68" style:family="text"/>
    <style:style style:name="T75_69" style:family="text"/>
    <style:style style:name="T75_70" style:family="text"/>
    <style:style style:name="T75_71" style:family="text"/>
    <style:style style:name="T75_72" style:family="text"/>
    <style:style style:name="T75_73" style:family="text"/>
    <style:style style:name="T75_74" style:family="text"/>
    <style:style style:name="T75_75" style:family="text"/>
    <style:style style:name="T75_76" style:family="text"/>
    <style:style style:name="T75_77" style:family="text"/>
    <style:style style:name="T75_78" style:family="text"/>
    <style:style style:name="T75_79" style:family="text"/>
    <style:style style:name="T75_80" style:family="text"/>
    <style:style style:name="T75_81" style:family="text"/>
    <style:style style:name="T75_82" style:family="text"/>
    <style:style style:name="T75_83" style:family="text"/>
    <style:style style:name="T75_84" style:family="text"/>
    <style:style style:name="T75_85" style:family="text"/>
    <style:style style:name="T75_86" style:family="text"/>
    <style:style style:name="T75_87" style:family="text"/>
    <style:style style:name="T75_88" style:family="text"/>
    <style:style style:name="T75_89" style:family="text"/>
    <style:style style:name="T75_90" style:family="text"/>
    <style:style style:name="T75_91" style:family="text"/>
    <style:style style:name="T75_92" style:family="text"/>
    <style:style style:name="T75_93" style:family="text"/>
    <style:style style:name="P76" style:family="paragraph" style:parent-style-name="Standard">
      <style:paragraph-properties fo:break-before="auto" fo:text-indent="0cm" fo:margin-left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P77" style:family="paragraph" style:parent-style-name="Standard">
      <style:paragraph-properties fo:break-before="auto" fo:text-indent="0cm" fo:margin-left="0cm" style:writing-mode="lr-tb"/>
    </style:style>
    <style:style style:name="T77_1" style:family="text"/>
    <style:style style:name="T77_2" style:family="text"/>
    <style:style style:name="T77_3" style:family="text"/>
    <style:style style:name="P78" style:family="paragraph" style:parent-style-name="Standard">
      <style:paragraph-properties fo:break-before="auto" fo:text-indent="0cm" fo:margin-left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P79" style:family="paragraph" style:parent-style-name="Standard">
      <style:paragraph-properties fo:break-before="auto" fo:text-indent="0cm" fo:margin-left="0cm" style:writing-mode="lr-tb"/>
    </style:style>
    <style:style style:name="T79_1" style:family="text"/>
    <style:style style:name="T79_2" style:family="text"/>
    <style:style style:name="T79_3" style:family="text"/>
    <style:style style:name="P80" style:family="paragraph" style:parent-style-name="Standard">
      <style:paragraph-properties fo:break-before="auto" fo:text-indent="0cm" fo:margin-left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P81" style:family="paragraph" style:parent-style-name="Standard">
      <style:paragraph-properties fo:break-before="auto" fo:text-indent="0cm" fo:margin-left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P82" style:family="paragraph" style:parent-style-name="Standard">
      <style:paragraph-properties fo:break-before="auto" fo:text-indent="0cm" fo:margin-left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P83" style:family="paragraph" style:parent-style-name="Standard">
      <style:paragraph-properties fo:break-before="auto" fo:text-indent="0cm" fo:margin-left="0cm" style:writing-mode="lr-tb"/>
    </style:style>
    <style:style style:name="T83_1" style:family="text"/>
    <style:style style:name="T83_2" style:family="text"/>
    <style:style style:name="T83_3" style:family="text"/>
    <style:style style:name="P84" style:family="paragraph" style:parent-style-name="Standard">
      <style:paragraph-properties fo:break-before="auto" fo:text-indent="0cm" fo:margin-left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P85" style:family="paragraph" style:parent-style-name="Standard">
      <style:paragraph-properties fo:break-before="auto" fo:text-indent="0cm" fo:margin-left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P86" style:family="paragraph" style:parent-style-name="Standard">
      <style:paragraph-properties fo:break-before="auto" fo:text-indent="0cm" fo:margin-left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P87" style:family="paragraph" style:parent-style-name="Standard">
      <style:paragraph-properties fo:break-before="auto" fo:text-indent="0cm" fo:margin-left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P88" style:family="paragraph" style:parent-style-name="Standard">
      <style:paragraph-properties fo:break-before="auto" fo:text-indent="0cm" fo:margin-left="0cm" style:writing-mode="lr-tb"/>
    </style:style>
    <style:style style:name="T88_1" style:family="text"/>
    <style:style style:name="T88_2" style:family="text"/>
    <style:style style:name="T88_3" style:family="text"/>
    <style:style style:name="P89" style:family="paragraph" style:parent-style-name="Standard">
      <style:paragraph-properties fo:text-align="justify" fo:break-before="auto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P90" style:family="paragraph" style:parent-style-name="Standard">
      <style:paragraph-properties fo:text-align="justify" fo:break-before="auto" style:writing-mode="lr-tb"/>
    </style:style>
    <style:style style:name="P91" style:family="paragraph" style:parent-style-name="Standard">
      <style:paragraph-properties fo:text-align="justify" fo:break-before="auto" style:writing-mode="lr-tb"/>
    </style:style>
    <style:style style:name="P92" style:family="paragraph" style:parent-style-name="Standard">
      <style:paragraph-properties fo:text-align="justify" fo:break-before="auto" style:writing-mode="lr-tb"/>
    </style:style>
    <style:style style:name="P93" style:family="paragraph" style:parent-style-name="Standard">
      <style:paragraph-properties fo:text-align="justify" fo:break-before="auto" style:writing-mode="lr-tb"/>
    </style:style>
    <style:style style:name="P94" style:family="paragraph" style:parent-style-name="Standard">
      <style:paragraph-properties fo:text-align="justify" fo:break-before="auto" style:writing-mode="lr-tb"/>
    </style:style>
    <style:style style:name="P95" style:family="paragraph" style:parent-style-name="Standard">
      <style:paragraph-properties fo:text-align="justify" fo:break-before="auto" style:writing-mode="lr-tb"/>
    </style:style>
    <style:style style:name="P96" style:family="paragraph" style:parent-style-name="Standard">
      <style:paragraph-properties fo:text-align="justify" fo:break-before="auto" style:writing-mode="lr-tb"/>
    </style:style>
    <style:style style:name="P97" style:family="paragraph" style:parent-style-name="Standard">
      <style:paragraph-properties fo:text-align="justify" fo:break-before="auto" style:writing-mode="lr-tb"/>
    </style:style>
    <style:style style:name="T97_1" style:family="text"/>
    <style:style style:name="P98" style:family="paragraph" style:parent-style-name="Standard">
      <style:paragraph-properties fo:text-align="justify" fo:break-before="auto" style:writing-mode="lr-tb"/>
    </style:style>
    <style:style style:name="T98_1" style:family="text">
      <style:text-properties fo:background-color="#fff1c7" fo:font-size="10pt" style:font-size-asian="10pt" style:font-size-complex="10pt"/>
    </style:style>
    <style:style style:name="T98_2" style:family="text">
      <style:text-properties fo:background-color="#fff1c7" fo:font-size="10pt" style:font-size-asian="10pt" style:font-size-complex="10pt"/>
    </style:style>
    <style:style style:name="T98_3" style:family="text">
      <style:text-properties fo:background-color="#fff1c7" fo:font-size="10pt" style:font-size-asian="10pt" style:font-size-complex="10pt"/>
    </style:style>
    <style:style style:name="T98_4" style:family="text">
      <style:text-properties fo:background-color="#fff1c7" fo:font-size="10pt" style:font-size-asian="10pt" style:font-size-complex="10pt"/>
    </style:style>
    <style:style style:name="T98_5" style:family="text">
      <style:text-properties fo:background-color="#fff1c7" fo:font-size="10pt" style:font-size-asian="10pt" style:font-size-complex="10pt"/>
    </style:style>
    <style:style style:name="T98_6" style:family="text">
      <style:text-properties fo:background-color="#fff1c7" fo:font-size="10pt" style:font-size-asian="10pt" style:font-size-complex="10pt"/>
    </style:style>
    <style:style style:name="T98_7" style:family="text">
      <style:text-properties fo:background-color="#fff1c7" fo:font-size="10pt" style:font-size-asian="10pt" style:font-size-complex="10pt"/>
    </style:style>
    <style:style style:name="T98_8" style:family="text">
      <style:text-properties fo:background-color="#fff1c7" fo:font-size="10pt" style:font-size-asian="10pt" style:font-size-complex="10pt"/>
    </style:style>
    <style:style style:name="T98_9" style:family="text">
      <style:text-properties fo:background-color="#fff1c7" fo:font-size="10pt" style:font-size-asian="10pt" style:font-size-complex="10pt"/>
    </style:style>
    <style:style style:name="T98_10" style:family="text">
      <style:text-properties fo:background-color="#fff1c7" fo:font-size="10pt" style:font-size-asian="10pt" style:font-size-complex="10pt"/>
    </style:style>
    <style:style style:name="T98_11" style:family="text">
      <style:text-properties fo:background-color="#fff1c7" fo:font-size="10pt" style:font-size-asian="10pt" style:font-size-complex="10pt"/>
    </style:style>
    <style:style style:name="T98_12" style:family="text">
      <style:text-properties fo:background-color="#fff1c7" fo:font-size="10pt" style:font-size-asian="10pt" style:font-size-complex="10pt"/>
    </style:style>
    <style:style style:name="T98_13" style:family="text">
      <style:text-properties fo:background-color="#fff1c7" fo:font-size="10pt" style:font-size-asian="10pt" style:font-size-complex="10pt"/>
    </style:style>
    <style:style style:name="T98_14" style:family="text">
      <style:text-properties fo:background-color="#fff1c7" fo:font-size="10pt" style:font-size-asian="10pt" style:font-size-complex="10pt"/>
    </style:style>
    <style:style style:name="T98_15" style:family="text">
      <style:text-properties fo:background-color="#fff1c7" fo:font-size="10pt" style:font-size-asian="10pt" style:font-size-complex="10pt"/>
    </style:style>
    <style:style style:name="T98_16" style:family="text">
      <style:text-properties fo:background-color="#fff1c7" fo:font-size="10pt" style:font-size-asian="10pt" style:font-size-complex="10pt"/>
    </style:style>
    <style:style style:name="T98_17" style:family="text">
      <style:text-properties fo:background-color="#fff1c7" fo:font-size="10pt" style:font-size-asian="10pt" style:font-size-complex="10pt"/>
    </style:style>
    <style:style style:name="T98_18" style:family="text">
      <style:text-properties fo:background-color="#fff1c7" fo:font-size="10pt" style:font-size-asian="10pt" style:font-size-complex="10pt"/>
    </style:style>
    <style:style style:name="T98_19" style:family="text">
      <style:text-properties fo:background-color="#fff1c7" fo:font-size="10pt" style:font-size-asian="10pt" style:font-size-complex="10pt"/>
    </style:style>
    <style:style style:name="T98_20" style:family="text">
      <style:text-properties fo:background-color="#fff1c7" fo:font-size="10pt" style:font-size-asian="10pt" style:font-size-complex="10pt"/>
    </style:style>
    <style:style style:name="T98_21" style:family="text">
      <style:text-properties fo:background-color="#fff1c7" fo:font-size="10pt" style:font-size-asian="10pt" style:font-size-complex="10pt"/>
    </style:style>
    <style:style style:name="T98_22" style:family="text">
      <style:text-properties fo:background-color="#fff1c7" fo:font-size="10pt" style:font-size-asian="10pt" style:font-size-complex="10pt"/>
    </style:style>
    <style:style style:name="T98_23" style:family="text">
      <style:text-properties fo:background-color="#fff1c7" fo:font-size="10pt" style:font-size-asian="10pt" style:font-size-complex="10pt"/>
    </style:style>
    <style:style style:name="T98_24" style:family="text">
      <style:text-properties fo:background-color="#fff1c7" fo:font-size="10pt" style:font-size-asian="10pt" style:font-size-complex="10pt"/>
    </style:style>
    <style:style style:name="T98_25" style:family="text">
      <style:text-properties fo:background-color="#fff1c7" fo:font-size="10pt" style:font-size-asian="10pt" style:font-size-complex="10pt"/>
    </style:style>
    <style:style style:name="T98_26" style:family="text">
      <style:text-properties fo:background-color="#fff1c7" fo:font-size="10pt" style:font-size-asian="10pt" style:font-size-complex="10pt"/>
    </style:style>
    <style:style style:name="T98_27" style:family="text">
      <style:text-properties fo:background-color="#fff1c7" fo:font-size="10pt" style:font-size-asian="10pt" style:font-size-complex="10pt"/>
    </style:style>
    <style:style style:name="T98_28" style:family="text">
      <style:text-properties fo:background-color="#ffe3f8" fo:font-size="10pt" style:font-size-asian="10pt" style:font-size-complex="10pt"/>
    </style:style>
    <style:style style:name="T98_29" style:family="text">
      <style:text-properties fo:background-color="#ffe3f8" fo:font-size="10pt" style:font-size-asian="10pt" style:font-size-complex="10pt"/>
    </style:style>
    <style:style style:name="T98_30" style:family="text">
      <style:text-properties fo:background-color="#ffe3f8" fo:font-size="10pt" style:font-size-asian="10pt" style:font-size-complex="10pt"/>
    </style:style>
    <style:style style:name="T98_31" style:family="text">
      <style:text-properties fo:background-color="#fff1c7" fo:font-size="10pt" style:font-size-asian="10pt" style:font-size-complex="10pt"/>
    </style:style>
    <style:style style:name="T98_32" style:family="text">
      <style:text-properties fo:background-color="#fff1c7" fo:font-size="10pt" style:font-size-asian="10pt" style:font-size-complex="10pt"/>
    </style:style>
    <style:style style:name="T98_33" style:family="text">
      <style:text-properties fo:background-color="#fff1c7" fo:font-size="10pt" style:font-size-asian="10pt" style:font-size-complex="10pt"/>
    </style:style>
    <style:style style:name="T98_34" style:family="text">
      <style:text-properties fo:background-color="#fff1c7" fo:font-size="10pt" style:font-size-asian="10pt" style:font-size-complex="10pt"/>
    </style:style>
    <style:style style:name="T98_35" style:family="text">
      <style:text-properties fo:background-color="#fff1c7" fo:font-size="10pt" style:font-size-asian="10pt" style:font-size-complex="10pt"/>
    </style:style>
    <style:style style:name="T98_36" style:family="text">
      <style:text-properties fo:background-color="#fff1c7" fo:font-size="10pt" style:font-size-asian="10pt" style:font-size-complex="10pt"/>
    </style:style>
    <style:style style:name="T98_37" style:family="text">
      <style:text-properties fo:background-color="#fff1c7" fo:font-size="10pt" style:font-size-asian="10pt" style:font-size-complex="10pt"/>
    </style:style>
    <style:style style:name="T98_38" style:family="text">
      <style:text-properties fo:background-color="#fff1c7" fo:font-size="10pt" style:font-size-asian="10pt" style:font-size-complex="10pt"/>
    </style:style>
    <style:style style:name="T98_39" style:family="text">
      <style:text-properties fo:background-color="#fff1c7" fo:font-size="10pt" style:font-size-asian="10pt" style:font-size-complex="10pt"/>
    </style:style>
    <style:style style:name="T98_40" style:family="text">
      <style:text-properties fo:background-color="#fff1c7" fo:font-size="10pt" style:font-size-asian="10pt" style:font-size-complex="10pt"/>
    </style:style>
    <style:style style:name="T98_41" style:family="text">
      <style:text-properties fo:background-color="#fff1c7" fo:font-size="10pt" style:font-size-asian="10pt" style:font-size-complex="10pt"/>
    </style:style>
    <style:style style:name="T98_42" style:family="text">
      <style:text-properties fo:background-color="#fff1c7" fo:font-size="10pt" style:font-size-asian="10pt" style:font-size-complex="10pt"/>
    </style:style>
    <style:style style:name="T98_43" style:family="text">
      <style:text-properties fo:background-color="#ffe3f8" fo:font-size="10pt" style:font-size-asian="10pt" style:font-size-complex="10pt"/>
    </style:style>
    <style:style style:name="P99" style:family="paragraph" style:parent-style-name="Standard">
      <style:paragraph-properties fo:text-align="justify" fo:break-before="auto" style:writing-mode="lr-tb"/>
      <style:text-properties fo:background-color="#ffe3f8" fo:font-size="10pt" style:font-size-asian="10pt" style:font-size-complex="10pt"/>
    </style:style>
    <style:style style:name="P100" style:family="paragraph" style:parent-style-name="Standard">
      <style:paragraph-properties fo:text-align="justify" fo:break-before="auto" style:writing-mode="lr-tb"/>
    </style:style>
    <style:style style:name="T100_1" style:family="text">
      <style:text-properties fo:background-color="#fff1c7" fo:font-size="10pt" style:font-size-asian="10pt" style:font-size-complex="10pt"/>
    </style:style>
    <style:style style:name="T100_2" style:family="text">
      <style:text-properties fo:background-color="#fff1c7" fo:font-size="10pt" style:font-size-asian="10pt" style:font-size-complex="10pt"/>
    </style:style>
    <style:style style:name="T100_3" style:family="text">
      <style:text-properties fo:background-color="#fff1c7" fo:font-size="10pt" style:font-size-asian="10pt" style:font-size-complex="10pt"/>
    </style:style>
    <style:style style:name="T100_4" style:family="text">
      <style:text-properties fo:background-color="#fff1c7" fo:font-size="10pt" style:font-size-asian="10pt" style:font-size-complex="10pt"/>
    </style:style>
    <style:style style:name="T100_5" style:family="text">
      <style:text-properties fo:background-color="#fff1c7" fo:font-size="10pt" style:font-size-asian="10pt" style:font-size-complex="10pt"/>
    </style:style>
    <style:style style:name="T100_6" style:family="text">
      <style:text-properties fo:background-color="#fff1c7" fo:font-size="10pt" style:font-size-asian="10pt" style:font-size-complex="10pt"/>
    </style:style>
    <style:style style:name="T100_7" style:family="text">
      <style:text-properties fo:background-color="#fff1c7" fo:font-size="10pt" style:font-size-asian="10pt" style:font-size-complex="10pt"/>
    </style:style>
    <style:style style:name="T100_8" style:family="text">
      <style:text-properties fo:background-color="#fff1c7" fo:font-size="10pt" style:font-size-asian="10pt" style:font-size-complex="10pt"/>
    </style:style>
    <style:style style:name="T100_9" style:family="text">
      <style:text-properties fo:background-color="#fff1c7" fo:font-size="10pt" style:font-size-asian="10pt" style:font-size-complex="10pt"/>
    </style:style>
    <style:style style:name="T100_10" style:family="text">
      <style:text-properties fo:background-color="#fff1c7" fo:font-size="10pt" style:font-size-asian="10pt" style:font-size-complex="10pt"/>
    </style:style>
    <style:style style:name="T100_11" style:family="text">
      <style:text-properties fo:background-color="#fff1c7" fo:font-size="10pt" style:font-size-asian="10pt" style:font-size-complex="10pt"/>
    </style:style>
    <style:style style:name="T100_12" style:family="text">
      <style:text-properties fo:background-color="#fff1c7" fo:font-size="10pt" style:font-size-asian="10pt" style:font-size-complex="10pt"/>
    </style:style>
    <style:style style:name="T100_13" style:family="text">
      <style:text-properties fo:background-color="#fff1c7" fo:font-size="10pt" style:font-size-asian="10pt" style:font-size-complex="10pt"/>
    </style:style>
    <style:style style:name="T100_14" style:family="text">
      <style:text-properties fo:background-color="#fff1c7" fo:font-size="10pt" style:font-size-asian="10pt" style:font-size-complex="10pt"/>
    </style:style>
    <style:style style:name="T100_15" style:family="text">
      <style:text-properties fo:background-color="#fff1c7" fo:font-size="10pt" style:font-size-asian="10pt" style:font-size-complex="10pt"/>
    </style:style>
    <style:style style:name="T100_16" style:family="text">
      <style:text-properties fo:background-color="#fff1c7" fo:font-size="10pt" style:font-size-asian="10pt" style:font-size-complex="10pt"/>
    </style:style>
    <style:style style:name="T100_17" style:family="text">
      <style:text-properties fo:background-color="#fff1c7" fo:font-size="10pt" style:font-size-asian="10pt" style:font-size-complex="10pt"/>
    </style:style>
    <style:style style:name="T100_18" style:family="text">
      <style:text-properties fo:background-color="#fff1c7" fo:font-size="10pt" style:font-size-asian="10pt" style:font-size-complex="10pt"/>
    </style:style>
    <style:style style:name="T100_19" style:family="text">
      <style:text-properties fo:background-color="#fff1c7" fo:font-size="10pt" style:font-size-asian="10pt" style:font-size-complex="10pt"/>
    </style:style>
    <style:style style:name="T100_20" style:family="text">
      <style:text-properties fo:background-color="#fff1c7" fo:font-size="10pt" style:font-size-asian="10pt" style:font-size-complex="10pt"/>
    </style:style>
    <style:style style:name="T100_21" style:family="text">
      <style:text-properties fo:background-color="#fff1c7" fo:font-size="10pt" style:font-size-asian="10pt" style:font-size-complex="10pt"/>
    </style:style>
    <style:style style:name="T100_22" style:family="text">
      <style:text-properties fo:background-color="#fff1c7" fo:font-size="10pt" style:font-size-asian="10pt" style:font-size-complex="10pt"/>
    </style:style>
    <style:style style:name="T100_23" style:family="text">
      <style:text-properties fo:background-color="#fff1c7" fo:font-size="10pt" style:font-size-asian="10pt" style:font-size-complex="10pt"/>
    </style:style>
    <style:style style:name="T100_24" style:family="text">
      <style:text-properties fo:background-color="#fff1c7" fo:font-size="10pt" style:font-size-asian="10pt" style:font-size-complex="10pt"/>
    </style:style>
    <style:style style:name="T100_25" style:family="text">
      <style:text-properties fo:background-color="#fff1c7" fo:font-size="10pt" style:font-size-asian="10pt" style:font-size-complex="10pt"/>
    </style:style>
    <style:style style:name="T100_26" style:family="text">
      <style:text-properties fo:background-color="#fff1c7" fo:font-size="10pt" style:font-size-asian="10pt" style:font-size-complex="10pt"/>
    </style:style>
    <style:style style:name="T100_27" style:family="text">
      <style:text-properties fo:background-color="#fff1c7" fo:font-size="10pt" style:font-size-asian="10pt" style:font-size-complex="10pt"/>
    </style:style>
    <style:style style:name="T100_28" style:family="text">
      <style:text-properties fo:background-color="#fff1c7" fo:font-size="10pt" style:font-size-asian="10pt" style:font-size-complex="10pt"/>
    </style:style>
    <style:style style:name="T100_29" style:family="text">
      <style:text-properties fo:background-color="#fff1c7" fo:font-size="10pt" style:font-size-asian="10pt" style:font-size-complex="10pt"/>
    </style:style>
    <style:style style:name="T100_30" style:family="text">
      <style:text-properties fo:background-color="#fff1c7" fo:font-size="10pt" style:font-size-asian="10pt" style:font-size-complex="10pt"/>
    </style:style>
    <style:style style:name="T100_31" style:family="text">
      <style:text-properties fo:background-color="#fff1c7" fo:font-size="10pt" style:font-size-asian="10pt" style:font-size-complex="10pt"/>
    </style:style>
    <style:style style:name="T100_32" style:family="text">
      <style:text-properties fo:background-color="#fff1c7" fo:font-size="10pt" style:font-size-asian="10pt" style:font-size-complex="10pt"/>
    </style:style>
    <style:style style:name="T100_33" style:family="text">
      <style:text-properties fo:background-color="#fff1c7" fo:font-size="10pt" style:font-size-asian="10pt" style:font-size-complex="10pt"/>
    </style:style>
    <style:style style:name="T100_34" style:family="text">
      <style:text-properties fo:background-color="#fff1c7" fo:font-size="10pt" style:font-size-asian="10pt" style:font-size-complex="10pt"/>
    </style:style>
    <style:style style:name="T100_35" style:family="text">
      <style:text-properties fo:background-color="#fff1c7" fo:font-size="10pt" style:font-size-asian="10pt" style:font-size-complex="10pt"/>
    </style:style>
    <style:style style:name="T100_36" style:family="text">
      <style:text-properties fo:background-color="#fff1c7" fo:font-size="10pt" style:font-size-asian="10pt" style:font-size-complex="10pt"/>
    </style:style>
    <style:style style:name="T100_37" style:family="text">
      <style:text-properties fo:background-color="#fff1c7" fo:font-size="10pt" style:font-size-asian="10pt" style:font-size-complex="10pt"/>
    </style:style>
    <style:style style:name="P101" style:family="paragraph" style:parent-style-name="Standard">
      <style:paragraph-properties fo:text-align="justify" fo:break-before="auto" style:writing-mode="lr-tb"/>
      <style:text-properties fo:background-color="#fff1c7" fo:font-size="10pt" style:font-size-asian="10pt" style:font-size-complex="10pt"/>
    </style:style>
    <style:style style:name="P102" style:family="paragraph" style:parent-style-name="Standard">
      <style:paragraph-properties fo:text-align="justify" fo:break-before="auto" style:writing-mode="lr-tb"/>
    </style:style>
    <style:style style:name="T102_1" style:family="text">
      <style:text-properties fo:background-color="#fff1c7" fo:font-size="10pt" style:font-size-asian="10pt" style:font-size-complex="10pt"/>
    </style:style>
    <style:style style:name="P103" style:family="paragraph" style:parent-style-name="Standard">
      <style:paragraph-properties fo:text-align="justify" fo:break-before="auto" style:writing-mode="lr-tb"/>
    </style:style>
    <style:style style:name="T103_1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03_2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03_3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03_4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03_5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03_6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03_7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03_8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03_9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03_10" style:family="text">
      <style:text-properties fo:background-color="#fff1c7" fo:font-size="10pt" style:font-size-asian="10pt" style:font-size-complex="10pt"/>
    </style:style>
    <style:style style:name="P104" style:family="paragraph" style:parent-style-name="Standard">
      <style:paragraph-properties fo:text-align="justify" fo:break-before="auto" style:writing-mode="lr-tb"/>
    </style:style>
    <style:style style:name="T104_1" style:family="text">
      <style:text-properties fo:background-color="#fff1c7" fo:font-size="10pt" style:font-size-asian="10pt" style:font-size-complex="10pt"/>
    </style:style>
    <style:style style:name="P105" style:family="paragraph" style:parent-style-name="Standard">
      <style:paragraph-properties fo:text-align="justify" fo:break-before="auto" style:writing-mode="lr-tb"/>
    </style:style>
    <style:style style:name="T105_1" style:family="text">
      <style:text-properties fo:background-color="#ffe3f8" fo:font-size="10pt" style:font-size-asian="10pt" style:font-size-complex="10pt"/>
    </style:style>
    <style:style style:name="T105_2" style:family="text">
      <style:text-properties fo:background-color="#fff1c7" fo:font-size="10pt" style:font-size-asian="10pt" style:font-size-complex="10pt"/>
    </style:style>
    <style:style style:name="T105_3" style:family="text">
      <style:text-properties fo:background-color="#fff1c7" fo:font-size="10pt" style:font-size-asian="10pt" style:font-size-complex="10pt"/>
    </style:style>
    <style:style style:name="T105_4" style:family="text">
      <style:text-properties fo:background-color="#fff1c7" fo:font-size="10pt" style:font-size-asian="10pt" style:font-size-complex="10pt"/>
    </style:style>
    <style:style style:name="T105_5" style:family="text">
      <style:text-properties fo:background-color="#fff1c7" fo:font-size="10pt" style:font-size-asian="10pt" style:font-size-complex="10pt"/>
    </style:style>
    <style:style style:name="T105_6" style:family="text">
      <style:text-properties fo:background-color="#fff1c7" fo:font-size="10pt" style:font-size-asian="10pt" style:font-size-complex="10pt"/>
    </style:style>
    <style:style style:name="T105_7" style:family="text">
      <style:text-properties fo:background-color="#fff1c7" fo:font-size="10pt" style:font-size-asian="10pt" style:font-size-complex="10pt"/>
    </style:style>
    <style:style style:name="T105_8" style:family="text">
      <style:text-properties fo:background-color="#fff1c7" fo:font-size="10pt" style:font-size-asian="10pt" style:font-size-complex="10pt"/>
    </style:style>
    <style:style style:name="T105_9" style:family="text">
      <style:text-properties fo:background-color="#fff1c7" fo:font-size="10pt" style:font-size-asian="10pt" style:font-size-complex="10pt"/>
    </style:style>
    <style:style style:name="T105_10" style:family="text">
      <style:text-properties fo:background-color="#fff1c7" fo:font-size="10pt" style:font-size-asian="10pt" style:font-size-complex="10pt"/>
    </style:style>
    <style:style style:name="T105_11" style:family="text">
      <style:text-properties fo:background-color="#fff1c7" fo:font-size="10pt" style:font-size-asian="10pt" style:font-size-complex="10pt"/>
    </style:style>
    <style:style style:name="T105_12" style:family="text">
      <style:text-properties fo:background-color="#fff1c7" fo:font-size="10pt" style:font-size-asian="10pt" style:font-size-complex="10pt"/>
    </style:style>
    <style:style style:name="T105_13" style:family="text">
      <style:text-properties fo:background-color="#fff1c7" fo:font-size="10pt" style:font-size-asian="10pt" style:font-size-complex="10pt"/>
    </style:style>
    <style:style style:name="T105_14" style:family="text">
      <style:text-properties fo:background-color="#fff1c7" fo:font-size="10pt" style:font-size-asian="10pt" style:font-size-complex="10pt"/>
    </style:style>
    <style:style style:name="T105_15" style:family="text">
      <style:text-properties fo:background-color="#fff1c7" fo:font-size="10pt" style:font-size-asian="10pt" style:font-size-complex="10pt"/>
    </style:style>
    <style:style style:name="T105_16" style:family="text">
      <style:text-properties fo:background-color="#fff1c7" fo:font-size="10pt" style:font-size-asian="10pt" style:font-size-complex="10pt"/>
    </style:style>
    <style:style style:name="T105_17" style:family="text">
      <style:text-properties fo:background-color="#fff1c7" fo:font-size="10pt" style:font-size-asian="10pt" style:font-size-complex="10pt"/>
    </style:style>
    <style:style style:name="T105_18" style:family="text">
      <style:text-properties fo:background-color="#fff1c7" fo:font-size="10pt" style:font-size-asian="10pt" style:font-size-complex="10pt"/>
    </style:style>
    <style:style style:name="T105_19" style:family="text">
      <style:text-properties fo:background-color="#fff1c7" fo:font-size="10pt" style:font-size-asian="10pt" style:font-size-complex="10pt"/>
    </style:style>
    <style:style style:name="T105_20" style:family="text">
      <style:text-properties fo:background-color="#fff1c7" fo:font-size="10pt" style:font-size-asian="10pt" style:font-size-complex="10pt"/>
    </style:style>
    <style:style style:name="T105_21" style:family="text">
      <style:text-properties fo:background-color="#fff1c7" fo:font-size="10pt" style:font-size-asian="10pt" style:font-size-complex="10pt"/>
    </style:style>
    <style:style style:name="T105_22" style:family="text">
      <style:text-properties fo:background-color="#fff1c7" fo:font-size="10pt" style:font-size-asian="10pt" style:font-size-complex="10pt"/>
    </style:style>
    <style:style style:name="T105_23" style:family="text">
      <style:text-properties fo:background-color="#fff1c7" fo:font-size="10pt" style:font-size-asian="10pt" style:font-size-complex="10pt"/>
    </style:style>
    <style:style style:name="T105_24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05_25" style:family="text">
      <style:text-properties fo:background-color="#fff1c7" fo:font-size="10pt" style:font-size-asian="10pt" style:font-size-complex="10pt"/>
    </style:style>
    <style:style style:name="T105_26" style:family="text">
      <style:text-properties fo:background-color="#fff1c7" fo:font-size="10pt" style:font-size-asian="10pt" style:font-size-complex="10pt"/>
    </style:style>
    <style:style style:name="T105_27" style:family="text">
      <style:text-properties fo:background-color="#fff1c7" fo:font-size="10pt" style:font-size-asian="10pt" style:font-size-complex="10pt"/>
    </style:style>
    <style:style style:name="T105_28" style:family="text">
      <style:text-properties fo:background-color="#fff1c7" fo:font-size="10pt" style:font-size-asian="10pt" style:font-size-complex="10pt"/>
    </style:style>
    <style:style style:name="T105_29" style:family="text">
      <style:text-properties fo:background-color="#fff1c7" fo:font-size="10pt" style:font-size-asian="10pt" style:font-size-complex="10pt"/>
    </style:style>
    <style:style style:name="T105_30" style:family="text">
      <style:text-properties fo:background-color="#fff1c7" fo:font-size="10pt" style:font-size-asian="10pt" style:font-size-complex="10pt"/>
    </style:style>
    <style:style style:name="T105_31" style:family="text">
      <style:text-properties fo:background-color="#fff1c7" fo:font-size="10pt" style:font-size-asian="10pt" style:font-size-complex="10pt"/>
    </style:style>
    <style:style style:name="T105_32" style:family="text">
      <style:text-properties fo:background-color="#fff1c7" fo:font-size="10pt" style:font-size-asian="10pt" style:font-size-complex="10pt"/>
    </style:style>
    <style:style style:name="T105_33" style:family="text">
      <style:text-properties fo:background-color="#fff1c7" fo:font-size="10pt" style:font-size-asian="10pt" style:font-size-complex="10pt"/>
    </style:style>
    <style:style style:name="T105_34" style:family="text">
      <style:text-properties fo:background-color="#fff1c7" fo:font-size="10pt" style:font-size-asian="10pt" style:font-size-complex="10pt"/>
    </style:style>
    <style:style style:name="T105_35" style:family="text">
      <style:text-properties fo:background-color="#fff1c7" fo:font-size="10pt" style:font-size-asian="10pt" style:font-size-complex="10pt"/>
    </style:style>
    <style:style style:name="T105_36" style:family="text">
      <style:text-properties fo:background-color="#fff1c7" fo:font-size="10pt" style:font-size-asian="10pt" style:font-size-complex="10pt"/>
    </style:style>
    <style:style style:name="T105_37" style:family="text">
      <style:text-properties fo:background-color="#e3ffff" fo:font-size="10pt" style:font-size-asian="10pt" style:font-size-complex="10pt"/>
    </style:style>
    <style:style style:name="T105_38" style:family="text">
      <style:text-properties fo:background-color="#fff1c7" fo:font-size="10pt" style:font-size-asian="10pt" style:font-size-complex="10pt"/>
    </style:style>
    <style:style style:name="T105_39" style:family="text">
      <style:text-properties fo:background-color="#fff1c7" fo:font-size="10pt" style:font-size-asian="10pt" style:font-size-complex="10pt"/>
    </style:style>
    <style:style style:name="T105_40" style:family="text">
      <style:text-properties fo:background-color="#fff1c7" fo:font-size="10pt" style:font-size-asian="10pt" style:font-size-complex="10pt"/>
    </style:style>
    <style:style style:name="T105_41" style:family="text">
      <style:text-properties fo:background-color="#fff1c7" fo:font-size="10pt" style:font-size-asian="10pt" style:font-size-complex="10pt"/>
    </style:style>
    <style:style style:name="T105_42" style:family="text">
      <style:text-properties fo:background-color="#fff1c7" fo:font-size="10pt" style:font-size-asian="10pt" style:font-size-complex="10pt"/>
    </style:style>
    <style:style style:name="T105_43" style:family="text">
      <style:text-properties fo:background-color="#fff1c7" fo:font-size="10pt" style:font-size-asian="10pt" style:font-size-complex="10pt"/>
    </style:style>
    <style:style style:name="T105_44" style:family="text">
      <style:text-properties fo:background-color="#fff1c7" fo:font-size="10pt" style:font-size-asian="10pt" style:font-size-complex="10pt"/>
    </style:style>
    <style:style style:name="T105_45" style:family="text">
      <style:text-properties fo:background-color="#fff1c7" fo:font-size="10pt" style:font-size-asian="10pt" style:font-size-complex="10pt"/>
    </style:style>
    <style:style style:name="T105_46" style:family="text">
      <style:text-properties fo:background-color="#fff1c7" fo:font-size="10pt" style:font-size-asian="10pt" style:font-size-complex="10pt"/>
    </style:style>
    <style:style style:name="T105_47" style:family="text">
      <style:text-properties fo:background-color="#fff1c7" fo:font-size="10pt" style:font-size-asian="10pt" style:font-size-complex="10pt"/>
    </style:style>
    <style:style style:name="T105_48" style:family="text">
      <style:text-properties fo:background-color="#fff1c7" fo:font-size="10pt" style:font-size-asian="10pt" style:font-size-complex="10pt"/>
    </style:style>
    <style:style style:name="T105_49" style:family="text">
      <style:text-properties fo:background-color="#fff1c7" fo:font-size="10pt" style:font-size-asian="10pt" style:font-size-complex="10pt"/>
    </style:style>
    <style:style style:name="T105_50" style:family="text">
      <style:text-properties fo:background-color="#fff1c7" fo:font-size="10pt" style:font-size-asian="10pt" style:font-size-complex="10pt"/>
    </style:style>
    <style:style style:name="T105_51" style:family="text">
      <style:text-properties fo:background-color="#fff1c7" fo:font-size="10pt" style:font-size-asian="10pt" style:font-size-complex="10pt"/>
    </style:style>
    <style:style style:name="T105_52" style:family="text">
      <style:text-properties fo:background-color="#fff1c7" fo:font-size="10pt" style:font-size-asian="10pt" style:font-size-complex="10pt"/>
    </style:style>
    <style:style style:name="T105_53" style:family="text">
      <style:text-properties fo:background-color="#fff1c7" fo:font-size="10pt" style:font-size-asian="10pt" style:font-size-complex="10pt"/>
    </style:style>
    <style:style style:name="T105_54" style:family="text">
      <style:text-properties fo:background-color="#fff1c7" fo:font-size="10pt" style:font-size-asian="10pt" style:font-size-complex="10pt"/>
    </style:style>
    <style:style style:name="T105_55" style:family="text">
      <style:text-properties fo:background-color="#fff1c7" fo:font-size="10pt" style:font-size-asian="10pt" style:font-size-complex="10pt"/>
    </style:style>
    <style:style style:name="T105_56" style:family="text">
      <style:text-properties fo:background-color="#ffe3f8" fo:font-size="10pt" style:font-size-asian="10pt" style:font-size-complex="10pt"/>
    </style:style>
    <style:style style:name="T105_57" style:family="text">
      <style:text-properties fo:background-color="#fff1c7" fo:font-size="10pt" style:font-size-asian="10pt" style:font-size-complex="10pt"/>
    </style:style>
    <style:style style:name="P106" style:family="paragraph" style:parent-style-name="Standard">
      <style:paragraph-properties fo:text-align="justify" fo:break-before="auto" style:writing-mode="lr-tb"/>
      <style:text-properties fo:background-color="#fff1c7" fo:font-size="10pt" style:font-size-asian="10pt" style:font-size-complex="10pt"/>
    </style:style>
    <style:style style:name="P107" style:family="paragraph" style:parent-style-name="Standard">
      <style:paragraph-properties fo:text-align="justify" fo:break-before="auto" style:writing-mode="lr-tb"/>
    </style:style>
    <style:style style:name="T107_1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07_2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07_3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P108" style:family="paragraph" style:parent-style-name="Standard">
      <style:paragraph-properties fo:text-align="justify" fo:break-before="auto" style:writing-mode="lr-tb"/>
      <style:text-properties fo:background-color="#fff1c7" fo:font-size="10pt" style:font-size-asian="10pt" style:font-size-complex="10pt" fo:font-weight="bold" style:font-weight-asian="bold" style:font-weight-complex="bold"/>
    </style:style>
    <style:style style:name="P109" style:family="paragraph" style:parent-style-name="Standard">
      <style:paragraph-properties fo:text-align="justify" fo:break-before="auto" style:writing-mode="lr-tb"/>
    </style:style>
    <style:style style:name="T109_1" style:family="text">
      <style:text-properties fo:background-color="#fff1c7" fo:font-size="10pt" style:font-size-asian="10pt" style:font-size-complex="10pt"/>
    </style:style>
    <style:style style:name="T109_2" style:family="text">
      <style:text-properties fo:background-color="#fff1c7" fo:font-size="10pt" style:font-size-asian="10pt" style:font-size-complex="10pt"/>
    </style:style>
    <style:style style:name="T109_3" style:family="text">
      <style:text-properties fo:background-color="#fff1c7" fo:font-size="10pt" style:font-size-asian="10pt" style:font-size-complex="10pt"/>
    </style:style>
    <style:style style:name="T109_4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09_5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09_6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09_7" style:family="text">
      <style:text-properties fo:background-color="#fff1c7" fo:font-size="10pt" style:font-size-asian="10pt" style:font-size-complex="10pt"/>
    </style:style>
    <style:style style:name="P110" style:family="paragraph" style:parent-style-name="Standard">
      <style:paragraph-properties fo:text-align="justify" fo:break-before="auto" style:writing-mode="lr-tb"/>
      <style:text-properties fo:background-color="#fff1c7" fo:font-size="10pt" style:font-size-asian="10pt" style:font-size-complex="10pt"/>
    </style:style>
    <style:style style:name="P111" style:family="paragraph" style:parent-style-name="Standard">
      <style:paragraph-properties fo:text-align="justify" fo:break-before="auto" style:writing-mode="lr-tb"/>
    </style:style>
    <style:style style:name="T111_1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11_2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11_3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P112" style:family="paragraph" style:parent-style-name="Standard">
      <style:paragraph-properties fo:text-align="justify" fo:break-before="auto" style:writing-mode="lr-tb"/>
    </style:style>
    <style:style style:name="T112_1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12_2" style:family="text">
      <style:text-properties fo:background-color="#fff1c7" fo:font-size="10pt" style:font-size-asian="10pt" style:font-size-complex="10pt"/>
    </style:style>
    <style:style style:name="T112_3" style:family="text">
      <style:text-properties fo:background-color="#fff1c7" fo:font-size="10pt" style:font-size-asian="10pt" style:font-size-complex="10pt"/>
    </style:style>
    <style:style style:name="T112_4" style:family="text">
      <style:text-properties fo:background-color="#fff1c7" fo:font-size="10pt" style:font-size-asian="10pt" style:font-size-complex="10pt"/>
    </style:style>
    <style:style style:name="T112_5" style:family="text">
      <style:text-properties fo:background-color="#fff1c7" fo:font-size="10pt" style:font-size-asian="10pt" style:font-size-complex="10pt"/>
    </style:style>
    <style:style style:name="T112_6" style:family="text">
      <style:text-properties fo:background-color="#fff1c7" fo:font-size="10pt" style:font-size-asian="10pt" style:font-size-complex="10pt"/>
    </style:style>
    <style:style style:name="T112_7" style:family="text">
      <style:text-properties fo:background-color="#fff1c7" fo:font-size="10pt" style:font-size-asian="10pt" style:font-size-complex="10pt"/>
    </style:style>
    <style:style style:name="T112_8" style:family="text">
      <style:text-properties fo:background-color="#fff1c7" fo:font-size="10pt" style:font-size-asian="10pt" style:font-size-complex="10pt"/>
    </style:style>
    <style:style style:name="T112_9" style:family="text">
      <style:text-properties fo:background-color="#fff1c7" fo:font-size="10pt" style:font-size-asian="10pt" style:font-size-complex="10pt"/>
    </style:style>
    <style:style style:name="T112_10" style:family="text">
      <style:text-properties fo:background-color="#fff1c7" fo:font-size="10pt" style:font-size-asian="10pt" style:font-size-complex="10pt"/>
    </style:style>
    <style:style style:name="T112_11" style:family="text">
      <style:text-properties fo:background-color="#fff1c7" fo:font-size="10pt" style:font-size-asian="10pt" style:font-size-complex="10pt"/>
    </style:style>
    <style:style style:name="T112_12" style:family="text"/>
    <style:style style:name="T112_13" style:family="text">
      <style:text-properties fo:background-color="#fff1c7" fo:color="#1155cc" fo:font-size="10pt" style:font-size-asian="10pt" style:font-size-complex="10pt" style:text-underline-style="solid" style:text-underline-color="font-color"/>
    </style:style>
    <style:style style:name="T112_14" style:family="text"/>
    <style:style style:name="T112_15" style:family="text">
      <style:text-properties fo:background-color="#fff1c7" fo:color="#1155cc" fo:font-size="10pt" style:font-size-asian="10pt" style:font-size-complex="10pt" style:text-underline-style="solid" style:text-underline-color="font-color"/>
    </style:style>
    <style:style style:name="T112_16" style:family="text"/>
    <style:style style:name="T112_17" style:family="text">
      <style:text-properties fo:background-color="#fff1c7" fo:color="#1155cc" fo:font-size="10pt" style:font-size-asian="10pt" style:font-size-complex="10pt" style:text-underline-style="solid" style:text-underline-color="font-color"/>
    </style:style>
    <style:style style:name="T112_18" style:family="text"/>
    <style:style style:name="T112_19" style:family="text">
      <style:text-properties fo:background-color="#fff1c7" fo:color="#1155cc" fo:font-size="10pt" style:font-size-asian="10pt" style:font-size-complex="10pt" style:text-underline-style="solid" style:text-underline-color="font-color"/>
    </style:style>
    <style:style style:name="T112_20" style:family="text"/>
    <style:style style:name="T112_21" style:family="text">
      <style:text-properties fo:background-color="#fff1c7" fo:color="#1155cc" fo:font-size="10pt" style:font-size-asian="10pt" style:font-size-complex="10pt" style:text-underline-style="solid" style:text-underline-color="font-color"/>
    </style:style>
    <style:style style:name="T112_22" style:family="text"/>
    <style:style style:name="T112_23" style:family="text">
      <style:text-properties fo:background-color="#fff1c7" fo:color="#1155cc" fo:font-size="10pt" style:font-size-asian="10pt" style:font-size-complex="10pt" style:text-underline-style="solid" style:text-underline-color="font-color"/>
    </style:style>
    <style:style style:name="T112_24" style:family="text"/>
    <style:style style:name="T112_25" style:family="text">
      <style:text-properties fo:background-color="#fff1c7" fo:color="#1155cc" fo:font-size="10pt" style:font-size-asian="10pt" style:font-size-complex="10pt" style:text-underline-style="solid" style:text-underline-color="font-color"/>
    </style:style>
    <style:style style:name="T112_26" style:family="text"/>
    <style:style style:name="T112_27" style:family="text">
      <style:text-properties fo:background-color="#fff1c7" fo:color="#1155cc" fo:font-size="10pt" style:font-size-asian="10pt" style:font-size-complex="10pt" style:text-underline-style="solid" style:text-underline-color="font-color"/>
    </style:style>
    <style:style style:name="T112_28" style:family="text"/>
    <style:style style:name="T112_29" style:family="text">
      <style:text-properties fo:background-color="#fff1c7" fo:color="#1155cc" fo:font-size="10pt" style:font-size-asian="10pt" style:font-size-complex="10pt" style:text-underline-style="solid" style:text-underline-color="font-color"/>
    </style:style>
    <style:style style:name="T112_30" style:family="text"/>
    <style:style style:name="T112_31" style:family="text">
      <style:text-properties fo:background-color="#fff1c7" fo:color="#1155cc" fo:font-size="10pt" style:font-size-asian="10pt" style:font-size-complex="10pt" style:text-underline-style="solid" style:text-underline-color="font-color"/>
    </style:style>
    <style:style style:name="T112_32" style:family="text">
      <style:text-properties fo:background-color="#fff1c7" fo:font-size="10pt" style:font-size-asian="10pt" style:font-size-complex="10pt"/>
    </style:style>
    <style:style style:name="T112_33" style:family="text">
      <style:text-properties fo:background-color="#fff1c7" fo:font-size="10pt" style:font-size-asian="10pt" style:font-size-complex="10pt"/>
    </style:style>
    <style:style style:name="T112_34" style:family="text">
      <style:text-properties fo:background-color="#fff1c7" fo:font-size="10pt" style:font-size-asian="10pt" style:font-size-complex="10pt"/>
    </style:style>
    <style:style style:name="T112_35" style:family="text">
      <style:text-properties fo:background-color="#fff1c7" fo:font-size="10pt" style:font-size-asian="10pt" style:font-size-complex="10pt"/>
    </style:style>
    <style:style style:name="T112_36" style:family="text">
      <style:text-properties fo:background-color="#fff1c7" fo:font-size="10pt" style:font-size-asian="10pt" style:font-size-complex="10pt"/>
    </style:style>
    <style:style style:name="T112_37" style:family="text">
      <style:text-properties fo:background-color="#fff1c7" fo:font-size="10pt" style:font-size-asian="10pt" style:font-size-complex="10pt"/>
    </style:style>
    <style:style style:name="T112_38" style:family="text">
      <style:text-properties fo:background-color="#fff1c7" fo:font-size="10pt" style:font-size-asian="10pt" style:font-size-complex="10pt"/>
    </style:style>
    <style:style style:name="T112_39" style:family="text">
      <style:text-properties fo:background-color="#fff1c7" fo:font-size="10pt" style:font-size-asian="10pt" style:font-size-complex="10pt"/>
    </style:style>
    <style:style style:name="T112_40" style:family="text">
      <style:text-properties fo:background-color="#fff1c7" fo:font-size="10pt" style:font-size-asian="10pt" style:font-size-complex="10pt"/>
    </style:style>
    <style:style style:name="T112_41" style:family="text">
      <style:text-properties fo:background-color="#fff1c7" fo:font-size="10pt" style:font-size-asian="10pt" style:font-size-complex="10pt"/>
    </style:style>
    <style:style style:name="T112_42" style:family="text">
      <style:text-properties fo:background-color="#fff1c7" fo:font-size="10pt" style:font-size-asian="10pt" style:font-size-complex="10pt"/>
    </style:style>
    <style:style style:name="T112_43" style:family="text">
      <style:text-properties fo:background-color="#fff1c7" fo:font-size="10pt" style:font-size-asian="10pt" style:font-size-complex="10pt"/>
    </style:style>
    <style:style style:name="T112_44" style:family="text">
      <style:text-properties fo:background-color="#fff1c7" fo:font-size="10pt" style:font-size-asian="10pt" style:font-size-complex="10pt"/>
    </style:style>
    <style:style style:name="P113" style:family="paragraph" style:parent-style-name="Standard">
      <style:paragraph-properties fo:text-align="justify" fo:break-before="auto" style:writing-mode="lr-tb"/>
    </style:style>
    <style:style style:name="T113_1" style:family="text">
      <style:text-properties fo:background-color="#fff1c7" fo:font-size="10pt" style:font-size-asian="10pt" style:font-size-complex="10pt"/>
    </style:style>
    <style:style style:name="T113_2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13_3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13_4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13_5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13_6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13_7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13_8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13_9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13_10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13_11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13_12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13_13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13_14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13_15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13_16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13_17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13_18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13_19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13_20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13_21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13_22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13_23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13_24" style:family="text"/>
    <style:style style:name="T113_25" style:family="text">
      <style:text-properties fo:background-color="#fff1c7" fo:font-style="italic" style:font-style-asian="italic" style:font-style-complex="italic" fo:color="#1155cc" fo:font-size="10pt" style:font-size-asian="10pt" style:font-size-complex="10pt" style:text-underline-style="solid" style:text-underline-color="font-color"/>
    </style:style>
    <style:style style:name="T113_26" style:family="text"/>
    <style:style style:name="T113_27" style:family="text">
      <style:text-properties fo:background-color="#fff1c7" fo:font-style="italic" style:font-style-asian="italic" style:font-style-complex="italic" fo:color="#1155cc" fo:font-size="10pt" style:font-size-asian="10pt" style:font-size-complex="10pt" style:text-underline-style="solid" style:text-underline-color="font-color"/>
    </style:style>
    <style:style style:name="T113_28" style:family="text"/>
    <style:style style:name="T113_29" style:family="text">
      <style:text-properties fo:background-color="#fff1c7" fo:font-style="italic" style:font-style-asian="italic" style:font-style-complex="italic" fo:color="#1155cc" fo:font-size="10pt" style:font-size-asian="10pt" style:font-size-complex="10pt" style:text-underline-style="solid" style:text-underline-color="font-color"/>
    </style:style>
    <style:style style:name="T113_30" style:family="text"/>
    <style:style style:name="T113_31" style:family="text">
      <style:text-properties fo:background-color="#fff1c7" fo:font-style="italic" style:font-style-asian="italic" style:font-style-complex="italic" fo:color="#1155cc" fo:font-size="10pt" style:font-size-asian="10pt" style:font-size-complex="10pt" style:text-underline-style="solid" style:text-underline-color="font-color"/>
    </style:style>
    <style:style style:name="T113_32" style:family="text"/>
    <style:style style:name="T113_33" style:family="text">
      <style:text-properties fo:background-color="#fff1c7" fo:font-style="italic" style:font-style-asian="italic" style:font-style-complex="italic" fo:color="#1155cc" fo:font-size="10pt" style:font-size-asian="10pt" style:font-size-complex="10pt" style:text-underline-style="solid" style:text-underline-color="font-color"/>
    </style:style>
    <style:style style:name="T113_34" style:family="text"/>
    <style:style style:name="T113_35" style:family="text">
      <style:text-properties fo:background-color="#fff1c7" fo:font-style="italic" style:font-style-asian="italic" style:font-style-complex="italic" fo:color="#1155cc" fo:font-size="10pt" style:font-size-asian="10pt" style:font-size-complex="10pt" style:text-underline-style="solid" style:text-underline-color="font-color"/>
    </style:style>
    <style:style style:name="T113_36" style:family="text"/>
    <style:style style:name="T113_37" style:family="text">
      <style:text-properties fo:background-color="#fff1c7" fo:font-style="italic" style:font-style-asian="italic" style:font-style-complex="italic" fo:color="#1155cc" fo:font-size="10pt" style:font-size-asian="10pt" style:font-size-complex="10pt" style:text-underline-style="solid" style:text-underline-color="font-color"/>
    </style:style>
    <style:style style:name="T113_38" style:family="text"/>
    <style:style style:name="T113_39" style:family="text">
      <style:text-properties fo:background-color="#fff1c7" fo:font-style="italic" style:font-style-asian="italic" style:font-style-complex="italic" fo:color="#1155cc" fo:font-size="10pt" style:font-size-asian="10pt" style:font-size-complex="10pt" style:text-underline-style="solid" style:text-underline-color="font-color"/>
    </style:style>
    <style:style style:name="T113_40" style:family="text"/>
    <style:style style:name="T113_41" style:family="text">
      <style:text-properties fo:background-color="#fff1c7" fo:font-style="italic" style:font-style-asian="italic" style:font-style-complex="italic" fo:color="#1155cc" fo:font-size="10pt" style:font-size-asian="10pt" style:font-size-complex="10pt" style:text-underline-style="solid" style:text-underline-color="font-color"/>
    </style:style>
    <style:style style:name="P114" style:family="paragraph" style:parent-style-name="Standard">
      <style:paragraph-properties fo:text-align="justify" fo:break-before="auto" style:writing-mode="lr-tb"/>
      <style:text-properties fo:background-color="#fff1c7" fo:font-style="italic" style:font-style-asian="italic" style:font-style-complex="italic" fo:color="#1155cc" fo:font-size="10pt" style:font-size-asian="10pt" style:font-size-complex="10pt" style:text-underline-style="solid" style:text-underline-color="font-color"/>
    </style:style>
    <style:style style:name="P115" style:family="paragraph" style:parent-style-name="Standard">
      <style:paragraph-properties fo:text-align="justify" fo:break-before="auto" style:writing-mode="lr-tb"/>
    </style:style>
    <style:style style:name="T115_1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15_2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15_3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P116" style:family="paragraph" style:parent-style-name="Standard">
      <style:paragraph-properties fo:text-align="justify" fo:break-before="auto" style:writing-mode="lr-tb"/>
      <style:text-properties fo:background-color="#fff1c7" fo:font-size="10pt" style:font-size-asian="10pt" style:font-size-complex="10pt" fo:font-weight="bold" style:font-weight-asian="bold" style:font-weight-complex="bold"/>
    </style:style>
    <style:style style:name="P117" style:family="paragraph" style:parent-style-name="Standard">
      <style:paragraph-properties fo:text-align="justify" fo:break-before="auto" style:writing-mode="lr-tb"/>
    </style:style>
    <style:style style:name="T117_1" style:family="text">
      <style:text-properties fo:background-color="#fff1c7" fo:font-size="10pt" style:font-size-asian="10pt" style:font-size-complex="10pt"/>
    </style:style>
    <style:style style:name="T117_2" style:family="text">
      <style:text-properties fo:background-color="#fff1c7" fo:font-size="10pt" style:font-size-asian="10pt" style:font-size-complex="10pt"/>
    </style:style>
    <style:style style:name="T117_3" style:family="text">
      <style:text-properties fo:background-color="#fff1c7" fo:font-size="10pt" style:font-size-asian="10pt" style:font-size-complex="10pt"/>
    </style:style>
    <style:style style:name="T117_4" style:family="text">
      <style:text-properties fo:background-color="#fff1c7" fo:font-size="10pt" style:font-size-asian="10pt" style:font-size-complex="10pt"/>
    </style:style>
    <style:style style:name="T117_5" style:family="text">
      <style:text-properties fo:background-color="#fff1c7" fo:font-size="10pt" style:font-size-asian="10pt" style:font-size-complex="10pt"/>
    </style:style>
    <style:style style:name="T117_6" style:family="text">
      <style:text-properties fo:background-color="#fff1c7" fo:font-size="10pt" style:font-size-asian="10pt" style:font-size-complex="10pt"/>
    </style:style>
    <style:style style:name="T117_7" style:family="text">
      <style:text-properties fo:background-color="#fff1c7" fo:font-size="10pt" style:font-size-asian="10pt" style:font-size-complex="10pt"/>
    </style:style>
    <style:style style:name="T117_8" style:family="text">
      <style:text-properties fo:background-color="#fff1c7" fo:font-size="10pt" style:font-size-asian="10pt" style:font-size-complex="10pt"/>
    </style:style>
    <style:style style:name="T117_9" style:family="text">
      <style:text-properties fo:background-color="#fff1c7" fo:font-size="10pt" style:font-size-asian="10pt" style:font-size-complex="10pt"/>
    </style:style>
    <style:style style:name="T117_10" style:family="text">
      <style:text-properties fo:background-color="#fff1c7" fo:font-size="10pt" style:font-size-asian="10pt" style:font-size-complex="10pt"/>
    </style:style>
    <style:style style:name="T117_11" style:family="text">
      <style:text-properties fo:background-color="#fff1c7" fo:font-size="10pt" style:font-size-asian="10pt" style:font-size-complex="10pt"/>
    </style:style>
    <style:style style:name="T117_12" style:family="text">
      <style:text-properties fo:background-color="#fff1c7" fo:font-size="10pt" style:font-size-asian="10pt" style:font-size-complex="10pt"/>
    </style:style>
    <style:style style:name="T117_13" style:family="text">
      <style:text-properties fo:background-color="#fff1c7" fo:font-size="10pt" style:font-size-asian="10pt" style:font-size-complex="10pt"/>
    </style:style>
    <style:style style:name="T117_14" style:family="text">
      <style:text-properties fo:background-color="#fff1c7" fo:font-size="10pt" style:font-size-asian="10pt" style:font-size-complex="10pt"/>
    </style:style>
    <style:style style:name="T117_15" style:family="text">
      <style:text-properties fo:background-color="#fff1c7" fo:font-size="10pt" style:font-size-asian="10pt" style:font-size-complex="10pt"/>
    </style:style>
    <style:style style:name="T117_16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17_17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17_18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17_19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17_20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17_21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17_22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17_23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17_24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17_25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17_26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17_27" style:family="text">
      <style:text-properties fo:background-color="#fff1c7" fo:font-size="10pt" style:font-size-asian="10pt" style:font-size-complex="10pt"/>
    </style:style>
    <style:style style:name="T117_28" style:family="text">
      <style:text-properties fo:background-color="#fff1c7" fo:font-size="10pt" style:font-size-asian="10pt" style:font-size-complex="10pt"/>
    </style:style>
    <style:style style:name="T117_29" style:family="text">
      <style:text-properties fo:background-color="#fff1c7" fo:font-size="10pt" style:font-size-asian="10pt" style:font-size-complex="10pt"/>
    </style:style>
    <style:style style:name="T117_30" style:family="text">
      <style:text-properties fo:background-color="#fff1c7" fo:font-size="10pt" style:font-size-asian="10pt" style:font-size-complex="10pt"/>
    </style:style>
    <style:style style:name="T117_31" style:family="text">
      <style:text-properties fo:background-color="#fff1c7" fo:font-size="10pt" style:font-size-asian="10pt" style:font-size-complex="10pt"/>
    </style:style>
    <style:style style:name="T117_32" style:family="text">
      <style:text-properties fo:background-color="#fff1c7" fo:font-size="10pt" style:font-size-asian="10pt" style:font-size-complex="10pt"/>
    </style:style>
    <style:style style:name="T117_33" style:family="text">
      <style:text-properties fo:background-color="#fff1c7" fo:font-size="10pt" style:font-size-asian="10pt" style:font-size-complex="10pt"/>
    </style:style>
    <style:style style:name="T117_34" style:family="text">
      <style:text-properties fo:background-color="#fff1c7" fo:font-size="10pt" style:font-size-asian="10pt" style:font-size-complex="10pt"/>
    </style:style>
    <style:style style:name="T117_35" style:family="text">
      <style:text-properties fo:background-color="#fff1c7" fo:font-size="10pt" style:font-size-asian="10pt" style:font-size-complex="10pt"/>
    </style:style>
    <style:style style:name="T117_36" style:family="text">
      <style:text-properties fo:background-color="#fff1c7" fo:font-size="10pt" style:font-size-asian="10pt" style:font-size-complex="10pt"/>
    </style:style>
    <style:style style:name="T117_37" style:family="text">
      <style:text-properties fo:background-color="#fff1c7" fo:font-size="10pt" style:font-size-asian="10pt" style:font-size-complex="10pt"/>
    </style:style>
    <style:style style:name="T117_38" style:family="text">
      <style:text-properties fo:background-color="#fff1c7" fo:font-size="10pt" style:font-size-asian="10pt" style:font-size-complex="10pt"/>
    </style:style>
    <style:style style:name="T117_39" style:family="text">
      <style:text-properties fo:background-color="#fff1c7" fo:font-size="10pt" style:font-size-asian="10pt" style:font-size-complex="10pt"/>
    </style:style>
    <style:style style:name="T117_40" style:family="text">
      <style:text-properties fo:background-color="#fff1c7" fo:font-size="10pt" style:font-size-asian="10pt" style:font-size-complex="10pt"/>
    </style:style>
    <style:style style:name="T117_41" style:family="text">
      <style:text-properties fo:background-color="#fff1c7" fo:font-size="10pt" style:font-size-asian="10pt" style:font-size-complex="10pt"/>
    </style:style>
    <style:style style:name="T117_42" style:family="text">
      <style:text-properties fo:background-color="#fff1c7" fo:font-size="10pt" style:font-size-asian="10pt" style:font-size-complex="10pt"/>
    </style:style>
    <style:style style:name="T117_43" style:family="text">
      <style:text-properties fo:background-color="#fff1c7" fo:font-size="10pt" style:font-size-asian="10pt" style:font-size-complex="10pt"/>
    </style:style>
    <style:style style:name="T117_44" style:family="text">
      <style:text-properties fo:background-color="#fff1c7" fo:font-size="10pt" style:font-size-asian="10pt" style:font-size-complex="10pt"/>
    </style:style>
    <style:style style:name="T117_45" style:family="text">
      <style:text-properties fo:background-color="#fff1c7" fo:font-size="10pt" style:font-size-asian="10pt" style:font-size-complex="10pt"/>
    </style:style>
    <style:style style:name="T117_46" style:family="text">
      <style:text-properties fo:background-color="#fff1c7" fo:font-size="10pt" style:font-size-asian="10pt" style:font-size-complex="10pt"/>
    </style:style>
    <style:style style:name="T117_47" style:family="text">
      <style:text-properties fo:background-color="#fff1c7" fo:font-size="10pt" style:font-size-asian="10pt" style:font-size-complex="10pt"/>
    </style:style>
    <style:style style:name="T117_48" style:family="text">
      <style:text-properties fo:background-color="#fff1c7" fo:font-size="10pt" style:font-size-asian="10pt" style:font-size-complex="10pt"/>
    </style:style>
    <style:style style:name="T117_49" style:family="text">
      <style:text-properties fo:background-color="#fff1c7" fo:font-size="10pt" style:font-size-asian="10pt" style:font-size-complex="10pt"/>
    </style:style>
    <style:style style:name="T117_50" style:family="text">
      <style:text-properties fo:background-color="#fff1c7" fo:font-size="10pt" style:font-size-asian="10pt" style:font-size-complex="10pt"/>
    </style:style>
    <style:style style:name="T117_51" style:family="text">
      <style:text-properties fo:background-color="#fff1c7" fo:font-size="10pt" style:font-size-asian="10pt" style:font-size-complex="10pt"/>
    </style:style>
    <style:style style:name="T117_52" style:family="text">
      <style:text-properties fo:background-color="#fff1c7" fo:font-size="10pt" style:font-size-asian="10pt" style:font-size-complex="10pt"/>
    </style:style>
    <style:style style:name="T117_53" style:family="text">
      <style:text-properties fo:background-color="#fff1c7" fo:font-size="10pt" style:font-size-asian="10pt" style:font-size-complex="10pt"/>
    </style:style>
    <style:style style:name="T117_54" style:family="text">
      <style:text-properties fo:background-color="#fff1c7" fo:font-size="10pt" style:font-size-asian="10pt" style:font-size-complex="10pt"/>
    </style:style>
    <style:style style:name="T117_55" style:family="text">
      <style:text-properties fo:background-color="#fff1c7" fo:font-size="10pt" style:font-size-asian="10pt" style:font-size-complex="10pt"/>
    </style:style>
    <style:style style:name="T117_56" style:family="text">
      <style:text-properties fo:background-color="#fff1c7" fo:font-size="10pt" style:font-size-asian="10pt" style:font-size-complex="10pt"/>
    </style:style>
    <style:style style:name="P118" style:family="paragraph" style:parent-style-name="Standard">
      <style:paragraph-properties fo:text-align="justify" fo:break-before="auto" style:writing-mode="lr-tb"/>
    </style:style>
    <style:style style:name="T118_1" style:family="text">
      <style:text-properties fo:background-color="#fff1c7" fo:font-size="10pt" style:font-size-asian="10pt" style:font-size-complex="10pt"/>
    </style:style>
    <style:style style:name="T118_2" style:family="text">
      <style:text-properties fo:background-color="#fff1c7" fo:font-size="10pt" style:font-size-asian="10pt" style:font-size-complex="10pt"/>
    </style:style>
    <style:style style:name="T118_3" style:family="text">
      <style:text-properties fo:background-color="#fff1c7" fo:font-size="10pt" style:font-size-asian="10pt" style:font-size-complex="10pt"/>
    </style:style>
    <style:style style:name="T118_4" style:family="text">
      <style:text-properties fo:background-color="#fff1c7" fo:font-size="10pt" style:font-size-asian="10pt" style:font-size-complex="10pt"/>
    </style:style>
    <style:style style:name="T118_5" style:family="text">
      <style:text-properties fo:background-color="#fff1c7" fo:font-size="10pt" style:font-size-asian="10pt" style:font-size-complex="10pt"/>
    </style:style>
    <style:style style:name="T118_6" style:family="text">
      <style:text-properties fo:background-color="#fff1c7" fo:font-size="10pt" style:font-size-asian="10pt" style:font-size-complex="10pt"/>
    </style:style>
    <style:style style:name="T118_7" style:family="text">
      <style:text-properties fo:background-color="#fff1c7" fo:font-size="10pt" style:font-size-asian="10pt" style:font-size-complex="10pt"/>
    </style:style>
    <style:style style:name="T118_8" style:family="text">
      <style:text-properties fo:background-color="#ffe3f8" fo:font-size="10pt" style:font-size-asian="10pt" style:font-size-complex="10pt"/>
    </style:style>
    <style:style style:name="T118_9" style:family="text">
      <style:text-properties fo:background-color="#ffe3f8" fo:font-size="10pt" style:font-size-asian="10pt" style:font-size-complex="10pt"/>
    </style:style>
    <style:style style:name="T118_10" style:family="text">
      <style:text-properties fo:background-color="#ffe3f8" fo:font-size="10pt" style:font-size-asian="10pt" style:font-size-complex="10pt"/>
    </style:style>
    <style:style style:name="T118_11" style:family="text">
      <style:text-properties fo:background-color="#ffe3f8" fo:font-size="10pt" style:font-size-asian="10pt" style:font-size-complex="10pt"/>
    </style:style>
    <style:style style:name="T118_12" style:family="text">
      <style:text-properties fo:background-color="#ffe3f8" fo:font-size="10pt" style:font-size-asian="10pt" style:font-size-complex="10pt"/>
    </style:style>
    <style:style style:name="T118_13" style:family="text">
      <style:text-properties fo:background-color="#ffe3f8" fo:font-size="10pt" style:font-size-asian="10pt" style:font-size-complex="10pt"/>
    </style:style>
    <style:style style:name="T118_14" style:family="text">
      <style:text-properties fo:background-color="#ffe3f8" fo:font-size="10pt" style:font-size-asian="10pt" style:font-size-complex="10pt"/>
    </style:style>
    <style:style style:name="T118_15" style:family="text">
      <style:text-properties fo:background-color="#ffe3f8" fo:font-size="10pt" style:font-size-asian="10pt" style:font-size-complex="10pt"/>
    </style:style>
    <style:style style:name="T118_16" style:family="text">
      <style:text-properties fo:background-color="#fff1c7" fo:font-size="10pt" style:font-size-asian="10pt" style:font-size-complex="10pt"/>
    </style:style>
    <style:style style:name="T118_17" style:family="text">
      <style:text-properties fo:background-color="#fff1c7" fo:font-size="10pt" style:font-size-asian="10pt" style:font-size-complex="10pt"/>
    </style:style>
    <style:style style:name="T118_18" style:family="text">
      <style:text-properties fo:background-color="#fff1c7" fo:font-size="10pt" style:font-size-asian="10pt" style:font-size-complex="10pt"/>
    </style:style>
    <style:style style:name="T118_19" style:family="text">
      <style:text-properties fo:background-color="#fff1c7" fo:font-size="10pt" style:font-size-asian="10pt" style:font-size-complex="10pt"/>
    </style:style>
    <style:style style:name="T118_20" style:family="text">
      <style:text-properties fo:background-color="#fff1c7" fo:font-size="10pt" style:font-size-asian="10pt" style:font-size-complex="10pt"/>
    </style:style>
    <style:style style:name="T118_21" style:family="text">
      <style:text-properties fo:background-color="#fff1c7" fo:font-size="10pt" style:font-size-asian="10pt" style:font-size-complex="10pt"/>
    </style:style>
    <style:style style:name="T118_22" style:family="text">
      <style:text-properties fo:background-color="#fff1c7" fo:font-size="10pt" style:font-size-asian="10pt" style:font-size-complex="10pt"/>
    </style:style>
    <style:style style:name="T118_23" style:family="text">
      <style:text-properties fo:background-color="#fff1c7" fo:font-size="10pt" style:font-size-asian="10pt" style:font-size-complex="10pt"/>
    </style:style>
    <style:style style:name="T118_24" style:family="text">
      <style:text-properties fo:background-color="#fff1c7" fo:font-size="10pt" style:font-size-asian="10pt" style:font-size-complex="10pt"/>
    </style:style>
    <style:style style:name="T118_25" style:family="text">
      <style:text-properties fo:background-color="#ffe3f8" fo:font-size="10pt" style:font-size-asian="10pt" style:font-size-complex="10pt"/>
    </style:style>
    <style:style style:name="T118_26" style:family="text">
      <style:text-properties fo:background-color="#ffe3f8" fo:font-size="10pt" style:font-size-asian="10pt" style:font-size-complex="10pt"/>
    </style:style>
    <style:style style:name="T118_27" style:family="text">
      <style:text-properties fo:background-color="#fff1c7" fo:font-size="10pt" style:font-size-asian="10pt" style:font-size-complex="10pt"/>
    </style:style>
    <style:style style:name="T118_28" style:family="text">
      <style:text-properties fo:background-color="#fff1c7" fo:font-size="10pt" style:font-size-asian="10pt" style:font-size-complex="10pt"/>
    </style:style>
    <style:style style:name="T118_29" style:family="text">
      <style:text-properties fo:background-color="#fff1c7" fo:font-size="10pt" style:font-size-asian="10pt" style:font-size-complex="10pt"/>
    </style:style>
    <style:style style:name="T118_30" style:family="text">
      <style:text-properties fo:background-color="#fff1c7" fo:font-size="10pt" style:font-size-asian="10pt" style:font-size-complex="10pt"/>
    </style:style>
    <style:style style:name="T118_31" style:family="text">
      <style:text-properties fo:background-color="#fff1c7" fo:font-size="10pt" style:font-size-asian="10pt" style:font-size-complex="10pt"/>
    </style:style>
    <style:style style:name="T118_32" style:family="text">
      <style:text-properties fo:background-color="#fff1c7" fo:font-size="10pt" style:font-size-asian="10pt" style:font-size-complex="10pt"/>
    </style:style>
    <style:style style:name="T118_33" style:family="text">
      <style:text-properties fo:background-color="#fff1c7" fo:font-size="10pt" style:font-size-asian="10pt" style:font-size-complex="10pt"/>
    </style:style>
    <style:style style:name="T118_34" style:family="text">
      <style:text-properties fo:background-color="#fff1c7" fo:font-size="10pt" style:font-size-asian="10pt" style:font-size-complex="10pt"/>
    </style:style>
    <style:style style:name="T118_35" style:family="text">
      <style:text-properties fo:background-color="#fff1c7" fo:font-size="10pt" style:font-size-asian="10pt" style:font-size-complex="10pt"/>
    </style:style>
    <style:style style:name="T118_36" style:family="text">
      <style:text-properties fo:background-color="#fff1c7" fo:font-size="10pt" style:font-size-asian="10pt" style:font-size-complex="10pt"/>
    </style:style>
    <style:style style:name="T118_37" style:family="text">
      <style:text-properties fo:background-color="#fff1c7" fo:font-size="10pt" style:font-size-asian="10pt" style:font-size-complex="10pt"/>
    </style:style>
    <style:style style:name="T118_38" style:family="text">
      <style:text-properties fo:background-color="#fff1c7" fo:font-size="10pt" style:font-size-asian="10pt" style:font-size-complex="10pt"/>
    </style:style>
    <style:style style:name="T118_39" style:family="text">
      <style:text-properties fo:background-color="#fff1c7" fo:font-size="10pt" style:font-size-asian="10pt" style:font-size-complex="10pt"/>
    </style:style>
    <style:style style:name="T118_40" style:family="text">
      <style:text-properties fo:background-color="#fff1c7" fo:font-size="10pt" style:font-size-asian="10pt" style:font-size-complex="10pt"/>
    </style:style>
    <style:style style:name="T118_41" style:family="text">
      <style:text-properties fo:background-color="#fff1c7" fo:font-size="10pt" style:font-size-asian="10pt" style:font-size-complex="10pt"/>
    </style:style>
    <style:style style:name="T118_42" style:family="text">
      <style:text-properties fo:background-color="#fff1c7" fo:font-size="10pt" style:font-size-asian="10pt" style:font-size-complex="10pt"/>
    </style:style>
    <style:style style:name="T118_43" style:family="text">
      <style:text-properties fo:background-color="#fff1c7" fo:font-size="10pt" style:font-size-asian="10pt" style:font-size-complex="10pt"/>
    </style:style>
    <style:style style:name="T118_44" style:family="text">
      <style:text-properties fo:background-color="#fff1c7" fo:font-size="10pt" style:font-size-asian="10pt" style:font-size-complex="10pt"/>
    </style:style>
    <style:style style:name="T118_45" style:family="text">
      <style:text-properties fo:background-color="#fff1c7" fo:font-size="10pt" style:font-size-asian="10pt" style:font-size-complex="10pt"/>
    </style:style>
    <style:style style:name="T118_46" style:family="text">
      <style:text-properties fo:background-color="#fff1c7" fo:font-size="10pt" style:font-size-asian="10pt" style:font-size-complex="10pt"/>
    </style:style>
    <style:style style:name="T118_47" style:family="text">
      <style:text-properties fo:background-color="#fff1c7" fo:font-size="10pt" style:font-size-asian="10pt" style:font-size-complex="10pt"/>
    </style:style>
    <style:style style:name="P119" style:family="paragraph" style:parent-style-name="Standard">
      <style:paragraph-properties fo:text-align="justify" fo:break-before="auto" style:writing-mode="lr-tb"/>
      <style:text-properties fo:background-color="#fff1c7" fo:font-size="10pt" style:font-size-asian="10pt" style:font-size-complex="10pt"/>
    </style:style>
    <style:style style:name="P120" style:family="paragraph" style:parent-style-name="Standard">
      <style:paragraph-properties fo:text-align="justify" fo:break-before="auto" style:writing-mode="lr-tb"/>
    </style:style>
    <style:style style:name="T120_1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20_2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20_3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20_4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20_5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20_6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20_7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20_8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20_9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P121" style:family="paragraph" style:parent-style-name="Standard">
      <style:paragraph-properties fo:text-align="justify" fo:break-before="auto" style:writing-mode="lr-tb"/>
      <style:text-properties fo:background-color="#fff1c7" fo:font-size="10pt" style:font-size-asian="10pt" style:font-size-complex="10pt" fo:font-weight="bold" style:font-weight-asian="bold" style:font-weight-complex="bold"/>
    </style:style>
    <style:style style:name="P122" style:family="paragraph" style:parent-style-name="Standard">
      <style:paragraph-properties fo:text-align="justify" fo:break-before="auto" style:writing-mode="lr-tb"/>
    </style:style>
    <style:style style:name="T122_1" style:family="text">
      <style:text-properties fo:background-color="#fff1c7" fo:font-size="10pt" style:font-size-asian="10pt" style:font-size-complex="10pt"/>
    </style:style>
    <style:style style:name="T122_2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22_3" style:family="text">
      <style:text-properties fo:background-color="#fff1c7" fo:font-size="10pt" style:font-size-asian="10pt" style:font-size-complex="10pt"/>
    </style:style>
    <style:style style:name="T122_4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22_5" style:family="text">
      <style:text-properties fo:background-color="#fff1c7" fo:font-size="10pt" style:font-size-asian="10pt" style:font-size-complex="10pt"/>
    </style:style>
    <style:style style:name="T122_6" style:family="text">
      <style:text-properties fo:background-color="#fff1c7" fo:font-size="10pt" style:font-size-asian="10pt" style:font-size-complex="10pt"/>
    </style:style>
    <style:style style:name="T122_7" style:family="text">
      <style:text-properties fo:background-color="#fff1c7" fo:font-size="10pt" style:font-size-asian="10pt" style:font-size-complex="10pt"/>
    </style:style>
    <style:style style:name="T122_8" style:family="text">
      <style:text-properties fo:background-color="#fff1c7" fo:font-size="10pt" style:font-size-asian="10pt" style:font-size-complex="10pt"/>
    </style:style>
    <style:style style:name="T122_9" style:family="text">
      <style:text-properties fo:background-color="#fff1c7" fo:font-size="10pt" style:font-size-asian="10pt" style:font-size-complex="10pt"/>
    </style:style>
    <style:style style:name="T122_10" style:family="text">
      <style:text-properties fo:background-color="#fff1c7" fo:font-size="10pt" style:font-size-asian="10pt" style:font-size-complex="10pt"/>
    </style:style>
    <style:style style:name="T122_11" style:family="text">
      <style:text-properties fo:background-color="#fff1c7" fo:font-size="10pt" style:font-size-asian="10pt" style:font-size-complex="10pt"/>
    </style:style>
    <style:style style:name="T122_12" style:family="text">
      <style:text-properties fo:background-color="#fff1c7" fo:font-size="10pt" style:font-size-asian="10pt" style:font-size-complex="10pt"/>
    </style:style>
    <style:style style:name="T122_13" style:family="text">
      <style:text-properties fo:background-color="#fff1c7" fo:font-size="10pt" style:font-size-asian="10pt" style:font-size-complex="10pt"/>
    </style:style>
    <style:style style:name="T122_14" style:family="text">
      <style:text-properties fo:background-color="#fff1c7" fo:font-size="10pt" style:font-size-asian="10pt" style:font-size-complex="10pt"/>
    </style:style>
    <style:style style:name="T122_15" style:family="text">
      <style:text-properties fo:background-color="#fff1c7" fo:font-size="10pt" style:font-size-asian="10pt" style:font-size-complex="10pt"/>
    </style:style>
    <style:style style:name="T122_16" style:family="text">
      <style:text-properties fo:background-color="#fff1c7" fo:font-size="10pt" style:font-size-asian="10pt" style:font-size-complex="10pt"/>
    </style:style>
    <style:style style:name="T122_17" style:family="text">
      <style:text-properties fo:background-color="#fff1c7" fo:font-size="10pt" style:font-size-asian="10pt" style:font-size-complex="10pt"/>
    </style:style>
    <style:style style:name="T122_18" style:family="text">
      <style:text-properties fo:background-color="#fff1c7" fo:font-size="10pt" style:font-size-asian="10pt" style:font-size-complex="10pt"/>
    </style:style>
    <style:style style:name="T122_19" style:family="text">
      <style:text-properties fo:background-color="#fff1c7" fo:font-size="10pt" style:font-size-asian="10pt" style:font-size-complex="10pt"/>
    </style:style>
    <style:style style:name="T122_20" style:family="text">
      <style:text-properties fo:background-color="#fff1c7" fo:font-size="10pt" style:font-size-asian="10pt" style:font-size-complex="10pt"/>
    </style:style>
    <style:style style:name="T122_21" style:family="text">
      <style:text-properties fo:background-color="#fff1c7" fo:font-size="10pt" style:font-size-asian="10pt" style:font-size-complex="10pt"/>
    </style:style>
    <style:style style:name="T122_22" style:family="text">
      <style:text-properties fo:background-color="#fff1c7" fo:font-size="10pt" style:font-size-asian="10pt" style:font-size-complex="10pt"/>
    </style:style>
    <style:style style:name="T122_23" style:family="text">
      <style:text-properties fo:background-color="#fff1c7" fo:font-size="10pt" style:font-size-asian="10pt" style:font-size-complex="10pt"/>
    </style:style>
    <style:style style:name="T122_24" style:family="text">
      <style:text-properties fo:background-color="#fff1c7" fo:font-size="10pt" style:font-size-asian="10pt" style:font-size-complex="10pt"/>
    </style:style>
    <style:style style:name="T122_25" style:family="text">
      <style:text-properties fo:background-color="#fff1c7" fo:font-size="10pt" style:font-size-asian="10pt" style:font-size-complex="10pt"/>
    </style:style>
    <style:style style:name="T122_26" style:family="text">
      <style:text-properties fo:background-color="#fff1c7" fo:font-size="10pt" style:font-size-asian="10pt" style:font-size-complex="10pt"/>
    </style:style>
    <style:style style:name="T122_27" style:family="text">
      <style:text-properties fo:background-color="#fff1c7" fo:font-size="10pt" style:font-size-asian="10pt" style:font-size-complex="10pt"/>
    </style:style>
    <style:style style:name="T122_28" style:family="text">
      <style:text-properties fo:background-color="#fff1c7" fo:font-size="10pt" style:font-size-asian="10pt" style:font-size-complex="10pt"/>
    </style:style>
    <style:style style:name="T122_29" style:family="text">
      <style:text-properties fo:background-color="#fff1c7" fo:font-size="10pt" style:font-size-asian="10pt" style:font-size-complex="10pt"/>
    </style:style>
    <style:style style:name="T122_30" style:family="text">
      <style:text-properties fo:background-color="#fff1c7" fo:font-size="10pt" style:font-size-asian="10pt" style:font-size-complex="10pt"/>
    </style:style>
    <style:style style:name="T122_31" style:family="text">
      <style:text-properties fo:background-color="#fff1c7" fo:font-size="10pt" style:font-size-asian="10pt" style:font-size-complex="10pt"/>
    </style:style>
    <style:style style:name="T122_32" style:family="text">
      <style:text-properties fo:background-color="#fff1c7" fo:font-size="10pt" style:font-size-asian="10pt" style:font-size-complex="10pt"/>
    </style:style>
    <style:style style:name="T122_33" style:family="text">
      <style:text-properties fo:background-color="#fff1c7" fo:font-size="10pt" style:font-size-asian="10pt" style:font-size-complex="10pt"/>
    </style:style>
    <style:style style:name="T122_34" style:family="text">
      <style:text-properties fo:background-color="#fff1c7" fo:font-size="10pt" style:font-size-asian="10pt" style:font-size-complex="10pt"/>
    </style:style>
    <style:style style:name="T122_35" style:family="text">
      <style:text-properties fo:background-color="#fff1c7" fo:font-size="10pt" style:font-size-asian="10pt" style:font-size-complex="10pt"/>
    </style:style>
    <style:style style:name="T122_36" style:family="text">
      <style:text-properties fo:background-color="#fff1c7" fo:font-size="10pt" style:font-size-asian="10pt" style:font-size-complex="10pt"/>
    </style:style>
    <style:style style:name="T122_37" style:family="text">
      <style:text-properties fo:background-color="#fff1c7" fo:font-size="10pt" style:font-size-asian="10pt" style:font-size-complex="10pt"/>
    </style:style>
    <style:style style:name="T122_38" style:family="text">
      <style:text-properties fo:background-color="#fff1c7" fo:font-size="10pt" style:font-size-asian="10pt" style:font-size-complex="10pt"/>
    </style:style>
    <style:style style:name="T122_39" style:family="text">
      <style:text-properties fo:background-color="#fff1c7" fo:font-size="10pt" style:font-size-asian="10pt" style:font-size-complex="10pt"/>
    </style:style>
    <style:style style:name="T122_40" style:family="text">
      <style:text-properties fo:background-color="#fff1c7" fo:font-size="10pt" style:font-size-asian="10pt" style:font-size-complex="10pt"/>
    </style:style>
    <style:style style:name="T122_41" style:family="text">
      <style:text-properties fo:background-color="#fff1c7" fo:font-size="10pt" style:font-size-asian="10pt" style:font-size-complex="10pt"/>
    </style:style>
    <style:style style:name="T122_42" style:family="text">
      <style:text-properties fo:background-color="#fff1c7" fo:font-size="10pt" style:font-size-asian="10pt" style:font-size-complex="10pt"/>
    </style:style>
    <style:style style:name="T122_43" style:family="text">
      <style:text-properties fo:background-color="#fff1c7" fo:font-size="10pt" style:font-size-asian="10pt" style:font-size-complex="10pt"/>
    </style:style>
    <style:style style:name="T122_44" style:family="text">
      <style:text-properties fo:background-color="#fff1c7" fo:font-size="10pt" style:font-size-asian="10pt" style:font-size-complex="10pt"/>
    </style:style>
    <style:style style:name="T122_45" style:family="text">
      <style:text-properties fo:background-color="#fff1c7" fo:font-size="10pt" style:font-size-asian="10pt" style:font-size-complex="10pt"/>
    </style:style>
    <style:style style:name="T122_46" style:family="text">
      <style:text-properties fo:background-color="#fff1c7" fo:font-size="10pt" style:font-size-asian="10pt" style:font-size-complex="10pt"/>
    </style:style>
    <style:style style:name="T122_47" style:family="text">
      <style:text-properties fo:background-color="#fff1c7" fo:font-size="10pt" style:font-size-asian="10pt" style:font-size-complex="10pt"/>
    </style:style>
    <style:style style:name="T122_48" style:family="text">
      <style:text-properties fo:background-color="#fff1c7" fo:font-size="10pt" style:font-size-asian="10pt" style:font-size-complex="10pt"/>
    </style:style>
    <style:style style:name="T122_49" style:family="text">
      <style:text-properties fo:background-color="#fff1c7" fo:font-size="10pt" style:font-size-asian="10pt" style:font-size-complex="10pt"/>
    </style:style>
    <style:style style:name="T122_50" style:family="text">
      <style:text-properties fo:background-color="#fff1c7" fo:font-size="10pt" style:font-size-asian="10pt" style:font-size-complex="10pt"/>
    </style:style>
    <style:style style:name="T122_51" style:family="text">
      <style:text-properties fo:background-color="#fff1c7" fo:font-size="10pt" style:font-size-asian="10pt" style:font-size-complex="10pt"/>
    </style:style>
    <style:style style:name="T122_52" style:family="text">
      <style:text-properties fo:background-color="#fff1c7" fo:font-size="10pt" style:font-size-asian="10pt" style:font-size-complex="10pt"/>
    </style:style>
    <style:style style:name="T122_53" style:family="text">
      <style:text-properties fo:background-color="#fff1c7" fo:font-size="10pt" style:font-size-asian="10pt" style:font-size-complex="10pt"/>
    </style:style>
    <style:style style:name="T122_54" style:family="text">
      <style:text-properties fo:background-color="#fff1c7" fo:font-size="10pt" style:font-size-asian="10pt" style:font-size-complex="10pt"/>
    </style:style>
    <style:style style:name="T122_55" style:family="text">
      <style:text-properties fo:background-color="#fff1c7" fo:font-size="10pt" style:font-size-asian="10pt" style:font-size-complex="10pt"/>
    </style:style>
    <style:style style:name="T122_56" style:family="text">
      <style:text-properties fo:background-color="#fff1c7" fo:font-size="10pt" style:font-size-asian="10pt" style:font-size-complex="10pt"/>
    </style:style>
    <style:style style:name="T122_57" style:family="text">
      <style:text-properties fo:background-color="#fff1c7" fo:font-size="10pt" style:font-size-asian="10pt" style:font-size-complex="10pt"/>
    </style:style>
    <style:style style:name="T122_58" style:family="text">
      <style:text-properties fo:background-color="#fff1c7" fo:font-size="10pt" style:font-size-asian="10pt" style:font-size-complex="10pt"/>
    </style:style>
    <style:style style:name="T122_59" style:family="text">
      <style:text-properties fo:background-color="#fff1c7" fo:font-size="10pt" style:font-size-asian="10pt" style:font-size-complex="10pt"/>
    </style:style>
    <style:style style:name="T122_60" style:family="text">
      <style:text-properties fo:background-color="#fff1c7" fo:font-size="10pt" style:font-size-asian="10pt" style:font-size-complex="10pt"/>
    </style:style>
    <style:style style:name="T122_61" style:family="text">
      <style:text-properties fo:background-color="#fff1c7" fo:font-size="10pt" style:font-size-asian="10pt" style:font-size-complex="10pt"/>
    </style:style>
    <style:style style:name="T122_62" style:family="text">
      <style:text-properties fo:background-color="#fff1c7" fo:font-size="10pt" style:font-size-asian="10pt" style:font-size-complex="10pt"/>
    </style:style>
    <style:style style:name="T122_63" style:family="text">
      <style:text-properties fo:background-color="#fff1c7" fo:font-size="10pt" style:font-size-asian="10pt" style:font-size-complex="10pt"/>
    </style:style>
    <style:style style:name="T122_64" style:family="text">
      <style:text-properties fo:background-color="#fff1c7" fo:font-size="10pt" style:font-size-asian="10pt" style:font-size-complex="10pt"/>
    </style:style>
    <style:style style:name="T122_65" style:family="text">
      <style:text-properties fo:background-color="#fff1c7" fo:font-size="10pt" style:font-size-asian="10pt" style:font-size-complex="10pt"/>
    </style:style>
    <style:style style:name="T122_66" style:family="text">
      <style:text-properties fo:background-color="#fff1c7" fo:font-size="10pt" style:font-size-asian="10pt" style:font-size-complex="10pt"/>
    </style:style>
    <style:style style:name="T122_67" style:family="text">
      <style:text-properties fo:background-color="#fff1c7" fo:font-size="10pt" style:font-size-asian="10pt" style:font-size-complex="10pt"/>
    </style:style>
    <style:style style:name="T122_68" style:family="text">
      <style:text-properties fo:background-color="#fff1c7" fo:font-size="10pt" style:font-size-asian="10pt" style:font-size-complex="10pt"/>
    </style:style>
    <style:style style:name="T122_69" style:family="text">
      <style:text-properties fo:background-color="#fff1c7" fo:font-size="10pt" style:font-size-asian="10pt" style:font-size-complex="10pt"/>
    </style:style>
    <style:style style:name="T122_70" style:family="text">
      <style:text-properties fo:background-color="#fff1c7" fo:font-size="10pt" style:font-size-asian="10pt" style:font-size-complex="10pt"/>
    </style:style>
    <style:style style:name="T122_71" style:family="text">
      <style:text-properties fo:background-color="#fff1c7" fo:font-size="10pt" style:font-size-asian="10pt" style:font-size-complex="10pt"/>
    </style:style>
    <style:style style:name="P123" style:family="paragraph" style:parent-style-name="Standard">
      <style:paragraph-properties fo:text-align="justify" fo:break-before="auto" style:writing-mode="lr-tb"/>
      <style:text-properties fo:background-color="#fff1c7" fo:font-size="10pt" style:font-size-asian="10pt" style:font-size-complex="10pt"/>
    </style:style>
    <style:style style:name="P124" style:family="paragraph" style:parent-style-name="Standard">
      <style:paragraph-properties fo:text-align="justify" fo:break-before="auto" style:writing-mode="lr-tb"/>
    </style:style>
    <style:style style:name="T124_1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4_2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4_3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4_4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4_5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4_6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4_7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4_8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4_9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4_10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4_11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4_12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4_13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4_14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4_15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4_16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4_17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4_18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4_19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4_20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4_21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4_22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4_23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4_24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4_25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4_26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P125" style:family="paragraph" style:parent-style-name="Standard">
      <style:paragraph-properties fo:text-align="justify" fo:break-before="auto" style:writing-mode="lr-tb"/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P126" style:family="paragraph" style:parent-style-name="Standard">
      <style:paragraph-properties fo:text-align="justify" fo:break-before="auto" style:writing-mode="lr-tb"/>
    </style:style>
    <style:style style:name="T126_1" style:family="text">
      <style:text-properties fo:background-color="#ffe3f8" fo:font-style="italic" style:font-style-asian="italic" style:font-style-complex="italic" fo:font-size="10pt" style:font-size-asian="10pt" style:font-size-complex="10pt"/>
    </style:style>
    <style:style style:name="T126_2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6_3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6_4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6_5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6_6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6_7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6_8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6_9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6_10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6_11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6_12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6_13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6_14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6_15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6_16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6_17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6_18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6_19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6_20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6_21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6_22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6_23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6_24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6_25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6_26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6_27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6_28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6_29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6_30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6_31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T126_32" style:family="text"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P127" style:family="paragraph" style:parent-style-name="Standard">
      <style:paragraph-properties fo:text-align="justify" fo:break-before="auto" style:writing-mode="lr-tb"/>
      <style:text-properties fo:background-color="#fff1c7" fo:font-style="italic" style:font-style-asian="italic" style:font-style-complex="italic" fo:font-size="10pt" style:font-size-asian="10pt" style:font-size-complex="10pt"/>
    </style:style>
    <style:style style:name="P128" style:family="paragraph" style:parent-style-name="Standard">
      <style:paragraph-properties fo:text-align="justify" fo:break-before="auto" style:writing-mode="lr-tb"/>
    </style:style>
    <style:style style:name="T128_1" style:family="text">
      <style:text-properties fo:background-color="#fff1c7" fo:font-size="10pt" style:font-size-asian="10pt" style:font-size-complex="10pt"/>
    </style:style>
    <style:style style:name="T128_2" style:family="text">
      <style:text-properties fo:background-color="#fff1c7" fo:font-size="10pt" style:font-size-asian="10pt" style:font-size-complex="10pt"/>
    </style:style>
    <style:style style:name="T128_3" style:family="text">
      <style:text-properties fo:background-color="#fff1c7" fo:font-size="10pt" style:font-size-asian="10pt" style:font-size-complex="10pt"/>
    </style:style>
    <style:style style:name="T128_4" style:family="text">
      <style:text-properties fo:background-color="#fff1c7" fo:font-size="10pt" style:font-size-asian="10pt" style:font-size-complex="10pt"/>
    </style:style>
    <style:style style:name="T128_5" style:family="text">
      <style:text-properties fo:background-color="#fff1c7" fo:font-size="10pt" style:font-size-asian="10pt" style:font-size-complex="10pt"/>
    </style:style>
    <style:style style:name="T128_6" style:family="text">
      <style:text-properties fo:background-color="#fff1c7" fo:font-size="10pt" style:font-size-asian="10pt" style:font-size-complex="10pt"/>
    </style:style>
    <style:style style:name="T128_7" style:family="text">
      <style:text-properties fo:background-color="#fff1c7" fo:font-size="10pt" style:font-size-asian="10pt" style:font-size-complex="10pt"/>
    </style:style>
    <style:style style:name="T128_8" style:family="text">
      <style:text-properties fo:background-color="#fff1c7" fo:font-size="10pt" style:font-size-asian="10pt" style:font-size-complex="10pt"/>
    </style:style>
    <style:style style:name="T128_9" style:family="text">
      <style:text-properties fo:background-color="#fff1c7" fo:font-size="10pt" style:font-size-asian="10pt" style:font-size-complex="10pt"/>
    </style:style>
    <style:style style:name="T128_10" style:family="text">
      <style:text-properties fo:background-color="#fff1c7" fo:font-size="10pt" style:font-size-asian="10pt" style:font-size-complex="10pt"/>
    </style:style>
    <style:style style:name="T128_11" style:family="text">
      <style:text-properties fo:background-color="#fff1c7" fo:font-size="10pt" style:font-size-asian="10pt" style:font-size-complex="10pt"/>
    </style:style>
    <style:style style:name="T128_12" style:family="text">
      <style:text-properties fo:background-color="#fff1c7" fo:font-size="10pt" style:font-size-asian="10pt" style:font-size-complex="10pt"/>
    </style:style>
    <style:style style:name="T128_13" style:family="text">
      <style:text-properties fo:background-color="#fff1c7" fo:font-size="10pt" style:font-size-asian="10pt" style:font-size-complex="10pt"/>
    </style:style>
    <style:style style:name="T128_14" style:family="text">
      <style:text-properties fo:background-color="#fff1c7" fo:font-size="10pt" style:font-size-asian="10pt" style:font-size-complex="10pt"/>
    </style:style>
    <style:style style:name="T128_15" style:family="text">
      <style:text-properties fo:background-color="#ffe3f8" fo:font-size="10pt" style:font-size-asian="10pt" style:font-size-complex="10pt"/>
    </style:style>
    <style:style style:name="T128_16" style:family="text">
      <style:text-properties fo:background-color="#fff1c7" fo:font-size="10pt" style:font-size-asian="10pt" style:font-size-complex="10pt"/>
    </style:style>
    <style:style style:name="T128_17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28_18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28_19" style:family="text">
      <style:text-properties fo:background-color="#fff1c7" fo:font-size="10pt" style:font-size-asian="10pt" style:font-size-complex="10pt" fo:font-weight="bold" style:font-weight-asian="bold" style:font-weight-complex="bold"/>
    </style:style>
    <style:style style:name="T128_20" style:family="text">
      <style:text-properties fo:background-color="#fff1c7" fo:font-size="10pt" style:font-size-asian="10pt" style:font-size-complex="10pt"/>
    </style:style>
    <style:style style:name="T128_21" style:family="text">
      <style:text-properties fo:background-color="#fff1c7" fo:font-size="10pt" style:font-size-asian="10pt" style:font-size-complex="10pt"/>
    </style:style>
    <style:style style:name="T128_22" style:family="text">
      <style:text-properties fo:background-color="#fff1c7" fo:font-size="10pt" style:font-size-asian="10pt" style:font-size-complex="10pt"/>
    </style:style>
    <style:style style:name="T128_23" style:family="text">
      <style:text-properties fo:background-color="#fff1c7" fo:font-size="10pt" style:font-size-asian="10pt" style:font-size-complex="10pt"/>
    </style:style>
    <style:style style:name="T128_24" style:family="text">
      <style:text-properties fo:background-color="#fff1c7" fo:font-size="10pt" style:font-size-asian="10pt" style:font-size-complex="10pt"/>
    </style:style>
    <style:style style:name="T128_25" style:family="text">
      <style:text-properties fo:background-color="#fff1c7" fo:font-size="10pt" style:font-size-asian="10pt" style:font-size-complex="10pt"/>
    </style:style>
    <style:style style:name="T128_26" style:family="text">
      <style:text-properties fo:background-color="#fff1c7" fo:font-size="10pt" style:font-size-asian="10pt" style:font-size-complex="10pt"/>
    </style:style>
    <style:style style:name="T128_27" style:family="text">
      <style:text-properties fo:background-color="#fff1c7" fo:font-size="10pt" style:font-size-asian="10pt" style:font-size-complex="10pt"/>
    </style:style>
    <style:style style:name="T128_28" style:family="text">
      <style:text-properties fo:background-color="#fff1c7" fo:font-size="10pt" style:font-size-asian="10pt" style:font-size-complex="10pt"/>
    </style:style>
    <style:style style:name="T128_29" style:family="text">
      <style:text-properties fo:background-color="#fff1c7" fo:font-size="10pt" style:font-size-asian="10pt" style:font-size-complex="10pt"/>
    </style:style>
    <style:style style:name="T128_30" style:family="text">
      <style:text-properties fo:background-color="#fff1c7" fo:font-size="10pt" style:font-size-asian="10pt" style:font-size-complex="10pt"/>
    </style:style>
    <style:style style:name="T128_31" style:family="text">
      <style:text-properties fo:background-color="#fff1c7" fo:font-size="10pt" style:font-size-asian="10pt" style:font-size-complex="10pt"/>
    </style:style>
    <style:style style:name="T128_32" style:family="text">
      <style:text-properties fo:background-color="#fff1c7" fo:font-size="10pt" style:font-size-asian="10pt" style:font-size-complex="10pt"/>
    </style:style>
    <style:style style:name="T128_33" style:family="text">
      <style:text-properties fo:background-color="#fff1c7" fo:font-size="10pt" style:font-size-asian="10pt" style:font-size-complex="10pt"/>
    </style:style>
    <style:style style:name="T128_34" style:family="text">
      <style:text-properties fo:background-color="#fff1c7" fo:font-size="10pt" style:font-size-asian="10pt" style:font-size-complex="10pt"/>
    </style:style>
    <style:style style:name="T128_35" style:family="text">
      <style:text-properties fo:background-color="#fff1c7" fo:font-size="10pt" style:font-size-asian="10pt" style:font-size-complex="10pt"/>
    </style:style>
    <style:style style:name="T128_36" style:family="text">
      <style:text-properties fo:background-color="#fff1c7" fo:font-size="10pt" style:font-size-asian="10pt" style:font-size-complex="10pt"/>
    </style:style>
    <style:style style:name="T128_37" style:family="text">
      <style:text-properties fo:background-color="#fff1c7" fo:font-size="10pt" style:font-size-asian="10pt" style:font-size-complex="10pt"/>
    </style:style>
    <style:style style:name="T128_38" style:family="text">
      <style:text-properties fo:background-color="#fff1c7" fo:font-size="10pt" style:font-size-asian="10pt" style:font-size-complex="10pt"/>
    </style:style>
    <style:style style:name="T128_39" style:family="text">
      <style:text-properties fo:background-color="#fff1c7" fo:font-size="10pt" style:font-size-asian="10pt" style:font-size-complex="10pt"/>
    </style:style>
    <style:style style:name="T128_40" style:family="text">
      <style:text-properties fo:background-color="#fff1c7" fo:font-size="10pt" style:font-size-asian="10pt" style:font-size-complex="10pt"/>
    </style:style>
    <style:style style:name="P129" style:family="paragraph" style:parent-style-name="Standard">
      <style:paragraph-properties fo:text-align="justify" fo:break-before="auto" style:writing-mode="lr-tb"/>
      <style:text-properties fo:background-color="#fff1c7" fo:font-size="10pt" style:font-size-asian="10pt" style:font-size-complex="10pt"/>
    </style:style>
    <style:style style:name="P130" style:family="paragraph" style:parent-style-name="Standard">
      <style:paragraph-properties fo:text-align="justify" fo:break-before="auto" style:writing-mode="lr-tb"/>
    </style:style>
    <style:style style:name="T130_1" style:family="text">
      <style:text-properties fo:background-color="#fff1c7" fo:font-size="10pt" style:font-size-asian="10pt" style:font-size-complex="10pt"/>
    </style:style>
    <style:style style:name="T130_2" style:family="text">
      <style:text-properties fo:background-color="#fff1c7" fo:font-size="10pt" style:font-size-asian="10pt" style:font-size-complex="10pt"/>
    </style:style>
    <style:style style:name="T130_3" style:family="text">
      <style:text-properties fo:background-color="#fff1c7" fo:font-size="10pt" style:font-size-asian="10pt" style:font-size-complex="10pt"/>
    </style:style>
    <style:style style:name="T130_4" style:family="text">
      <style:text-properties fo:background-color="#fff1c7" fo:font-size="10pt" style:font-size-asian="10pt" style:font-size-complex="10pt"/>
    </style:style>
    <style:style style:name="T130_5" style:family="text">
      <style:text-properties fo:background-color="#fff1c7" fo:font-size="10pt" style:font-size-asian="10pt" style:font-size-complex="10pt"/>
    </style:style>
    <style:style style:name="T130_6" style:family="text">
      <style:text-properties fo:background-color="#fff1c7" fo:font-size="10pt" style:font-size-asian="10pt" style:font-size-complex="10pt"/>
    </style:style>
    <style:style style:name="T130_7" style:family="text">
      <style:text-properties fo:background-color="#fff1c7" fo:font-size="10pt" style:font-size-asian="10pt" style:font-size-complex="10pt"/>
    </style:style>
    <style:style style:name="T130_8" style:family="text">
      <style:text-properties fo:background-color="#fff1c7" fo:font-size="10pt" style:font-size-asian="10pt" style:font-size-complex="10pt"/>
    </style:style>
    <style:style style:name="T130_9" style:family="text">
      <style:text-properties fo:background-color="#fff1c7" fo:font-size="10pt" style:font-size-asian="10pt" style:font-size-complex="10pt"/>
    </style:style>
    <style:style style:name="T130_10" style:family="text">
      <style:text-properties fo:background-color="#fff1c7" fo:font-size="10pt" style:font-size-asian="10pt" style:font-size-complex="10pt"/>
    </style:style>
    <style:style style:name="P131" style:family="paragraph" style:parent-style-name="Standard">
      <style:paragraph-properties fo:text-align="justify" fo:break-before="auto" style:writing-mode="lr-tb"/>
    </style:style>
    <style:style style:name="T131_1" style:family="text">
      <style:text-properties fo:background-color="#fff1c7" fo:font-size="10pt" style:font-size-asian="10pt" style:font-size-complex="10pt"/>
    </style:style>
    <style:style style:name="T131_2" style:family="text">
      <style:text-properties fo:background-color="#fff1c7" fo:font-size="10pt" style:font-size-asian="10pt" style:font-size-complex="10pt"/>
    </style:style>
    <style:style style:name="T131_3" style:family="text">
      <style:text-properties fo:background-color="#fff1c7" fo:font-size="10pt" style:font-size-asian="10pt" style:font-size-complex="10pt"/>
    </style:style>
    <style:style style:name="T131_4" style:family="text">
      <style:text-properties fo:background-color="#fff1c7" fo:font-size="10pt" style:font-size-asian="10pt" style:font-size-complex="10pt"/>
    </style:style>
    <style:style style:name="T131_5" style:family="text">
      <style:text-properties fo:background-color="#fff1c7" fo:font-size="10pt" style:font-size-asian="10pt" style:font-size-complex="10pt"/>
    </style:style>
    <style:style style:name="T131_6" style:family="text">
      <style:text-properties fo:background-color="#fff1c7" fo:font-size="10pt" style:font-size-asian="10pt" style:font-size-complex="10pt"/>
    </style:style>
    <style:style style:name="T131_7" style:family="text">
      <style:text-properties fo:background-color="#fff1c7" fo:font-size="10pt" style:font-size-asian="10pt" style:font-size-complex="10pt"/>
    </style:style>
    <style:style style:name="T131_8" style:family="text">
      <style:text-properties fo:background-color="#fff1c7" fo:font-size="10pt" style:font-size-asian="10pt" style:font-size-complex="10pt"/>
    </style:style>
    <style:style style:name="T131_9" style:family="text">
      <style:text-properties fo:background-color="#fff1c7" fo:font-size="10pt" style:font-size-asian="10pt" style:font-size-complex="10pt"/>
    </style:style>
    <style:style style:name="T131_10" style:family="text">
      <style:text-properties fo:background-color="#fff1c7" fo:font-size="10pt" style:font-size-asian="10pt" style:font-size-complex="10pt" style:text-underline-style="solid" style:text-underline-color="font-color"/>
    </style:style>
    <style:style style:name="T131_11" style:family="text">
      <style:text-properties fo:background-color="#fff1c7" fo:font-size="10pt" style:font-size-asian="10pt" style:font-size-complex="10pt" style:text-underline-style="solid" style:text-underline-color="font-color"/>
    </style:style>
    <style:style style:name="T131_12" style:family="text">
      <style:text-properties fo:background-color="#fff1c7" fo:font-size="10pt" style:font-size-asian="10pt" style:font-size-complex="10pt" style:text-underline-style="solid" style:text-underline-color="font-color"/>
    </style:style>
    <style:style style:name="T131_13" style:family="text">
      <style:text-properties fo:background-color="#fff1c7" fo:font-size="10pt" style:font-size-asian="10pt" style:font-size-complex="10pt" style:text-underline-style="solid" style:text-underline-color="font-color"/>
    </style:style>
    <style:style style:name="T131_14" style:family="text">
      <style:text-properties fo:background-color="#fff1c7" fo:font-size="10pt" style:font-size-asian="10pt" style:font-size-complex="10pt" style:text-underline-style="solid" style:text-underline-color="font-color"/>
    </style:style>
    <style:style style:name="T131_15" style:family="text">
      <style:text-properties fo:background-color="#fff1c7" fo:font-size="10pt" style:font-size-asian="10pt" style:font-size-complex="10pt" style:text-underline-style="solid" style:text-underline-color="font-color"/>
    </style:style>
    <style:style style:name="T131_16" style:family="text">
      <style:text-properties fo:background-color="#fff1c7" fo:font-size="10pt" style:font-size-asian="10pt" style:font-size-complex="10pt" style:text-underline-style="solid" style:text-underline-color="font-color"/>
    </style:style>
    <style:style style:name="T131_17" style:family="text">
      <style:text-properties fo:background-color="#fff1c7" fo:font-size="10pt" style:font-size-asian="10pt" style:font-size-complex="10pt" style:text-underline-style="solid" style:text-underline-color="font-color"/>
    </style:style>
    <style:style style:name="P132" style:family="paragraph" style:parent-style-name="Standard">
      <style:paragraph-properties fo:text-align="justify" fo:break-before="auto" style:writing-mode="lr-tb"/>
    </style:style>
    <style:style style:name="T132_1" style:family="text">
      <style:text-properties fo:background-color="#fff1c7" fo:font-size="10pt" style:font-size-asian="10pt" style:font-size-complex="10pt"/>
    </style:style>
    <style:style style:name="T132_2" style:family="text">
      <style:text-properties fo:background-color="#fff1c7" fo:font-size="10pt" style:font-size-asian="10pt" style:font-size-complex="10pt"/>
    </style:style>
    <style:style style:name="T132_3" style:family="text">
      <style:text-properties fo:background-color="#fff1c7" fo:font-size="10pt" style:font-size-asian="10pt" style:font-size-complex="10pt"/>
    </style:style>
    <style:style style:name="T132_4" style:family="text">
      <style:text-properties fo:background-color="#fff1c7" fo:font-size="10pt" style:font-size-asian="10pt" style:font-size-complex="10pt"/>
    </style:style>
    <style:style style:name="T132_5" style:family="text">
      <style:text-properties fo:background-color="#fff1c7" fo:font-size="10pt" style:font-size-asian="10pt" style:font-size-complex="10pt"/>
    </style:style>
    <style:style style:name="T132_6" style:family="text">
      <style:text-properties fo:background-color="#fff1c7" fo:font-size="10pt" style:font-size-asian="10pt" style:font-size-complex="10pt"/>
    </style:style>
    <style:style style:name="T132_7" style:family="text">
      <style:text-properties fo:background-color="#fff1c7" fo:font-size="10pt" style:font-size-asian="10pt" style:font-size-complex="10pt"/>
    </style:style>
    <style:style style:name="T132_8" style:family="text">
      <style:text-properties fo:background-color="#fff1c7" fo:font-size="10pt" style:font-size-asian="10pt" style:font-size-complex="10pt"/>
    </style:style>
    <style:style style:name="T132_9" style:family="text">
      <style:text-properties fo:background-color="#fff1c7" fo:font-size="10pt" style:font-size-asian="10pt" style:font-size-complex="10pt"/>
    </style:style>
    <style:style style:name="T132_10" style:family="text"/>
    <style:style style:name="T132_11" style:family="text">
      <style:text-properties fo:background-color="#fff1c7" fo:color="#1155cc" fo:font-size="10pt" style:font-size-asian="10pt" style:font-size-complex="10pt" style:text-underline-style="solid" style:text-underline-color="font-color"/>
    </style:style>
    <style:style style:name="T132_12" style:family="text"/>
    <style:style style:name="T132_13" style:family="text">
      <style:text-properties fo:background-color="#fff1c7" fo:color="#1155cc" fo:font-size="10pt" style:font-size-asian="10pt" style:font-size-complex="10pt" style:text-underline-style="solid" style:text-underline-color="font-color"/>
    </style:style>
    <style:style style:name="T132_14" style:family="text"/>
    <style:style style:name="T132_15" style:family="text">
      <style:text-properties fo:background-color="#fff1c7" fo:color="#1155cc" fo:font-size="10pt" style:font-size-asian="10pt" style:font-size-complex="10pt" style:text-underline-style="solid" style:text-underline-color="font-color"/>
    </style:style>
    <style:style style:name="T132_16" style:family="text"/>
    <style:style style:name="T132_17" style:family="text">
      <style:text-properties fo:background-color="#fff1c7" fo:color="#1155cc" fo:font-size="10pt" style:font-size-asian="10pt" style:font-size-complex="10pt" style:text-underline-style="solid" style:text-underline-color="font-color"/>
    </style:style>
    <style:style style:name="T132_18" style:family="text">
      <style:text-properties fo:background-color="#fff1c7" fo:font-size="10pt" style:font-size-asian="10pt" style:font-size-complex="10pt"/>
    </style:style>
    <style:style style:name="T132_19" style:family="text">
      <style:text-properties fo:background-color="#fff1c7" fo:font-size="10pt" style:font-size-asian="10pt" style:font-size-complex="10pt"/>
    </style:style>
    <style:style style:name="T132_20" style:family="text">
      <style:text-properties fo:background-color="#fff1c7" fo:font-size="10pt" style:font-size-asian="10pt" style:font-size-complex="10pt"/>
    </style:style>
    <style:style style:name="T132_21" style:family="text">
      <style:text-properties fo:background-color="#fff1c7" fo:font-size="10pt" style:font-size-asian="10pt" style:font-size-complex="10pt"/>
    </style:style>
    <style:style style:name="T132_22" style:family="text">
      <style:text-properties fo:background-color="#fff1c7" fo:font-size="10pt" style:font-size-asian="10pt" style:font-size-complex="10pt"/>
    </style:style>
    <style:style style:name="T132_23" style:family="text">
      <style:text-properties fo:background-color="#fff1c7" fo:font-size="10pt" style:font-size-asian="10pt" style:font-size-complex="10pt"/>
    </style:style>
    <style:style style:name="T132_24" style:family="text">
      <style:text-properties fo:background-color="#fff1c7" fo:font-size="10pt" style:font-size-asian="10pt" style:font-size-complex="10pt"/>
    </style:style>
    <style:style style:name="T132_25" style:family="text">
      <style:text-properties fo:background-color="#fff1c7" fo:font-size="10pt" style:font-size-asian="10pt" style:font-size-complex="10pt"/>
    </style:style>
    <style:style style:name="T132_26" style:family="text">
      <style:text-properties fo:background-color="#fff1c7" fo:font-size="10pt" style:font-size-asian="10pt" style:font-size-complex="10pt"/>
    </style:style>
    <style:style style:name="P133" style:family="paragraph" style:parent-style-name="Standard">
      <style:paragraph-properties fo:text-align="justify" fo:break-before="auto" style:writing-mode="lr-tb"/>
    </style:style>
    <style:style style:name="T133_1" style:family="text">
      <style:text-properties fo:background-color="#fff1c7" fo:font-size="10pt" style:font-size-asian="10pt" style:font-size-complex="10pt"/>
    </style:style>
    <style:style style:name="T133_2" style:family="text">
      <style:text-properties fo:background-color="#fff1c7" fo:font-size="10pt" style:font-size-asian="10pt" style:font-size-complex="10pt"/>
    </style:style>
    <style:style style:name="T133_3" style:family="text">
      <style:text-properties fo:background-color="#fff1c7" fo:font-size="10pt" style:font-size-asian="10pt" style:font-size-complex="10pt"/>
    </style:style>
    <style:style style:name="T133_4" style:family="text">
      <style:text-properties fo:background-color="#fff1c7" fo:font-size="10pt" style:font-size-asian="10pt" style:font-size-complex="10pt"/>
    </style:style>
    <style:style style:name="T133_5" style:family="text">
      <style:text-properties fo:background-color="#fff1c7" fo:font-size="10pt" style:font-size-asian="10pt" style:font-size-complex="10pt"/>
    </style:style>
    <style:style style:name="T133_6" style:family="text">
      <style:text-properties fo:background-color="#fff1c7" fo:font-size="10pt" style:font-size-asian="10pt" style:font-size-complex="10pt"/>
    </style:style>
    <style:style style:name="T133_7" style:family="text">
      <style:text-properties fo:background-color="#fff1c7" fo:font-size="10pt" style:font-size-asian="10pt" style:font-size-complex="10pt"/>
    </style:style>
    <style:style style:name="T133_8" style:family="text">
      <style:text-properties fo:background-color="#fff1c7" fo:font-size="10pt" style:font-size-asian="10pt" style:font-size-complex="10pt"/>
    </style:style>
    <style:style style:name="T133_9" style:family="text">
      <style:text-properties fo:background-color="#fff1c7" fo:font-size="10pt" style:font-size-asian="10pt" style:font-size-complex="10pt"/>
    </style:style>
    <style:style style:name="T133_10" style:family="text">
      <style:text-properties fo:background-color="#fff1c7" fo:font-size="10pt" style:font-size-asian="10pt" style:font-size-complex="10pt"/>
    </style:style>
    <style:style style:name="T133_11" style:family="text">
      <style:text-properties fo:background-color="#fff1c7" fo:font-size="10pt" style:font-size-asian="10pt" style:font-size-complex="10pt"/>
    </style:style>
    <style:style style:name="T133_12" style:family="text">
      <style:text-properties fo:background-color="#fff1c7" fo:font-size="10pt" style:font-size-asian="10pt" style:font-size-complex="10pt"/>
    </style:style>
    <style:style style:name="T133_13" style:family="text">
      <style:text-properties fo:background-color="#fff1c7" fo:font-size="10pt" style:font-size-asian="10pt" style:font-size-complex="10pt"/>
    </style:style>
    <style:style style:name="T133_14" style:family="text">
      <style:text-properties fo:background-color="#fff1c7" fo:font-size="10pt" style:font-size-asian="10pt" style:font-size-complex="10pt"/>
    </style:style>
    <style:style style:name="T133_15" style:family="text">
      <style:text-properties fo:background-color="#fff1c7" fo:font-size="10pt" style:font-size-asian="10pt" style:font-size-complex="10pt"/>
    </style:style>
    <style:style style:name="T133_16" style:family="text">
      <style:text-properties fo:background-color="#fff1c7" fo:font-size="10pt" style:font-size-asian="10pt" style:font-size-complex="10pt"/>
    </style:style>
    <style:style style:name="T133_17" style:family="text">
      <style:text-properties fo:background-color="#fff1c7" fo:font-size="10pt" style:font-size-asian="10pt" style:font-size-complex="10pt"/>
    </style:style>
    <style:style style:name="T133_18" style:family="text">
      <style:text-properties fo:background-color="#fff1c7" fo:font-size="10pt" style:font-size-asian="10pt" style:font-size-complex="10pt"/>
    </style:style>
    <style:style style:name="T133_19" style:family="text">
      <style:text-properties fo:background-color="#fff1c7" fo:font-size="10pt" style:font-size-asian="10pt" style:font-size-complex="10pt"/>
    </style:style>
    <style:style style:name="T133_20" style:family="text">
      <style:text-properties fo:background-color="#fff1c7" fo:font-size="10pt" style:font-size-asian="10pt" style:font-size-complex="10pt"/>
    </style:style>
    <style:style style:name="T133_21" style:family="text">
      <style:text-properties fo:background-color="#fff1c7" fo:font-size="10pt" style:font-size-asian="10pt" style:font-size-complex="10pt"/>
    </style:style>
    <style:style style:name="T133_22" style:family="text">
      <style:text-properties fo:background-color="#fff1c7" fo:font-size="10pt" style:font-size-asian="10pt" style:font-size-complex="10pt"/>
    </style:style>
    <style:style style:name="T133_23" style:family="text">
      <style:text-properties fo:background-color="#fff1c7" fo:font-size="10pt" style:font-size-asian="10pt" style:font-size-complex="10pt"/>
    </style:style>
    <style:style style:name="T133_24" style:family="text">
      <style:text-properties fo:background-color="#fff1c7" fo:font-size="10pt" style:font-size-asian="10pt" style:font-size-complex="10pt"/>
    </style:style>
    <style:style style:name="T133_25" style:family="text"/>
    <style:style style:name="T133_26" style:family="text">
      <style:text-properties fo:background-color="#fff1c7" fo:color="#1155cc" fo:font-size="10pt" style:font-size-asian="10pt" style:font-size-complex="10pt" style:text-underline-style="solid" style:text-underline-color="font-color"/>
    </style:style>
    <style:style style:name="T133_27" style:family="text"/>
    <style:style style:name="T133_28" style:family="text">
      <style:text-properties fo:background-color="#fff1c7" fo:color="#1155cc" fo:font-size="10pt" style:font-size-asian="10pt" style:font-size-complex="10pt" style:text-underline-style="solid" style:text-underline-color="font-color"/>
    </style:style>
    <style:style style:name="T133_29" style:family="text"/>
    <style:style style:name="T133_30" style:family="text">
      <style:text-properties fo:background-color="#fff1c7" fo:color="#1155cc" fo:font-size="10pt" style:font-size-asian="10pt" style:font-size-complex="10pt" style:text-underline-style="solid" style:text-underline-color="font-color"/>
    </style:style>
    <style:style style:name="T133_31" style:family="text"/>
    <style:style style:name="T133_32" style:family="text">
      <style:text-properties fo:background-color="#fff1c7" fo:color="#1155cc" fo:font-size="10pt" style:font-size-asian="10pt" style:font-size-complex="10pt" style:text-underline-style="solid" style:text-underline-color="font-color"/>
    </style:style>
    <style:style style:name="T133_33" style:family="text"/>
    <style:style style:name="T133_34" style:family="text">
      <style:text-properties fo:background-color="#fff1c7" fo:color="#1155cc" fo:font-size="10pt" style:font-size-asian="10pt" style:font-size-complex="10pt" style:text-underline-style="solid" style:text-underline-color="font-color"/>
    </style:style>
    <style:style style:name="T133_35" style:family="text"/>
    <style:style style:name="T133_36" style:family="text">
      <style:text-properties fo:background-color="#fff1c7" fo:color="#1155cc" fo:font-size="10pt" style:font-size-asian="10pt" style:font-size-complex="10pt" style:text-underline-style="solid" style:text-underline-color="font-color"/>
    </style:style>
    <style:style style:name="T133_37" style:family="text"/>
    <style:style style:name="T133_38" style:family="text">
      <style:text-properties fo:background-color="#fff1c7" fo:color="#1155cc" fo:font-size="10pt" style:font-size-asian="10pt" style:font-size-complex="10pt" style:text-underline-style="solid" style:text-underline-color="font-color"/>
    </style:style>
    <style:style style:name="T133_39" style:family="text"/>
    <style:style style:name="T133_40" style:family="text">
      <style:text-properties fo:background-color="#fff1c7" fo:color="#1155cc" fo:font-size="10pt" style:font-size-asian="10pt" style:font-size-complex="10pt" style:text-underline-style="solid" style:text-underline-color="font-color"/>
    </style:style>
    <style:style style:name="T133_41" style:family="text"/>
    <style:style style:name="T133_42" style:family="text">
      <style:text-properties fo:background-color="#fff1c7" fo:color="#1155cc" fo:font-size="10pt" style:font-size-asian="10pt" style:font-size-complex="10pt" style:text-underline-style="solid" style:text-underline-color="font-color"/>
    </style:style>
    <style:style style:name="T133_43" style:family="text"/>
    <style:style style:name="T133_44" style:family="text">
      <style:text-properties fo:background-color="#fff1c7" fo:color="#1155cc" fo:font-size="10pt" style:font-size-asian="10pt" style:font-size-complex="10pt" style:text-underline-style="solid" style:text-underline-color="font-color"/>
    </style:style>
    <style:style style:name="T133_45" style:family="text"/>
    <style:style style:name="T133_46" style:family="text">
      <style:text-properties fo:background-color="#fff1c7" fo:color="#1155cc" fo:font-size="10pt" style:font-size-asian="10pt" style:font-size-complex="10pt" style:text-underline-style="solid" style:text-underline-color="font-color"/>
    </style:style>
    <style:style style:name="P134" style:family="paragraph" style:parent-style-name="Standard">
      <style:paragraph-properties fo:text-align="justify" fo:break-before="auto" style:writing-mode="lr-tb"/>
    </style:style>
    <style:style style:name="P135" style:family="paragraph" style:parent-style-name="Standard">
      <style:paragraph-properties fo:text-align="justify" fo:break-before="auto" style:writing-mode="lr-tb"/>
    </style:style>
    <style:style style:name="P136" style:family="paragraph" style:parent-style-name="Standard">
      <style:paragraph-properties fo:text-align="justify" fo:break-before="auto" fo:text-indent="0cm" fo:margin-left="0cm" style:writing-mode="lr-tb"/>
    </style:style>
    <style:style style:name="T136_1" style:family="text">
      <style:text-properties fo:color="#500050" fo:font-size="10pt" style:font-size-asian="10pt" style:font-size-complex="10pt"/>
    </style:style>
    <style:style style:name="T136_2" style:family="text">
      <style:text-properties fo:color="#500050" fo:font-size="10pt" style:font-size-asian="10pt" style:font-size-complex="10pt"/>
    </style:style>
    <style:style style:name="T136_3" style:family="text">
      <style:text-properties fo:color="#500050" fo:font-size="10pt" style:font-size-asian="10pt" style:font-size-complex="10pt"/>
    </style:style>
    <style:style style:name="T136_4" style:family="text">
      <style:text-properties fo:color="#500050" fo:font-size="10pt" style:font-size-asian="10pt" style:font-size-complex="10pt"/>
    </style:style>
    <style:style style:name="T136_5" style:family="text">
      <style:text-properties fo:color="#500050" fo:font-size="10pt" style:font-size-asian="10pt" style:font-size-complex="10pt"/>
    </style:style>
    <style:style style:name="T136_6" style:family="text">
      <style:text-properties fo:color="#500050" fo:font-size="10pt" style:font-size-asian="10pt" style:font-size-complex="10pt"/>
    </style:style>
    <style:style style:name="T136_7" style:family="text">
      <style:text-properties fo:color="#500050" fo:font-size="10pt" style:font-size-asian="10pt" style:font-size-complex="10pt"/>
    </style:style>
    <style:style style:name="P137" style:family="paragraph" style:parent-style-name="Standard">
      <style:paragraph-properties fo:text-align="justify" fo:break-before="auto" fo:text-indent="7.02cm" style:writing-mode="lr-tb"/>
      <style:text-properties fo:color="#500050" fo:font-size="10pt" style:font-size-asian="10pt" style:font-size-complex="10pt"/>
    </style:style>
    <style:style style:name="P138" style:family="paragraph" style:parent-style-name="Standard">
      <style:paragraph-properties fo:text-align="justify" fo:break-before="auto" fo:text-indent="0cm" fo:margin-left="0cm" style:writing-mode="lr-tb"/>
    </style:style>
    <style:style style:name="T138_1" style:family="text">
      <style:text-properties fo:color="#500050" fo:font-size="10pt" style:font-size-asian="10pt" style:font-size-complex="10pt"/>
    </style:style>
    <style:style style:name="T138_2" style:family="text">
      <style:text-properties fo:color="#500050" fo:font-size="10pt" style:font-size-asian="10pt" style:font-size-complex="10pt"/>
    </style:style>
    <style:style style:name="T138_3" style:family="text">
      <style:text-properties fo:color="#500050" fo:font-size="10pt" style:font-size-asian="10pt" style:font-size-complex="10pt"/>
    </style:style>
    <style:style style:name="T138_4" style:family="text">
      <style:text-properties fo:color="#500050" fo:font-size="10pt" style:font-size-asian="10pt" style:font-size-complex="10pt"/>
    </style:style>
    <style:style style:name="T138_5" style:family="text">
      <style:text-properties fo:color="#500050" fo:font-size="10pt" style:font-size-asian="10pt" style:font-size-complex="10pt"/>
    </style:style>
    <style:style style:name="T138_6" style:family="text">
      <style:text-properties fo:color="#500050" fo:font-size="10pt" style:font-size-asian="10pt" style:font-size-complex="10pt"/>
    </style:style>
    <style:style style:name="T138_7" style:family="text">
      <style:text-properties fo:color="#500050" fo:font-size="10pt" style:font-size-asian="10pt" style:font-size-complex="10pt"/>
    </style:style>
    <style:style style:name="T138_8" style:family="text">
      <style:text-properties fo:color="#500050" fo:font-size="10pt" style:font-size-asian="10pt" style:font-size-complex="10pt"/>
    </style:style>
    <style:style style:name="T138_9" style:family="text">
      <style:text-properties fo:color="#500050" fo:font-size="10pt" style:font-size-asian="10pt" style:font-size-complex="10pt"/>
    </style:style>
    <style:style style:name="T138_10" style:family="text">
      <style:text-properties fo:color="#500050" fo:font-size="10pt" style:font-size-asian="10pt" style:font-size-complex="10pt"/>
    </style:style>
    <style:style style:name="T138_11" style:family="text">
      <style:text-properties fo:color="#500050" fo:font-size="10pt" style:font-size-asian="10pt" style:font-size-complex="10pt"/>
    </style:style>
    <style:style style:name="T138_12" style:family="text">
      <style:text-properties fo:color="#500050" fo:font-size="10pt" style:font-size-asian="10pt" style:font-size-complex="10pt"/>
    </style:style>
    <style:style style:name="T138_13" style:family="text">
      <style:text-properties fo:color="#500050" fo:font-size="10pt" style:font-size-asian="10pt" style:font-size-complex="10pt"/>
    </style:style>
    <style:style style:name="T138_14" style:family="text">
      <style:text-properties fo:color="#500050" fo:font-size="10pt" style:font-size-asian="10pt" style:font-size-complex="10pt"/>
    </style:style>
    <style:style style:name="T138_15" style:family="text">
      <style:text-properties fo:color="#500050" fo:font-size="10pt" style:font-size-asian="10pt" style:font-size-complex="10pt"/>
    </style:style>
    <style:style style:name="T138_16" style:family="text">
      <style:text-properties fo:color="#500050" fo:font-size="10pt" style:font-size-asian="10pt" style:font-size-complex="10pt"/>
    </style:style>
    <style:style style:name="T138_17" style:family="text">
      <style:text-properties fo:color="#500050" fo:font-size="10pt" style:font-size-asian="10pt" style:font-size-complex="10pt"/>
    </style:style>
    <style:style style:name="T138_18" style:family="text">
      <style:text-properties fo:color="#500050" fo:font-size="10pt" style:font-size-asian="10pt" style:font-size-complex="10pt"/>
    </style:style>
    <style:style style:name="T138_19" style:family="text">
      <style:text-properties fo:color="#500050" fo:font-size="10pt" style:font-size-asian="10pt" style:font-size-complex="10pt"/>
    </style:style>
    <style:style style:name="T138_20" style:family="text">
      <style:text-properties fo:color="#500050" fo:font-size="10pt" style:font-size-asian="10pt" style:font-size-complex="10pt"/>
    </style:style>
    <style:style style:name="T138_21" style:family="text">
      <style:text-properties fo:color="#500050" fo:font-size="10pt" style:font-size-asian="10pt" style:font-size-complex="10pt"/>
    </style:style>
    <style:style style:name="T138_22" style:family="text">
      <style:text-properties fo:color="#500050" fo:font-size="10pt" style:font-size-asian="10pt" style:font-size-complex="10pt"/>
    </style:style>
    <style:style style:name="T138_23" style:family="text">
      <style:text-properties fo:color="#500050" fo:font-size="10pt" style:font-size-asian="10pt" style:font-size-complex="10pt"/>
    </style:style>
    <style:style style:name="T138_24" style:family="text">
      <style:text-properties fo:color="#500050" fo:font-size="10pt" style:font-size-asian="10pt" style:font-size-complex="10pt"/>
    </style:style>
    <style:style style:name="T138_25" style:family="text">
      <style:text-properties fo:color="#500050" fo:font-size="10pt" style:font-size-asian="10pt" style:font-size-complex="10pt"/>
    </style:style>
    <style:style style:name="T138_26" style:family="text">
      <style:text-properties fo:color="#500050" fo:font-size="10pt" style:font-size-asian="10pt" style:font-size-complex="10pt"/>
    </style:style>
    <style:style style:name="T138_27" style:family="text">
      <style:text-properties fo:color="#500050" fo:font-size="10pt" style:font-size-asian="10pt" style:font-size-complex="10pt"/>
    </style:style>
    <style:style style:name="T138_28" style:family="text">
      <style:text-properties fo:color="#500050" fo:font-size="10pt" style:font-size-asian="10pt" style:font-size-complex="10pt"/>
    </style:style>
    <style:style style:name="T138_29" style:family="text">
      <style:text-properties fo:color="#500050" fo:font-size="10pt" style:font-size-asian="10pt" style:font-size-complex="10pt"/>
    </style:style>
    <style:style style:name="T138_30" style:family="text">
      <style:text-properties fo:color="#500050" fo:font-size="10pt" style:font-size-asian="10pt" style:font-size-complex="10pt"/>
    </style:style>
    <style:style style:name="T138_31" style:family="text">
      <style:text-properties fo:color="#500050" fo:font-size="10pt" style:font-size-asian="10pt" style:font-size-complex="10pt"/>
    </style:style>
    <style:style style:name="T138_32" style:family="text">
      <style:text-properties fo:color="#500050" fo:font-size="10pt" style:font-size-asian="10pt" style:font-size-complex="10pt"/>
    </style:style>
    <style:style style:name="T138_33" style:family="text">
      <style:text-properties fo:color="#500050" fo:font-size="10pt" style:font-size-asian="10pt" style:font-size-complex="10pt"/>
    </style:style>
    <style:style style:name="T138_34" style:family="text">
      <style:text-properties fo:color="#500050" fo:font-size="10pt" style:font-size-asian="10pt" style:font-size-complex="10pt"/>
    </style:style>
    <style:style style:name="T138_35" style:family="text">
      <style:text-properties fo:color="#500050" fo:font-size="10pt" style:font-size-asian="10pt" style:font-size-complex="10pt"/>
    </style:style>
    <style:style style:name="T138_36" style:family="text">
      <style:text-properties fo:color="#500050" fo:font-size="10pt" style:font-size-asian="10pt" style:font-size-complex="10pt"/>
    </style:style>
    <style:style style:name="T138_37" style:family="text">
      <style:text-properties fo:color="#500050" fo:font-size="10pt" style:font-size-asian="10pt" style:font-size-complex="10pt"/>
    </style:style>
    <style:style style:name="T138_38" style:family="text">
      <style:text-properties fo:color="#500050" fo:font-size="10pt" style:font-size-asian="10pt" style:font-size-complex="10pt"/>
    </style:style>
    <style:style style:name="T138_39" style:family="text">
      <style:text-properties fo:color="#500050" fo:font-size="10pt" style:font-size-asian="10pt" style:font-size-complex="10pt"/>
    </style:style>
    <style:style style:name="T138_40" style:family="text">
      <style:text-properties fo:color="#500050" fo:font-size="10pt" style:font-size-asian="10pt" style:font-size-complex="10pt"/>
    </style:style>
    <style:style style:name="T138_41" style:family="text">
      <style:text-properties fo:color="#500050" fo:font-size="10pt" style:font-size-asian="10pt" style:font-size-complex="10pt"/>
    </style:style>
    <style:style style:name="T138_42" style:family="text">
      <style:text-properties fo:color="#500050" fo:font-size="10pt" style:font-size-asian="10pt" style:font-size-complex="10pt"/>
    </style:style>
    <style:style style:name="T138_43" style:family="text">
      <style:text-properties fo:color="#500050" fo:font-size="10pt" style:font-size-asian="10pt" style:font-size-complex="10pt"/>
    </style:style>
    <style:style style:name="T138_44" style:family="text">
      <style:text-properties fo:color="#500050" fo:font-size="10pt" style:font-size-asian="10pt" style:font-size-complex="10pt"/>
    </style:style>
    <style:style style:name="T138_45" style:family="text">
      <style:text-properties fo:color="#500050" fo:font-size="10pt" style:font-size-asian="10pt" style:font-size-complex="10pt"/>
    </style:style>
    <style:style style:name="T138_46" style:family="text">
      <style:text-properties fo:color="#500050" fo:font-size="10pt" style:font-size-asian="10pt" style:font-size-complex="10pt"/>
    </style:style>
    <style:style style:name="T138_47" style:family="text">
      <style:text-properties fo:color="#500050" fo:font-size="10pt" style:font-size-asian="10pt" style:font-size-complex="10pt"/>
    </style:style>
    <style:style style:name="T138_48" style:family="text">
      <style:text-properties fo:color="#500050" fo:font-size="10pt" style:font-size-asian="10pt" style:font-size-complex="10pt"/>
    </style:style>
    <style:style style:name="T138_49" style:family="text">
      <style:text-properties fo:color="#500050" fo:font-size="10pt" style:font-size-asian="10pt" style:font-size-complex="10pt"/>
    </style:style>
    <style:style style:name="T138_50" style:family="text">
      <style:text-properties fo:color="#500050" fo:font-size="10pt" style:font-size-asian="10pt" style:font-size-complex="10pt"/>
    </style:style>
    <style:style style:name="T138_51" style:family="text">
      <style:text-properties fo:color="#500050" fo:font-size="10pt" style:font-size-asian="10pt" style:font-size-complex="10pt"/>
    </style:style>
    <style:style style:name="T138_52" style:family="text">
      <style:text-properties fo:color="#500050" fo:font-size="10pt" style:font-size-asian="10pt" style:font-size-complex="10pt"/>
    </style:style>
    <style:style style:name="T138_53" style:family="text">
      <style:text-properties fo:color="#500050" fo:font-size="10pt" style:font-size-asian="10pt" style:font-size-complex="10pt"/>
    </style:style>
    <style:style style:name="T138_54" style:family="text">
      <style:text-properties fo:color="#500050" fo:font-size="10pt" style:font-size-asian="10pt" style:font-size-complex="10pt"/>
    </style:style>
    <style:style style:name="T138_55" style:family="text">
      <style:text-properties fo:color="#500050" fo:font-size="10pt" style:font-size-asian="10pt" style:font-size-complex="10pt"/>
    </style:style>
    <style:style style:name="T138_56" style:family="text">
      <style:text-properties fo:color="#500050" fo:font-size="10pt" style:font-size-asian="10pt" style:font-size-complex="10pt"/>
    </style:style>
    <style:style style:name="P139" style:family="paragraph" style:parent-style-name="Standard">
      <style:paragraph-properties fo:text-align="justify" fo:break-before="auto" fo:text-indent="7.02cm" style:writing-mode="lr-tb"/>
      <style:text-properties fo:color="#500050" fo:font-size="10pt" style:font-size-asian="10pt" style:font-size-complex="10pt"/>
    </style:style>
    <style:style style:name="P140" style:family="paragraph" style:parent-style-name="Standard">
      <style:paragraph-properties fo:text-align="justify" fo:break-before="auto" fo:text-indent="0cm" fo:margin-left="0cm" style:writing-mode="lr-tb"/>
    </style:style>
    <style:style style:name="T140_1" style:family="text">
      <style:text-properties fo:color="#500050" fo:font-size="10pt" style:font-size-asian="10pt" style:font-size-complex="10pt"/>
    </style:style>
    <style:style style:name="T140_2" style:family="text">
      <style:text-properties fo:color="#500050" fo:font-size="10pt" style:font-size-asian="10pt" style:font-size-complex="10pt"/>
    </style:style>
    <style:style style:name="T140_3" style:family="text">
      <style:text-properties fo:color="#500050" fo:font-size="10pt" style:font-size-asian="10pt" style:font-size-complex="10pt"/>
    </style:style>
    <style:style style:name="T140_4" style:family="text">
      <style:text-properties fo:color="#500050" fo:font-size="10pt" style:font-size-asian="10pt" style:font-size-complex="10pt"/>
    </style:style>
    <style:style style:name="T140_5" style:family="text">
      <style:text-properties fo:color="#500050" fo:font-size="10pt" style:font-size-asian="10pt" style:font-size-complex="10pt"/>
    </style:style>
    <style:style style:name="T140_6" style:family="text">
      <style:text-properties fo:color="#500050" fo:font-size="10pt" style:font-size-asian="10pt" style:font-size-complex="10pt"/>
    </style:style>
    <style:style style:name="T140_7" style:family="text">
      <style:text-properties fo:color="#500050" fo:font-size="10pt" style:font-size-asian="10pt" style:font-size-complex="10pt"/>
    </style:style>
    <style:style style:name="T140_8" style:family="text">
      <style:text-properties fo:color="#500050" fo:font-size="10pt" style:font-size-asian="10pt" style:font-size-complex="10pt"/>
    </style:style>
    <style:style style:name="T140_9" style:family="text">
      <style:text-properties fo:color="#500050" fo:font-size="10pt" style:font-size-asian="10pt" style:font-size-complex="10pt"/>
    </style:style>
    <style:style style:name="T140_10" style:family="text">
      <style:text-properties fo:color="#500050" fo:font-size="10pt" style:font-size-asian="10pt" style:font-size-complex="10pt"/>
    </style:style>
    <style:style style:name="T140_11" style:family="text">
      <style:text-properties fo:color="#500050" fo:font-size="10pt" style:font-size-asian="10pt" style:font-size-complex="10pt"/>
    </style:style>
    <style:style style:name="T140_12" style:family="text">
      <style:text-properties fo:color="#500050" fo:font-size="10pt" style:font-size-asian="10pt" style:font-size-complex="10pt"/>
    </style:style>
    <style:style style:name="T140_13" style:family="text">
      <style:text-properties fo:color="#500050" fo:font-size="10pt" style:font-size-asian="10pt" style:font-size-complex="10pt"/>
    </style:style>
    <style:style style:name="T140_14" style:family="text">
      <style:text-properties fo:color="#500050" fo:font-size="10pt" style:font-size-asian="10pt" style:font-size-complex="10pt"/>
    </style:style>
    <style:style style:name="T140_15" style:family="text">
      <style:text-properties fo:color="#500050" fo:font-size="10pt" style:font-size-asian="10pt" style:font-size-complex="10pt"/>
    </style:style>
    <style:style style:name="T140_16" style:family="text">
      <style:text-properties fo:color="#500050" fo:font-size="10pt" style:font-size-asian="10pt" style:font-size-complex="10pt"/>
    </style:style>
    <style:style style:name="T140_17" style:family="text">
      <style:text-properties fo:color="#500050" fo:font-size="10pt" style:font-size-asian="10pt" style:font-size-complex="10pt"/>
    </style:style>
    <style:style style:name="T140_18" style:family="text">
      <style:text-properties fo:color="#500050" fo:font-size="10pt" style:font-size-asian="10pt" style:font-size-complex="10pt"/>
    </style:style>
    <style:style style:name="T140_19" style:family="text">
      <style:text-properties fo:color="#500050" fo:font-size="10pt" style:font-size-asian="10pt" style:font-size-complex="10pt"/>
    </style:style>
    <style:style style:name="T140_20" style:family="text">
      <style:text-properties fo:color="#500050" fo:font-size="10pt" style:font-size-asian="10pt" style:font-size-complex="10pt"/>
    </style:style>
    <style:style style:name="T140_21" style:family="text">
      <style:text-properties fo:color="#500050" fo:font-size="10pt" style:font-size-asian="10pt" style:font-size-complex="10pt"/>
    </style:style>
    <style:style style:name="T140_22" style:family="text">
      <style:text-properties fo:color="#500050" fo:font-size="10pt" style:font-size-asian="10pt" style:font-size-complex="10pt"/>
    </style:style>
    <style:style style:name="T140_23" style:family="text">
      <style:text-properties fo:color="#500050" fo:font-size="10pt" style:font-size-asian="10pt" style:font-size-complex="10pt"/>
    </style:style>
    <style:style style:name="T140_24" style:family="text">
      <style:text-properties fo:color="#500050" fo:font-size="10pt" style:font-size-asian="10pt" style:font-size-complex="10pt"/>
    </style:style>
    <style:style style:name="P141" style:family="paragraph" style:parent-style-name="Standard">
      <style:paragraph-properties fo:text-align="justify" fo:break-before="auto" fo:text-indent="7.02cm" style:writing-mode="lr-tb"/>
      <style:text-properties fo:color="#500050" fo:font-size="10pt" style:font-size-asian="10pt" style:font-size-complex="10pt"/>
    </style:style>
    <style:style style:name="P142" style:family="paragraph" style:parent-style-name="Standard">
      <style:paragraph-properties fo:text-align="justify" fo:break-before="auto" fo:text-indent="0cm" fo:margin-left="0cm" style:writing-mode="lr-tb"/>
    </style:style>
    <style:style style:name="T142_1" style:family="text">
      <style:text-properties fo:color="#500050" fo:font-size="10pt" style:font-size-asian="10pt" style:font-size-complex="10pt"/>
    </style:style>
    <style:style style:name="T142_2" style:family="text">
      <style:text-properties fo:color="#500050" fo:font-size="10pt" style:font-size-asian="10pt" style:font-size-complex="10pt"/>
    </style:style>
    <style:style style:name="T142_3" style:family="text">
      <style:text-properties fo:color="#500050" fo:font-size="10pt" style:font-size-asian="10pt" style:font-size-complex="10pt"/>
    </style:style>
    <style:style style:name="T142_4" style:family="text">
      <style:text-properties fo:color="#500050" fo:font-size="10pt" style:font-size-asian="10pt" style:font-size-complex="10pt"/>
    </style:style>
    <style:style style:name="T142_5" style:family="text">
      <style:text-properties fo:color="#500050" fo:font-size="10pt" style:font-size-asian="10pt" style:font-size-complex="10pt"/>
    </style:style>
    <style:style style:name="T142_6" style:family="text">
      <style:text-properties fo:color="#500050" fo:font-size="10pt" style:font-size-asian="10pt" style:font-size-complex="10pt"/>
    </style:style>
    <style:style style:name="T142_7" style:family="text">
      <style:text-properties fo:color="#500050" fo:font-size="10pt" style:font-size-asian="10pt" style:font-size-complex="10pt"/>
    </style:style>
    <style:style style:name="P143" style:family="paragraph" style:parent-style-name="Standard">
      <style:paragraph-properties fo:text-align="justify" fo:break-before="auto" fo:text-indent="7.02cm" style:writing-mode="lr-tb"/>
      <style:text-properties fo:color="#500050" fo:font-size="10pt" style:font-size-asian="10pt" style:font-size-complex="10pt"/>
    </style:style>
    <style:style style:name="P144" style:family="paragraph" style:parent-style-name="Standard">
      <style:paragraph-properties fo:text-align="justify" fo:break-before="auto" fo:text-indent="0cm" fo:margin-left="0cm" style:writing-mode="lr-tb"/>
    </style:style>
    <style:style style:name="T144_1" style:family="text">
      <style:text-properties fo:color="#500050" fo:font-size="10pt" style:font-size-asian="10pt" style:font-size-complex="10pt"/>
    </style:style>
    <style:style style:name="T144_2" style:family="text">
      <style:text-properties fo:color="#500050" fo:font-size="10pt" style:font-size-asian="10pt" style:font-size-complex="10pt"/>
    </style:style>
    <style:style style:name="T144_3" style:family="text">
      <style:text-properties fo:color="#500050" fo:font-size="10pt" style:font-size-asian="10pt" style:font-size-complex="10pt"/>
    </style:style>
    <style:style style:name="T144_4" style:family="text">
      <style:text-properties fo:color="#500050" fo:font-size="10pt" style:font-size-asian="10pt" style:font-size-complex="10pt"/>
    </style:style>
    <style:style style:name="T144_5" style:family="text">
      <style:text-properties fo:color="#500050" fo:font-size="10pt" style:font-size-asian="10pt" style:font-size-complex="10pt"/>
    </style:style>
    <style:style style:name="T144_6" style:family="text">
      <style:text-properties fo:color="#500050" fo:font-size="10pt" style:font-size-asian="10pt" style:font-size-complex="10pt"/>
    </style:style>
    <style:style style:name="T144_7" style:family="text">
      <style:text-properties fo:color="#500050" fo:font-size="10pt" style:font-size-asian="10pt" style:font-size-complex="10pt"/>
    </style:style>
    <style:style style:name="T144_8" style:family="text">
      <style:text-properties fo:color="#500050" fo:font-size="10pt" style:font-size-asian="10pt" style:font-size-complex="10pt"/>
    </style:style>
    <style:style style:name="T144_9" style:family="text">
      <style:text-properties fo:color="#500050" fo:font-size="10pt" style:font-size-asian="10pt" style:font-size-complex="10pt"/>
    </style:style>
    <style:style style:name="T144_10" style:family="text">
      <style:text-properties fo:color="#500050" fo:font-size="10pt" style:font-size-asian="10pt" style:font-size-complex="10pt"/>
    </style:style>
    <style:style style:name="T144_11" style:family="text">
      <style:text-properties fo:color="#500050" fo:font-size="10pt" style:font-size-asian="10pt" style:font-size-complex="10pt"/>
    </style:style>
    <style:style style:name="T144_12" style:family="text">
      <style:text-properties fo:color="#500050" fo:font-size="10pt" style:font-size-asian="10pt" style:font-size-complex="10pt"/>
    </style:style>
    <style:style style:name="T144_13" style:family="text">
      <style:text-properties fo:color="#500050" fo:font-size="10pt" style:font-size-asian="10pt" style:font-size-complex="10pt"/>
    </style:style>
    <style:style style:name="T144_14" style:family="text">
      <style:text-properties fo:color="#500050" fo:font-size="10pt" style:font-size-asian="10pt" style:font-size-complex="10pt"/>
    </style:style>
    <style:style style:name="T144_15" style:family="text">
      <style:text-properties fo:color="#500050" fo:font-size="10pt" style:font-size-asian="10pt" style:font-size-complex="10pt"/>
    </style:style>
    <style:style style:name="T144_16" style:family="text">
      <style:text-properties fo:color="#500050" fo:font-size="10pt" style:font-size-asian="10pt" style:font-size-complex="10pt"/>
    </style:style>
    <style:style style:name="T144_17" style:family="text">
      <style:text-properties fo:color="#500050" fo:font-size="10pt" style:font-size-asian="10pt" style:font-size-complex="10pt"/>
    </style:style>
    <style:style style:name="T144_18" style:family="text">
      <style:text-properties fo:color="#500050" fo:font-size="10pt" style:font-size-asian="10pt" style:font-size-complex="10pt"/>
    </style:style>
    <style:style style:name="T144_19" style:family="text">
      <style:text-properties fo:color="#500050" fo:font-size="10pt" style:font-size-asian="10pt" style:font-size-complex="10pt"/>
    </style:style>
    <style:style style:name="T144_20" style:family="text">
      <style:text-properties fo:color="#500050" fo:font-size="10pt" style:font-size-asian="10pt" style:font-size-complex="10pt"/>
    </style:style>
    <style:style style:name="T144_21" style:family="text">
      <style:text-properties fo:color="#500050" fo:font-size="10pt" style:font-size-asian="10pt" style:font-size-complex="10pt"/>
    </style:style>
    <style:style style:name="T144_22" style:family="text">
      <style:text-properties fo:color="#500050" fo:font-size="10pt" style:font-size-asian="10pt" style:font-size-complex="10pt"/>
    </style:style>
    <style:style style:name="T144_23" style:family="text">
      <style:text-properties fo:color="#500050" fo:font-size="10pt" style:font-size-asian="10pt" style:font-size-complex="10pt"/>
    </style:style>
    <style:style style:name="T144_24" style:family="text">
      <style:text-properties fo:color="#500050" fo:font-size="10pt" style:font-size-asian="10pt" style:font-size-complex="10pt"/>
    </style:style>
    <style:style style:name="T144_25" style:family="text">
      <style:text-properties fo:color="#500050" fo:font-size="10pt" style:font-size-asian="10pt" style:font-size-complex="10pt"/>
    </style:style>
    <style:style style:name="T144_26" style:family="text">
      <style:text-properties fo:color="#500050" fo:font-size="10pt" style:font-size-asian="10pt" style:font-size-complex="10pt"/>
    </style:style>
    <style:style style:name="T144_27" style:family="text">
      <style:text-properties fo:color="#500050" fo:font-size="10pt" style:font-size-asian="10pt" style:font-size-complex="10pt"/>
    </style:style>
    <style:style style:name="T144_28" style:family="text">
      <style:text-properties fo:color="#500050" fo:font-size="10pt" style:font-size-asian="10pt" style:font-size-complex="10pt"/>
    </style:style>
    <style:style style:name="T144_29" style:family="text">
      <style:text-properties fo:color="#500050" fo:font-size="10pt" style:font-size-asian="10pt" style:font-size-complex="10pt"/>
    </style:style>
    <style:style style:name="T144_30" style:family="text">
      <style:text-properties fo:color="#500050" fo:font-size="10pt" style:font-size-asian="10pt" style:font-size-complex="10pt"/>
    </style:style>
    <style:style style:name="T144_31" style:family="text">
      <style:text-properties fo:color="#500050" fo:font-size="10pt" style:font-size-asian="10pt" style:font-size-complex="10pt"/>
    </style:style>
    <style:style style:name="T144_32" style:family="text">
      <style:text-properties fo:color="#500050" fo:font-size="10pt" style:font-size-asian="10pt" style:font-size-complex="10pt"/>
    </style:style>
    <style:style style:name="T144_33" style:family="text">
      <style:text-properties fo:color="#500050" fo:font-size="10pt" style:font-size-asian="10pt" style:font-size-complex="10pt"/>
    </style:style>
    <style:style style:name="T144_34" style:family="text">
      <style:text-properties fo:color="#500050" fo:font-size="10pt" style:font-size-asian="10pt" style:font-size-complex="10pt"/>
    </style:style>
    <style:style style:name="T144_35" style:family="text">
      <style:text-properties fo:color="#500050" fo:font-size="10pt" style:font-size-asian="10pt" style:font-size-complex="10pt"/>
    </style:style>
    <style:style style:name="T144_36" style:family="text">
      <style:text-properties fo:color="#500050" fo:font-size="10pt" style:font-size-asian="10pt" style:font-size-complex="10pt"/>
    </style:style>
    <style:style style:name="T144_37" style:family="text">
      <style:text-properties fo:color="#500050" fo:font-size="10pt" style:font-size-asian="10pt" style:font-size-complex="10pt"/>
    </style:style>
    <style:style style:name="T144_38" style:family="text">
      <style:text-properties fo:color="#500050" fo:font-size="10pt" style:font-size-asian="10pt" style:font-size-complex="10pt"/>
    </style:style>
    <style:style style:name="T144_39" style:family="text">
      <style:text-properties fo:color="#500050" fo:font-size="10pt" style:font-size-asian="10pt" style:font-size-complex="10pt"/>
    </style:style>
    <style:style style:name="T144_40" style:family="text">
      <style:text-properties fo:color="#500050" fo:font-size="10pt" style:font-size-asian="10pt" style:font-size-complex="10pt"/>
    </style:style>
    <style:style style:name="P145" style:family="paragraph" style:parent-style-name="Standard">
      <style:paragraph-properties fo:text-align="justify" fo:break-before="auto" fo:text-indent="7.02cm" style:writing-mode="lr-tb"/>
      <style:text-properties fo:color="#500050" fo:font-size="10pt" style:font-size-asian="10pt" style:font-size-complex="10pt"/>
    </style:style>
    <style:style style:name="P146" style:family="paragraph" style:parent-style-name="Standard">
      <style:paragraph-properties fo:text-align="justify" fo:break-before="auto" fo:text-indent="0cm" fo:margin-left="0cm" style:writing-mode="lr-tb"/>
    </style:style>
    <style:style style:name="T146_1" style:family="text">
      <style:text-properties fo:font-style="italic" style:font-style-asian="italic" style:font-style-complex="italic" fo:color="#500050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47" style:family="paragraph" style:parent-style-name="Standard">
      <style:paragraph-properties fo:text-align="justify" fo:break-before="auto" fo:text-indent="0cm" fo:margin-left="0cm" style:writing-mode="lr-tb"/>
    </style:style>
    <style:style style:name="T147_1" style:family="text">
      <style:text-properties fo:color="#500050" fo:font-size="10pt" style:font-size-asian="10pt" style:font-size-complex="10pt"/>
    </style:style>
    <style:style style:name="T147_2" style:family="text">
      <style:text-properties fo:color="#500050" fo:font-size="10pt" style:font-size-asian="10pt" style:font-size-complex="10pt"/>
    </style:style>
    <style:style style:name="T147_3" style:family="text">
      <style:text-properties fo:color="#500050" fo:font-size="10pt" style:font-size-asian="10pt" style:font-size-complex="10pt"/>
    </style:style>
    <style:style style:name="T147_4" style:family="text">
      <style:text-properties fo:color="#500050" fo:font-size="10pt" style:font-size-asian="10pt" style:font-size-complex="10pt"/>
    </style:style>
    <style:style style:name="T147_5" style:family="text">
      <style:text-properties fo:color="#500050" fo:font-size="10pt" style:font-size-asian="10pt" style:font-size-complex="10pt"/>
    </style:style>
    <style:style style:name="T147_6" style:family="text">
      <style:text-properties fo:color="#500050" fo:font-size="10pt" style:font-size-asian="10pt" style:font-size-complex="10pt"/>
    </style:style>
    <style:style style:name="T147_7" style:family="text">
      <style:text-properties fo:color="#500050" fo:font-size="10pt" style:font-size-asian="10pt" style:font-size-complex="10pt"/>
    </style:style>
    <style:style style:name="T147_8" style:family="text">
      <style:text-properties fo:color="#500050" fo:font-size="10pt" style:font-size-asian="10pt" style:font-size-complex="10pt"/>
    </style:style>
    <style:style style:name="T147_9" style:family="text">
      <style:text-properties fo:color="#500050" fo:font-size="10pt" style:font-size-asian="10pt" style:font-size-complex="10pt"/>
    </style:style>
    <style:style style:name="T147_10" style:family="text">
      <style:text-properties fo:color="#500050" fo:font-size="10pt" style:font-size-asian="10pt" style:font-size-complex="10pt"/>
    </style:style>
    <style:style style:name="T147_11" style:family="text">
      <style:text-properties fo:color="#500050" fo:font-size="10pt" style:font-size-asian="10pt" style:font-size-complex="10pt"/>
    </style:style>
    <style:style style:name="P148" style:family="paragraph" style:parent-style-name="Standard">
      <style:paragraph-properties fo:text-align="justify" fo:break-before="auto" fo:text-indent="7.02cm" style:writing-mode="lr-tb"/>
      <style:text-properties fo:color="#500050" fo:font-size="10pt" style:font-size-asian="10pt" style:font-size-complex="10pt"/>
    </style:style>
    <style:style style:name="P149" style:family="paragraph" style:parent-style-name="Standard">
      <style:paragraph-properties fo:text-align="justify" fo:break-before="auto" fo:text-indent="0cm" fo:margin-left="0cm" style:writing-mode="lr-tb"/>
    </style:style>
    <style:style style:name="T149_1" style:family="text">
      <style:text-properties fo:font-style="italic" style:font-style-asian="italic" style:font-style-complex="italic" fo:color="#500050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50" style:family="paragraph" style:parent-style-name="Standard">
      <style:paragraph-properties fo:text-align="justify" fo:break-before="auto" fo:text-indent="0cm" fo:margin-left="0cm" style:writing-mode="lr-tb"/>
    </style:style>
    <style:style style:name="T150_1" style:family="text">
      <style:text-properties fo:color="#500050" fo:font-size="10pt" style:font-size-asian="10pt" style:font-size-complex="10pt"/>
    </style:style>
    <style:style style:name="T150_2" style:family="text">
      <style:text-properties fo:color="#500050" fo:font-size="10pt" style:font-size-asian="10pt" style:font-size-complex="10pt"/>
    </style:style>
    <style:style style:name="T150_3" style:family="text">
      <style:text-properties fo:color="#500050" fo:font-size="10pt" style:font-size-asian="10pt" style:font-size-complex="10pt"/>
    </style:style>
    <style:style style:name="T150_4" style:family="text">
      <style:text-properties fo:color="#500050" fo:font-size="10pt" style:font-size-asian="10pt" style:font-size-complex="10pt"/>
    </style:style>
    <style:style style:name="T150_5" style:family="text">
      <style:text-properties fo:color="#500050" fo:font-size="10pt" style:font-size-asian="10pt" style:font-size-complex="10pt"/>
    </style:style>
    <style:style style:name="T150_6" style:family="text">
      <style:text-properties fo:color="#500050" fo:font-size="10pt" style:font-size-asian="10pt" style:font-size-complex="10pt"/>
    </style:style>
    <style:style style:name="T150_7" style:family="text">
      <style:text-properties fo:color="#500050" fo:font-size="10pt" style:font-size-asian="10pt" style:font-size-complex="10pt"/>
    </style:style>
    <style:style style:name="T150_8" style:family="text">
      <style:text-properties fo:color="#500050" fo:font-size="10pt" style:font-size-asian="10pt" style:font-size-complex="10pt"/>
    </style:style>
    <style:style style:name="T150_9" style:family="text">
      <style:text-properties fo:color="#500050" fo:font-size="10pt" style:font-size-asian="10pt" style:font-size-complex="10pt"/>
    </style:style>
    <style:style style:name="T150_10" style:family="text">
      <style:text-properties fo:color="#500050" fo:font-size="10pt" style:font-size-asian="10pt" style:font-size-complex="10pt"/>
    </style:style>
    <style:style style:name="T150_11" style:family="text">
      <style:text-properties fo:color="#500050" fo:font-size="10pt" style:font-size-asian="10pt" style:font-size-complex="10pt"/>
    </style:style>
    <style:style style:name="T150_12" style:family="text">
      <style:text-properties fo:color="#500050" fo:font-size="10pt" style:font-size-asian="10pt" style:font-size-complex="10pt"/>
    </style:style>
    <style:style style:name="T150_13" style:family="text">
      <style:text-properties fo:color="#500050" fo:font-size="10pt" style:font-size-asian="10pt" style:font-size-complex="10pt"/>
    </style:style>
    <style:style style:name="T150_14" style:family="text">
      <style:text-properties fo:color="#500050" fo:font-size="10pt" style:font-size-asian="10pt" style:font-size-complex="10pt"/>
    </style:style>
    <style:style style:name="T150_15" style:family="text">
      <style:text-properties fo:color="#500050" fo:font-size="10pt" style:font-size-asian="10pt" style:font-size-complex="10pt"/>
    </style:style>
    <style:style style:name="T150_16" style:family="text">
      <style:text-properties fo:color="#500050" fo:font-size="10pt" style:font-size-asian="10pt" style:font-size-complex="10pt"/>
    </style:style>
    <style:style style:name="T150_17" style:family="text">
      <style:text-properties fo:color="#500050" fo:font-size="10pt" style:font-size-asian="10pt" style:font-size-complex="10pt"/>
    </style:style>
    <style:style style:name="T150_18" style:family="text">
      <style:text-properties fo:color="#500050" fo:font-size="10pt" style:font-size-asian="10pt" style:font-size-complex="10pt"/>
    </style:style>
    <style:style style:name="T150_19" style:family="text">
      <style:text-properties fo:color="#500050" fo:font-size="10pt" style:font-size-asian="10pt" style:font-size-complex="10pt"/>
    </style:style>
    <style:style style:name="T150_20" style:family="text">
      <style:text-properties fo:color="#500050" fo:font-size="10pt" style:font-size-asian="10pt" style:font-size-complex="10pt"/>
    </style:style>
    <style:style style:name="T150_21" style:family="text">
      <style:text-properties fo:color="#500050" fo:font-size="10pt" style:font-size-asian="10pt" style:font-size-complex="10pt"/>
    </style:style>
    <style:style style:name="T150_22" style:family="text">
      <style:text-properties fo:color="#500050" fo:font-size="10pt" style:font-size-asian="10pt" style:font-size-complex="10pt"/>
    </style:style>
    <style:style style:name="T150_23" style:family="text">
      <style:text-properties fo:color="#500050" fo:font-size="10pt" style:font-size-asian="10pt" style:font-size-complex="10pt"/>
    </style:style>
    <style:style style:name="T150_24" style:family="text">
      <style:text-properties fo:color="#500050" fo:font-size="10pt" style:font-size-asian="10pt" style:font-size-complex="10pt"/>
    </style:style>
    <style:style style:name="T150_25" style:family="text">
      <style:text-properties fo:color="#500050" fo:font-size="10pt" style:font-size-asian="10pt" style:font-size-complex="10pt"/>
    </style:style>
    <style:style style:name="T150_26" style:family="text">
      <style:text-properties fo:color="#500050" fo:font-size="10pt" style:font-size-asian="10pt" style:font-size-complex="10pt"/>
    </style:style>
    <style:style style:name="T150_27" style:family="text">
      <style:text-properties fo:color="#500050" fo:font-size="10pt" style:font-size-asian="10pt" style:font-size-complex="10pt"/>
    </style:style>
    <style:style style:name="P151" style:family="paragraph" style:parent-style-name="Standard">
      <style:paragraph-properties fo:text-align="justify" fo:break-before="auto" fo:text-indent="0cm" fo:margin-left="0cm" style:writing-mode="lr-tb"/>
    </style:style>
    <style:style style:name="T151_1" style:family="text">
      <style:text-properties fo:color="#500050" fo:font-size="10pt" style:font-size-asian="10pt" style:font-size-complex="10pt"/>
    </style:style>
    <style:style style:name="T151_2" style:family="text">
      <style:text-properties fo:color="#500050" fo:font-size="10pt" style:font-size-asian="10pt" style:font-size-complex="10pt"/>
    </style:style>
    <style:style style:name="T151_3" style:family="text">
      <style:text-properties fo:color="#500050" fo:font-size="10pt" style:font-size-asian="10pt" style:font-size-complex="10pt"/>
    </style:style>
    <style:style style:name="T151_4" style:family="text">
      <style:text-properties fo:color="#500050" fo:font-size="10pt" style:font-size-asian="10pt" style:font-size-complex="10pt"/>
    </style:style>
    <style:style style:name="T151_5" style:family="text">
      <style:text-properties fo:color="#500050" fo:font-size="10pt" style:font-size-asian="10pt" style:font-size-complex="10pt"/>
    </style:style>
    <style:style style:name="T151_6" style:family="text">
      <style:text-properties fo:color="#500050" fo:font-size="10pt" style:font-size-asian="10pt" style:font-size-complex="10pt"/>
    </style:style>
    <style:style style:name="T151_7" style:family="text">
      <style:text-properties fo:color="#500050" fo:font-size="10pt" style:font-size-asian="10pt" style:font-size-complex="10pt"/>
    </style:style>
    <style:style style:name="T151_8" style:family="text">
      <style:text-properties fo:color="#500050" fo:font-size="10pt" style:font-size-asian="10pt" style:font-size-complex="10pt"/>
    </style:style>
    <style:style style:name="T151_9" style:family="text">
      <style:text-properties fo:color="#500050" fo:font-size="10pt" style:font-size-asian="10pt" style:font-size-complex="10pt"/>
    </style:style>
    <style:style style:name="T151_10" style:family="text">
      <style:text-properties fo:color="#500050" fo:font-size="10pt" style:font-size-asian="10pt" style:font-size-complex="10pt"/>
    </style:style>
    <style:style style:name="T151_11" style:family="text">
      <style:text-properties fo:color="#500050" fo:font-size="10pt" style:font-size-asian="10pt" style:font-size-complex="10pt"/>
    </style:style>
    <style:style style:name="T151_12" style:family="text">
      <style:text-properties fo:color="#500050" fo:font-size="10pt" style:font-size-asian="10pt" style:font-size-complex="10pt"/>
    </style:style>
    <style:style style:name="T151_13" style:family="text">
      <style:text-properties fo:color="#500050" fo:font-size="10pt" style:font-size-asian="10pt" style:font-size-complex="10pt"/>
    </style:style>
    <style:style style:name="T151_14" style:family="text">
      <style:text-properties fo:color="#500050" fo:font-size="10pt" style:font-size-asian="10pt" style:font-size-complex="10pt"/>
    </style:style>
    <style:style style:name="T151_15" style:family="text">
      <style:text-properties fo:color="#500050" fo:font-size="10pt" style:font-size-asian="10pt" style:font-size-complex="10pt"/>
    </style:style>
    <style:style style:name="T151_16" style:family="text">
      <style:text-properties fo:color="#500050" fo:font-size="10pt" style:font-size-asian="10pt" style:font-size-complex="10pt"/>
    </style:style>
    <style:style style:name="T151_17" style:family="text">
      <style:text-properties fo:color="#500050" fo:font-size="10pt" style:font-size-asian="10pt" style:font-size-complex="10pt"/>
    </style:style>
    <style:style style:name="T151_18" style:family="text">
      <style:text-properties fo:color="#500050" fo:font-size="10pt" style:font-size-asian="10pt" style:font-size-complex="10pt"/>
    </style:style>
    <style:style style:name="T151_19" style:family="text">
      <style:text-properties fo:color="#500050" fo:font-size="10pt" style:font-size-asian="10pt" style:font-size-complex="10pt"/>
    </style:style>
    <style:style style:name="T151_20" style:family="text">
      <style:text-properties fo:color="#500050" fo:font-size="10pt" style:font-size-asian="10pt" style:font-size-complex="10pt"/>
    </style:style>
    <style:style style:name="T151_21" style:family="text">
      <style:text-properties fo:color="#500050" fo:font-size="10pt" style:font-size-asian="10pt" style:font-size-complex="10pt"/>
    </style:style>
    <style:style style:name="T151_22" style:family="text">
      <style:text-properties fo:color="#500050" fo:font-size="10pt" style:font-size-asian="10pt" style:font-size-complex="10pt"/>
    </style:style>
    <style:style style:name="P152" style:family="paragraph" style:parent-style-name="Standard">
      <style:paragraph-properties fo:text-align="justify" fo:break-before="auto" fo:text-indent="7.02cm" style:writing-mode="lr-tb"/>
      <style:text-properties fo:color="#500050" fo:font-size="10pt" style:font-size-asian="10pt" style:font-size-complex="10pt"/>
    </style:style>
    <style:style style:name="P153" style:family="paragraph" style:parent-style-name="Standard">
      <style:paragraph-properties fo:text-align="justify" fo:break-before="auto" fo:text-indent="0cm" fo:margin-left="0cm" style:writing-mode="lr-tb"/>
    </style:style>
    <style:style style:name="T153_1" style:family="text"/>
    <style:style style:name="T153_2" style:family="text">
      <style:text-properties fo:color="#1155cc" fo:font-size="10pt" style:font-size-asian="10pt" style:font-size-complex="10pt" style:text-underline-style="solid" style:text-underline-color="font-color"/>
    </style:style>
    <style:style style:name="T153_3" style:family="text"/>
    <style:style style:name="T153_4" style:family="text">
      <style:text-properties fo:color="#1155cc" fo:font-size="10pt" style:font-size-asian="10pt" style:font-size-complex="10pt" style:text-underline-style="solid" style:text-underline-color="font-color"/>
    </style:style>
    <style:style style:name="T153_5" style:family="text"/>
    <style:style style:name="T153_6" style:family="text">
      <style:text-properties fo:color="#1155cc" fo:font-size="10pt" style:font-size-asian="10pt" style:font-size-complex="10pt" style:text-underline-style="solid" style:text-underline-color="font-color"/>
    </style:style>
    <style:style style:name="T153_7" style:family="text"/>
    <style:style style:name="T153_8" style:family="text">
      <style:text-properties fo:color="#1155cc" fo:font-size="10pt" style:font-size-asian="10pt" style:font-size-complex="10pt" style:text-underline-style="solid" style:text-underline-color="font-color"/>
    </style:style>
    <style:style style:name="T153_9" style:family="text"/>
    <style:style style:name="T153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153_11" style:family="text"/>
    <style:style style:name="T153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153_13" style:family="text"/>
    <style:style style:name="T153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153_15" style:family="text"/>
    <style:style style:name="T153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153_17" style:family="text"/>
    <style:style style:name="T153_18" style:family="text">
      <style:text-properties fo:color="#1155cc" fo:font-size="10pt" style:font-size-asian="10pt" style:font-size-complex="10pt" style:text-underline-style="solid" style:text-underline-color="font-color"/>
    </style:style>
    <style:style style:name="P154" style:family="paragraph" style:parent-style-name="Standard">
      <style:paragraph-properties fo:text-align="justify" fo:break-before="auto" fo:text-indent="7.02cm" style:writing-mode="lr-tb"/>
      <style:text-properties fo:color="#1155cc" fo:font-size="10pt" style:font-size-asian="10pt" style:font-size-complex="10pt" style:text-underline-style="solid" style:text-underline-color="font-color"/>
    </style:style>
    <style:style style:name="P155" style:family="paragraph" style:parent-style-name="Standard">
      <style:paragraph-properties fo:text-align="justify" fo:break-before="auto" fo:text-indent="7.02cm" style:writing-mode="lr-tb"/>
      <style:text-properties fo:color="#1155cc" fo:font-size="10pt" style:font-size-asian="10pt" style:font-size-complex="10pt" style:text-underline-style="solid" style:text-underline-color="font-color"/>
    </style:style>
    <style:style style:name="P156" style:family="paragraph" style:parent-style-name="Standard">
      <style:paragraph-properties fo:text-align="justify" fo:break-before="auto" fo:text-indent="0cm" fo:margin-left="0cm" style:writing-mode="lr-tb"/>
    </style:style>
    <style:style style:name="T156_1" style:family="text">
      <style:text-properties fo:color="#222222" fo:font-size="10pt" style:font-size-asian="10pt" style:font-size-complex="10pt"/>
    </style:style>
    <style:style style:name="T156_2" style:family="text">
      <style:text-properties fo:color="#222222" fo:font-size="10pt" style:font-size-asian="10pt" style:font-size-complex="10pt"/>
    </style:style>
    <style:style style:name="T156_3" style:family="text">
      <style:text-properties fo:color="#222222" fo:font-size="10pt" style:font-size-asian="10pt" style:font-size-complex="10pt"/>
    </style:style>
    <style:style style:name="T156_4" style:family="text">
      <style:text-properties fo:color="#222222" fo:font-size="10pt" style:font-size-asian="10pt" style:font-size-complex="10pt"/>
    </style:style>
    <style:style style:name="T156_5" style:family="text">
      <style:text-properties fo:color="#222222" fo:font-size="10pt" style:font-size-asian="10pt" style:font-size-complex="10pt"/>
    </style:style>
    <style:style style:name="T156_6" style:family="text">
      <style:text-properties fo:color="#222222" fo:font-size="10pt" style:font-size-asian="10pt" style:font-size-complex="10pt"/>
    </style:style>
    <style:style style:name="T156_7" style:family="text">
      <style:text-properties fo:color="#222222" fo:font-size="10pt" style:font-size-asian="10pt" style:font-size-complex="10pt"/>
    </style:style>
    <style:style style:name="P157" style:family="paragraph" style:parent-style-name="Standard">
      <style:paragraph-properties fo:text-align="justify" fo:break-before="auto" fo:text-indent="7.02cm" style:writing-mode="lr-tb"/>
      <style:text-properties fo:color="#222222" fo:font-size="10pt" style:font-size-asian="10pt" style:font-size-complex="10pt"/>
    </style:style>
    <style:style style:name="P158" style:family="paragraph" style:parent-style-name="Standard">
      <style:paragraph-properties fo:text-align="justify" fo:break-before="auto" fo:text-indent="0cm" fo:margin-left="0cm" style:writing-mode="lr-tb"/>
    </style:style>
    <style:style style:name="T158_1" style:family="text">
      <style:text-properties fo:color="#222222" fo:font-size="10pt" style:font-size-asian="10pt" style:font-size-complex="10pt"/>
    </style:style>
    <style:style style:name="T158_2" style:family="text">
      <style:text-properties fo:color="#222222" fo:font-size="10pt" style:font-size-asian="10pt" style:font-size-complex="10pt"/>
    </style:style>
    <style:style style:name="T158_3" style:family="text">
      <style:text-properties fo:color="#222222" fo:font-size="10pt" style:font-size-asian="10pt" style:font-size-complex="10pt"/>
    </style:style>
    <style:style style:name="T158_4" style:family="text">
      <style:text-properties fo:color="#222222" fo:font-size="10pt" style:font-size-asian="10pt" style:font-size-complex="10pt"/>
    </style:style>
    <style:style style:name="T158_5" style:family="text">
      <style:text-properties fo:color="#222222" fo:font-size="10pt" style:font-size-asian="10pt" style:font-size-complex="10pt"/>
    </style:style>
    <style:style style:name="T158_6" style:family="text">
      <style:text-properties fo:color="#222222" fo:font-size="10pt" style:font-size-asian="10pt" style:font-size-complex="10pt"/>
    </style:style>
    <style:style style:name="T158_7" style:family="text">
      <style:text-properties fo:color="#222222" fo:font-size="10pt" style:font-size-asian="10pt" style:font-size-complex="10pt"/>
    </style:style>
    <style:style style:name="T158_8" style:family="text">
      <style:text-properties fo:color="#222222" fo:font-size="10pt" style:font-size-asian="10pt" style:font-size-complex="10pt"/>
    </style:style>
    <style:style style:name="T158_9" style:family="text">
      <style:text-properties fo:color="#222222" fo:font-size="10pt" style:font-size-asian="10pt" style:font-size-complex="10pt"/>
    </style:style>
    <style:style style:name="T158_10" style:family="text">
      <style:text-properties fo:color="#222222" fo:font-size="10pt" style:font-size-asian="10pt" style:font-size-complex="10pt"/>
    </style:style>
    <style:style style:name="T158_11" style:family="text">
      <style:text-properties fo:color="#222222" fo:font-size="10pt" style:font-size-asian="10pt" style:font-size-complex="10pt"/>
    </style:style>
    <style:style style:name="T158_12" style:family="text">
      <style:text-properties fo:color="#222222" fo:font-size="10pt" style:font-size-asian="10pt" style:font-size-complex="10pt"/>
    </style:style>
    <style:style style:name="T158_13" style:family="text">
      <style:text-properties fo:color="#222222" fo:font-size="10pt" style:font-size-asian="10pt" style:font-size-complex="10pt"/>
    </style:style>
    <style:style style:name="T158_14" style:family="text">
      <style:text-properties fo:color="#222222" fo:font-size="10pt" style:font-size-asian="10pt" style:font-size-complex="10pt"/>
    </style:style>
    <style:style style:name="T158_15" style:family="text">
      <style:text-properties fo:color="#222222" fo:font-size="10pt" style:font-size-asian="10pt" style:font-size-complex="10pt"/>
    </style:style>
    <style:style style:name="T158_16" style:family="text">
      <style:text-properties fo:color="#222222" fo:font-size="10pt" style:font-size-asian="10pt" style:font-size-complex="10pt"/>
    </style:style>
    <style:style style:name="T158_17" style:family="text">
      <style:text-properties fo:color="#222222" fo:font-size="10pt" style:font-size-asian="10pt" style:font-size-complex="10pt"/>
    </style:style>
    <style:style style:name="T158_18" style:family="text">
      <style:text-properties fo:color="#222222" fo:font-size="10pt" style:font-size-asian="10pt" style:font-size-complex="10pt"/>
    </style:style>
    <style:style style:name="T158_19" style:family="text">
      <style:text-properties fo:color="#222222" fo:font-size="10pt" style:font-size-asian="10pt" style:font-size-complex="10pt"/>
    </style:style>
    <style:style style:name="T158_20" style:family="text">
      <style:text-properties fo:color="#222222" fo:font-size="10pt" style:font-size-asian="10pt" style:font-size-complex="10pt"/>
    </style:style>
    <style:style style:name="T158_21" style:family="text">
      <style:text-properties fo:color="#222222" fo:font-size="10pt" style:font-size-asian="10pt" style:font-size-complex="10pt"/>
    </style:style>
    <style:style style:name="T158_22" style:family="text">
      <style:text-properties fo:color="#222222" fo:font-size="10pt" style:font-size-asian="10pt" style:font-size-complex="10pt"/>
    </style:style>
    <style:style style:name="T158_23" style:family="text">
      <style:text-properties fo:color="#222222" fo:font-size="10pt" style:font-size-asian="10pt" style:font-size-complex="10pt"/>
    </style:style>
    <style:style style:name="T158_24" style:family="text">
      <style:text-properties fo:color="#222222" fo:font-size="10pt" style:font-size-asian="10pt" style:font-size-complex="10pt"/>
    </style:style>
    <style:style style:name="T158_25" style:family="text">
      <style:text-properties fo:color="#222222" fo:font-size="10pt" style:font-size-asian="10pt" style:font-size-complex="10pt"/>
    </style:style>
    <style:style style:name="T158_26" style:family="text">
      <style:text-properties fo:color="#222222" fo:font-size="10pt" style:font-size-asian="10pt" style:font-size-complex="10pt"/>
    </style:style>
    <style:style style:name="T158_27" style:family="text">
      <style:text-properties fo:color="#222222" fo:font-size="10pt" style:font-size-asian="10pt" style:font-size-complex="10pt"/>
    </style:style>
    <style:style style:name="T158_28" style:family="text">
      <style:text-properties fo:color="#222222" fo:font-size="10pt" style:font-size-asian="10pt" style:font-size-complex="10pt"/>
    </style:style>
    <style:style style:name="T158_29" style:family="text">
      <style:text-properties fo:color="#222222" fo:font-size="10pt" style:font-size-asian="10pt" style:font-size-complex="10pt"/>
    </style:style>
    <style:style style:name="T158_30" style:family="text">
      <style:text-properties fo:color="#222222" fo:font-size="10pt" style:font-size-asian="10pt" style:font-size-complex="10pt"/>
    </style:style>
    <style:style style:name="T158_31" style:family="text">
      <style:text-properties fo:color="#222222" fo:font-size="10pt" style:font-size-asian="10pt" style:font-size-complex="10pt"/>
    </style:style>
    <style:style style:name="P159" style:family="paragraph" style:parent-style-name="Standard">
      <style:paragraph-properties fo:text-align="justify" fo:break-before="auto" fo:text-indent="0cm" fo:margin-left="0cm" style:writing-mode="lr-tb"/>
    </style:style>
    <style:style style:name="T159_1" style:family="text">
      <style:text-properties fo:color="#222222" fo:font-size="10pt" style:font-size-asian="10pt" style:font-size-complex="10pt"/>
    </style:style>
    <style:style style:name="T159_2" style:family="text">
      <style:text-properties fo:color="#222222" fo:font-size="10pt" style:font-size-asian="10pt" style:font-size-complex="10pt"/>
    </style:style>
    <style:style style:name="T159_3" style:family="text">
      <style:text-properties fo:color="#222222" fo:font-size="10pt" style:font-size-asian="10pt" style:font-size-complex="10pt"/>
    </style:style>
    <style:style style:name="T159_4" style:family="text">
      <style:text-properties fo:color="#222222" fo:font-size="10pt" style:font-size-asian="10pt" style:font-size-complex="10pt"/>
    </style:style>
    <style:style style:name="T159_5" style:family="text">
      <style:text-properties fo:color="#222222" fo:font-size="10pt" style:font-size-asian="10pt" style:font-size-complex="10pt"/>
    </style:style>
    <style:style style:name="T159_6" style:family="text">
      <style:text-properties fo:color="#222222" fo:font-size="10pt" style:font-size-asian="10pt" style:font-size-complex="10pt"/>
    </style:style>
    <style:style style:name="T159_7" style:family="text">
      <style:text-properties fo:color="#222222" fo:font-size="10pt" style:font-size-asian="10pt" style:font-size-complex="10pt"/>
    </style:style>
    <style:style style:name="T159_8" style:family="text">
      <style:text-properties fo:color="#222222" fo:font-size="10pt" style:font-size-asian="10pt" style:font-size-complex="10pt"/>
    </style:style>
    <style:style style:name="P160" style:family="paragraph" style:parent-style-name="Standard">
      <style:paragraph-properties fo:text-align="justify" fo:break-before="auto" fo:text-indent="7.02cm" style:writing-mode="lr-tb"/>
      <style:text-properties fo:color="#222222" fo:font-size="10pt" style:font-size-asian="10pt" style:font-size-complex="10pt"/>
    </style:style>
    <style:style style:name="P161" style:family="paragraph" style:parent-style-name="Standard">
      <style:paragraph-properties fo:text-align="justify" fo:break-before="auto" fo:text-indent="0cm" fo:margin-left="0cm" style:writing-mode="lr-tb"/>
    </style:style>
    <style:style style:name="T161_1" style:family="text"/>
    <style:style style:name="T161_2" style:family="text">
      <style:text-properties fo:color="#1155cc" fo:font-size="10pt" style:font-size-asian="10pt" style:font-size-complex="10pt" style:text-underline-style="solid" style:text-underline-color="font-color"/>
    </style:style>
    <style:style style:name="T161_3" style:family="text"/>
    <style:style style:name="T161_4" style:family="text">
      <style:text-properties fo:color="#1155cc" fo:font-size="10pt" style:font-size-asian="10pt" style:font-size-complex="10pt" style:text-underline-style="solid" style:text-underline-color="font-color"/>
    </style:style>
    <style:style style:name="T161_5" style:family="text"/>
    <style:style style:name="T161_6" style:family="text">
      <style:text-properties fo:color="#1155cc" fo:font-size="10pt" style:font-size-asian="10pt" style:font-size-complex="10pt" style:text-underline-style="solid" style:text-underline-color="font-color"/>
    </style:style>
    <style:style style:name="T161_7" style:family="text"/>
    <style:style style:name="T161_8" style:family="text">
      <style:text-properties fo:color="#1155cc" fo:font-size="10pt" style:font-size-asian="10pt" style:font-size-complex="10pt" style:text-underline-style="solid" style:text-underline-color="font-color"/>
    </style:style>
    <style:style style:name="T161_9" style:family="text"/>
    <style:style style:name="T161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161_11" style:family="text"/>
    <style:style style:name="T161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161_13" style:family="text"/>
    <style:style style:name="T161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161_15" style:family="text"/>
    <style:style style:name="T161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161_17" style:family="text"/>
    <style:style style:name="T161_18" style:family="text">
      <style:text-properties fo:color="#1155cc" fo:font-size="10pt" style:font-size-asian="10pt" style:font-size-complex="10pt" style:text-underline-style="solid" style:text-underline-color="font-color"/>
    </style:style>
    <style:style style:name="P162" style:family="paragraph" style:parent-style-name="Standard">
      <style:paragraph-properties fo:text-align="justify" fo:break-before="auto" fo:text-indent="7.02cm" style:writing-mode="lr-tb"/>
      <style:text-properties fo:color="#1155cc" fo:font-size="10pt" style:font-size-asian="10pt" style:font-size-complex="10pt" style:text-underline-style="solid" style:text-underline-color="font-color"/>
    </style:style>
    <style:style style:name="P163" style:family="paragraph" style:parent-style-name="Standard">
      <style:paragraph-properties fo:text-align="justify" fo:break-before="auto" fo:text-indent="0cm" fo:margin-left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P164" style:family="paragraph" style:parent-style-name="Standard">
      <style:paragraph-properties fo:text-align="justify" fo:break-before="auto" fo:text-indent="7.02cm" style:writing-mode="lr-tb"/>
    </style:style>
    <style:style style:name="P165" style:family="paragraph" style:parent-style-name="Standard">
      <style:paragraph-properties fo:text-align="justify" fo:break-before="auto" style:writing-mode="lr-tb"/>
    </style:style>
    <style:style style:name="T165_1" style:family="text"/>
    <style:style style:name="T165_2" style:family="text">
      <style:text-properties fo:color="#1155cc" fo:font-size="10pt" style:font-size-asian="10pt" style:font-size-complex="10pt" style:text-underline-style="solid" style:text-underline-color="font-color"/>
    </style:style>
    <style:style style:name="T165_3" style:family="text"/>
    <style:style style:name="T165_4" style:family="text">
      <style:text-properties fo:color="#1155cc" fo:font-size="10pt" style:font-size-asian="10pt" style:font-size-complex="10pt" style:text-underline-style="solid" style:text-underline-color="font-color"/>
    </style:style>
    <style:style style:name="T165_5" style:family="text"/>
    <style:style style:name="T165_6" style:family="text">
      <style:text-properties fo:color="#1155cc" fo:font-size="10pt" style:font-size-asian="10pt" style:font-size-complex="10pt" style:text-underline-style="solid" style:text-underline-color="font-color"/>
    </style:style>
    <style:style style:name="T165_7" style:family="text"/>
    <style:style style:name="T165_8" style:family="text">
      <style:text-properties fo:color="#1155cc" fo:font-size="10pt" style:font-size-asian="10pt" style:font-size-complex="10pt" style:text-underline-style="solid" style:text-underline-color="font-color"/>
    </style:style>
    <style:style style:name="T165_9" style:family="text"/>
    <style:style style:name="T165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165_11" style:family="text"/>
    <style:style style:name="T165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165_13" style:family="text"/>
    <style:style style:name="T165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165_15" style:family="text"/>
    <style:style style:name="T165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165_17" style:family="text"/>
    <style:style style:name="T165_18" style:family="text">
      <style:text-properties fo:color="#1155cc" fo:font-size="10pt" style:font-size-asian="10pt" style:font-size-complex="10pt" style:text-underline-style="solid" style:text-underline-color="font-color"/>
    </style:style>
  </office:automatic-styles>
  <office:body>
    <office:text>
      <text:p text:style-name="P1"><text:span text:style-name="T1_1">Ζεσταθήκατε</text:span><text:span text:style-name="T1_2">;<text:s/></text:span></text:p>
      <text:p text:style-name="P2"><text:span text:style-name="T2_1">Ήρθε</text:span><text:span text:style-name="T2_2"><text:s/></text:span><text:span text:style-name="T2_3">η</text:span><text:span text:style-name="T2_4"><text:s/></text:span><text:span text:style-name="T2_5">ώρα</text:span><text:span text:style-name="T2_6"><text:s/></text:span><text:span text:style-name="T2_7">να</text:span><text:span text:style-name="T2_8"><text:s/></text:span><text:span text:style-name="T2_9">κανονίσετε</text:span><text:span text:style-name="T2_10"><text:s/></text:span><text:span text:style-name="T2_11">τις</text:span><text:span text:style-name="T2_12"><text:s/></text:span><text:span text:style-name="T2_13">καλοκαιρινές</text:span><text:span text:style-name="T2_14"><text:s/></text:span><text:span text:style-name="T2_15">σας</text:span><text:span text:style-name="T2_16"><text:s/></text:span><text:span text:style-name="T2_17">εξορμήσεις</text:span><text:span text:style-name="T2_18">!</text:span></text:p>
      <text:p text:style-name="P3"><text:span text:style-name="T3_1">Το</text:span><text:span text:style-name="T3_2"><text:s/></text:span><text:span text:style-name="T3_3">2</text:span><text:span text:style-name="T3_4">ο</text:span><text:span text:style-name="T3_5"><text:s/></text:span><text:span text:style-name="T3_6">openSUSE</text:span><text:span text:style-name="T3_7"><text:s/></text:span><text:span text:style-name="T3_8">Collaboration</text:span><text:span text:style-name="T3_9"><text:s/></text:span><text:span text:style-name="T3_10">Summer</text:span><text:span text:style-name="T3_11"><text:s/></text:span><text:span text:style-name="T3_12">Camp</text:span><text:span text:style-name="T3_13"><text:s/></text:span><text:span text:style-name="T3_14">πλησιάζει</text:span><text:span text:style-name="T3_15"><text:s/></text:span><text:span text:style-name="T3_16">και</text:span><text:span text:style-name="T3_17"><text:s/></text:span><text:span text:style-name="T3_18">φέτος</text:span><text:span text:style-name="T3_19"><text:s/></text:span><text:span text:style-name="T3_20">στο</text:span><text:span text:style-name="T3_21"><text:s/></text:span><text:span text:style-name="T3_22">γνωστό</text:span><text:span text:style-name="T3_23"><text:s/></text:span><text:span text:style-name="T3_24">μέρος</text:span><text:span text:style-name="T3_25"><text:s/>(</text:span><text:span text:style-name="T3_26">ξενοδοχείο</text:span><text:span text:style-name="T3_27"><text:s/></text:span><text:span text:style-name="T3_28">Grand</text:span><text:span text:style-name="T3_29"><text:s/></text:span><text:span text:style-name="T3_30">Platon</text:span><text:span text:style-name="T3_31"><text:s/></text:span><text:span text:style-name="T3_32">στην</text:span><text:span text:style-name="T3_33"><text:s/></text:span><text:span text:style-name="T3_34">παραλία</text:span><text:span text:style-name="T3_35"><text:s/></text:span><text:span text:style-name="T3_36">Κατερίνης</text:span><text:span text:style-name="T3_37">)<text:s/></text:span><text:span text:style-name="T3_38">στις</text:span><text:span text:style-name="T3_39"><text:s/></text:span><text:span text:style-name="T3_40">20-22<text:s/></text:span><text:span text:style-name="T3_41">Ιουλίου</text:span><text:span text:style-name="T3_42"><text:s/>2012!</text:span></text:p>
      <text:p text:style-name="P4"/>
      <text:p text:style-name="P5"><text:span text:style-name="T5_1">Όπως</text:span><text:span text:style-name="T5_2"><text:s/></text:span><text:span text:style-name="T5_3">και</text:span><text:span text:style-name="T5_4"><text:s/></text:span><text:span text:style-name="T5_5">πέρσι</text:span><text:span text:style-name="T5_6"><text:s/></text:span><text:span text:style-name="T5_7">θα</text:span><text:span text:style-name="T5_8"><text:s/></text:span><text:span text:style-name="T5_9">μαζευτούμε</text:span><text:span text:style-name="T5_10"><text:s/></text:span><text:span text:style-name="T5_11">όλοι</text:span><text:span text:style-name="T5_12"><text:s/></text:span><text:span text:style-name="T5_13">μαζί</text:span><text:span text:style-name="T5_14"><text:s/></text:span><text:span text:style-name="T5_15">και</text:span><text:span text:style-name="T5_16"><text:s/></text:span><text:span text:style-name="T5_17">θα</text:span><text:span text:style-name="T5_18"><text:s/></text:span><text:span text:style-name="T5_19">συνδυάσουμε</text:span><text:span text:style-name="T5_20"><text:s/></text:span><text:span text:style-name="T5_21">μπάνια</text:span><text:span text:style-name="T5_22"><text:s/></text:span><text:span text:style-name="T5_23">και</text:span><text:span text:style-name="T5_24"><text:s/></text:span><text:span text:style-name="T5_25">μπύρες</text:span><text:span text:style-name="T5_26"><text:s/></text:span><text:span text:style-name="T5_27">στην</text:span><text:span text:style-name="T5_28"><text:s/></text:span><text:span text:style-name="T5_29">πισίνα</text:span><text:span text:style-name="T5_30"><text:s/></text:span><text:span text:style-name="T5_31">με</text:span><text:span text:style-name="T5_32"><text:s/></text:span><text:span text:style-name="T5_33">παρουσιάσεις</text:span><text:span text:style-name="T5_34"><text:s/></text:span><text:span text:style-name="T5_35">και</text:span><text:span text:style-name="T5_36"><text:s/></text:span><text:span text:style-name="T5_37">workshops</text:span><text:span text:style-name="T5_38"><text:s/>(</text:span><text:span text:style-name="T5_39">μην</text:span><text:span text:style-name="T5_40"><text:s/></text:span><text:span text:style-name="T5_41">ξεχάσετε</text:span><text:span text:style-name="T5_42"><text:s/></text:span><text:span text:style-name="T5_43">να</text:span><text:span text:style-name="T5_44"><text:s/></text:span><text:span text:style-name="T5_45">φέρετε</text:span><text:span text:style-name="T5_46"><text:s/></text:span><text:span text:style-name="T5_47">τα</text:span><text:span text:style-name="T5_48"><text:s/></text:span><text:span text:style-name="T5_49">laptop</text:span><text:span text:style-name="T5_50"><text:s/></text:span><text:span text:style-name="T5_51">σας</text:span><text:span text:style-name="T5_52">!)</text:span></text:p>
      <text:p text:style-name="P6"/>
      <text:p text:style-name="P7"><text:span text:style-name="T7_1">Η</text:span><text:span text:style-name="T7_2"><text:s/></text:span><text:span text:style-name="T7_3">εκδήλωση</text:span><text:span text:style-name="T7_4"><text:s/></text:span><text:span text:style-name="T7_5">δεν</text:span><text:span text:style-name="T7_6"><text:s/></text:span><text:span text:style-name="T7_7">αφορά</text:span><text:span text:style-name="T7_8"><text:s/></text:span><text:span text:style-name="T7_9">σε</text:span><text:span text:style-name="T7_10"><text:s/></text:span><text:span text:style-name="T7_11">καμία</text:span><text:span text:style-name="T7_12"><text:s/></text:span><text:span text:style-name="T7_13">περίπωση</text:span><text:span text:style-name="T7_14"><text:s/></text:span><text:span text:style-name="T7_15">μόνο</text:span><text:span text:style-name="T7_16"><text:s/></text:span><text:span text:style-name="T7_17">χρήστες</text:span><text:span text:style-name="T7_18"><text:s/></text:span><text:span text:style-name="T7_19">του</text:span><text:span text:style-name="T7_20"><text:s/></text:span><text:span text:style-name="T7_21">openSUSE</text:span><text:span text:style-name="T7_22">!<text:s/></text:span></text:p>
      <text:p text:style-name="P8"><text:span text:style-name="T8_1">Σκοπός</text:span><text:span text:style-name="T8_2"><text:s/></text:span><text:span text:style-name="T8_3">είναι</text:span><text:span text:style-name="T8_4"><text:s/></text:span><text:span text:style-name="T8_5">η</text:span><text:span text:style-name="T8_6"><text:s/></text:span><text:span text:style-name="T8_7">συνεργασία</text:span><text:span text:style-name="T8_8"><text:s/></text:span><text:span text:style-name="T8_9">μεταξύ</text:span><text:span text:style-name="T8_10"><text:s/></text:span><text:span text:style-name="T8_11">ανθρώπων</text:span><text:span text:style-name="T8_12"><text:s/></text:span><text:span text:style-name="T8_13">που</text:span><text:span text:style-name="T8_14"><text:s/></text:span><text:span text:style-name="T8_15">απολαμβάνουν</text:span><text:span text:style-name="T8_16"><text:s/></text:span><text:span text:style-name="T8_17">να</text:span><text:span text:style-name="T8_18"><text:s/></text:span><text:span text:style-name="T8_19">προσφέρουν</text:span><text:span text:style-name="T8_20"><text:s/></text:span><text:span text:style-name="T8_21">στο</text:span><text:span text:style-name="T8_22"><text:s/></text:span><text:span text:style-name="T8_23">Ε</text:span><text:span text:style-name="T8_24">.</text:span><text:span text:style-name="T8_25">Λ</text:span><text:span text:style-name="T8_26">/</text:span><text:span text:style-name="T8_27">Λ</text:span><text:span text:style-name="T8_28">.</text:span><text:span text:style-name="T8_29">Α</text:span><text:span text:style-name="T8_30">.</text:span><text:span text:style-name="T8_31">Κ</text:span><text:span text:style-name="T8_32"><text:s/></text:span><text:span text:style-name="T8_33">και</text:span><text:span text:style-name="T8_34"><text:s/></text:span><text:span text:style-name="T8_35">η</text:span><text:span text:style-name="T8_36"><text:s/></text:span><text:span text:style-name="T8_37">γνωριμία</text:span><text:span text:style-name="T8_38"><text:s/></text:span><text:span text:style-name="T8_39">με</text:span><text:span text:style-name="T8_40"><text:s/></text:span><text:span text:style-name="T8_41">τους</text:span><text:span text:style-name="T8_42"><text:s/></text:span><text:span text:style-name="T8_43">διάφορους</text:span><text:span text:style-name="T8_44"><text:s/></text:span><text:span text:style-name="T8_45">τρόπους</text:span><text:span text:style-name="T8_46"><text:s/></text:span><text:span text:style-name="T8_47">που</text:span><text:span text:style-name="T8_48"><text:s/></text:span><text:span text:style-name="T8_49">μπορούν</text:span><text:span text:style-name="T8_50"><text:s/></text:span><text:span text:style-name="T8_51">να</text:span><text:span text:style-name="T8_52"><text:s/></text:span><text:span text:style-name="T8_53">το</text:span><text:span text:style-name="T8_54"><text:s/></text:span><text:span text:style-name="T8_55">κάνουν</text:span><text:span text:style-name="T8_56">.<text:s/></text:span></text:p>
      <text:p text:style-name="P9"><text:span text:style-name="T9_1">Σας</text:span><text:span text:style-name="T9_2"><text:s/></text:span><text:span text:style-name="T9_3">περιμένουμε</text:span><text:span text:style-name="T9_4"><text:s/></text:span><text:span text:style-name="T9_5">όλους</text:span><text:span text:style-name="T9_6"><text:s/></text:span><text:span text:style-name="T9_7">ανεξαιρέτως</text:span><text:span text:style-name="T9_8"><text:s/></text:span><text:span text:style-name="T9_9">από</text:span><text:span text:style-name="T9_10"><text:s/></text:span><text:span text:style-name="T9_11">τη</text:span><text:span text:style-name="T9_12"><text:s/></text:span><text:span text:style-name="T9_13">διανομή</text:span><text:span text:style-name="T9_14"><text:s/></text:span><text:span text:style-name="T9_15">σας</text:span><text:span text:style-name="T9_16">,<text:s/></text:span><text:span text:style-name="T9_17">για</text:span><text:span text:style-name="T9_18"><text:s/></text:span><text:span text:style-name="T9_19">να</text:span><text:span text:style-name="T9_20"><text:s/></text:span><text:span text:style-name="T9_21">συζητήσουμε</text:span><text:span text:style-name="T9_22">,<text:s/></text:span><text:span text:style-name="T9_23">να</text:span><text:span text:style-name="T9_24"><text:s/></text:span><text:span text:style-name="T9_25">ανταλλάξουμε</text:span><text:span text:style-name="T9_26"><text:s/></text:span><text:span text:style-name="T9_27">απόψεις</text:span><text:span text:style-name="T9_28"><text:s/></text:span><text:span text:style-name="T9_29">και</text:span><text:span text:style-name="T9_30"><text:s/></text:span><text:span text:style-name="T9_31">φυσικά</text:span><text:span text:style-name="T9_32"><text:s/></text:span><text:span text:style-name="T9_33">περιμένουμε</text:span><text:span text:style-name="T9_34"><text:s/></text:span><text:span text:style-name="T9_35">και</text:span><text:span text:style-name="T9_36"><text:s/></text:span><text:span text:style-name="T9_37">τις</text:span><text:span text:style-name="T9_38"><text:s/></text:span><text:span text:style-name="T9_39">δικές</text:span><text:span text:style-name="T9_40"><text:s/></text:span><text:span text:style-name="T9_41">σας</text:span><text:span text:style-name="T9_42"><text:s/></text:span><text:span text:style-name="T9_43">ομιλίες</text:span><text:span text:style-name="T9_44"><text:s/></text:span><text:span text:style-name="T9_45">ή</text:span><text:span text:style-name="T9_46">/</text:span><text:span text:style-name="T9_47">και</text:span><text:span text:style-name="T9_48"><text:s/></text:span><text:span text:style-name="T9_49">workshops</text:span><text:span text:style-name="T9_50"><text:s/></text:span><text:span text:style-name="T9_51">πάνω</text:span><text:span text:style-name="T9_52"><text:s/></text:span><text:span text:style-name="T9_53">στα</text:span><text:span text:style-name="T9_54"><text:s/></text:span><text:span text:style-name="T9_55">θέματα</text:span><text:span text:style-name="T9_56"><text:s/></text:span><text:span text:style-name="T9_57">που</text:span><text:span text:style-name="T9_58"><text:s/></text:span><text:span text:style-name="T9_59">σας</text:span><text:span text:style-name="T9_60"><text:s/></text:span><text:span text:style-name="T9_61">ενδιαφέρουν</text:span><text:span text:style-name="T9_62">!<text:s/></text:span></text:p>
      <text:p text:style-name="P10"><text:span text:style-name="T10_1">Όπως</text:span><text:span text:style-name="T10_2"><text:s/></text:span><text:span text:style-name="T10_3">και</text:span><text:span text:style-name="T10_4"><text:s/></text:span><text:span text:style-name="T10_5">πέρσι</text:span><text:span text:style-name="T10_6"><text:s/></text:span><text:span text:style-name="T10_7">θα</text:span><text:span text:style-name="T10_8"><text:s/></text:span><text:span text:style-name="T10_9">υπάρχει</text:span><text:span text:style-name="T10_10"><text:s/></text:span><text:span text:style-name="T10_11">ποικιλία</text:span><text:span text:style-name="T10_12"><text:s/></text:span><text:span text:style-name="T10_13">θεμάτων</text:span><text:span text:style-name="T10_14"><text:s/></text:span><text:span text:style-name="T10_15">που</text:span><text:span text:style-name="T10_16"><text:s/></text:span><text:span text:style-name="T10_17">θα</text:span><text:span text:style-name="T10_18"><text:s/></text:span><text:span text:style-name="T10_19">παρουσιαστούν</text:span><text:span text:style-name="T10_20">,<text:s/></text:span><text:span text:style-name="T10_21">τα</text:span><text:span text:style-name="T10_22"><text:s/></text:span><text:span text:style-name="T10_23">οποία</text:span><text:span text:style-name="T10_24"><text:s/></text:span><text:span text:style-name="T10_25">θα</text:span><text:span text:style-name="T10_26"><text:s/></text:span><text:span text:style-name="T10_27">ανταποκρίνονται</text:span><text:span text:style-name="T10_28"><text:s/></text:span><text:span text:style-name="T10_29">σε</text:span><text:span text:style-name="T10_30"><text:s/></text:span><text:span text:style-name="T10_31">όλους</text:span><text:span text:style-name="T10_32">,<text:s/></text:span><text:span text:style-name="T10_33">ακόμα</text:span><text:span text:style-name="T10_34"><text:s/></text:span><text:span text:style-name="T10_35">και</text:span><text:span text:style-name="T10_36"><text:s/></text:span><text:span text:style-name="T10_37">στους</text:span><text:span text:style-name="T10_38"><text:s/></text:span><text:span text:style-name="T10_39">πιο</text:span><text:span text:style-name="T10_40"><text:s/></text:span><text:span text:style-name="T10_41">νέους</text:span><text:span text:style-name="T10_42"><text:s/></text:span><text:span text:style-name="T10_43">και</text:span><text:span text:style-name="T10_44"><text:s/></text:span><text:span text:style-name="T10_45">όχι</text:span><text:span text:style-name="T10_46"><text:s/></text:span><text:span text:style-name="T10_47">και</text:span><text:span text:style-name="T10_48"><text:s/></text:span><text:span text:style-name="T10_49">τόσο</text:span><text:span text:style-name="T10_50"><text:s/></text:span><text:span text:style-name="T10_51">έμπειρους</text:span><text:span text:style-name="T10_52"><text:s/></text:span><text:span text:style-name="T10_53">χρήστες</text:span><text:span text:style-name="T10_54">.<text:s/></text:span></text:p>
      <text:p text:style-name="P11"><text:span text:style-name="T11_1">Όλοι</text:span><text:span text:style-name="T11_2"><text:s/></text:span><text:span text:style-name="T11_3">μπορούν</text:span><text:span text:style-name="T11_4"><text:s/></text:span><text:span text:style-name="T11_5">να</text:span><text:span text:style-name="T11_6"><text:s/></text:span><text:span text:style-name="T11_7">συμμετέχουν</text:span><text:span text:style-name="T11_8"><text:s/></text:span><text:span text:style-name="T11_9">ενεργά</text:span><text:span text:style-name="T11_10">,<text:s/></text:span><text:span text:style-name="T11_11">να</text:span><text:span text:style-name="T11_12"><text:s/></text:span><text:span text:style-name="T11_13">παρακολουθήσουν</text:span><text:span text:style-name="T11_14"><text:s/></text:span><text:span text:style-name="T11_15">τις</text:span><text:span text:style-name="T11_16"><text:s/></text:span><text:span text:style-name="T11_17">παρουσιάσεις</text:span><text:span text:style-name="T11_18"><text:s/></text:span><text:span text:style-name="T11_19">και</text:span><text:span text:style-name="T11_20"><text:s/></text:span><text:span text:style-name="T11_21">να</text:span><text:span text:style-name="T11_22"><text:s/></text:span><text:span text:style-name="T11_23">πραγματοποιήσουν</text:span><text:span text:style-name="T11_24"><text:s/></text:span><text:span text:style-name="T11_25">workshops</text:span><text:span text:style-name="T11_26">!</text:span></text:p>
      <text:p text:style-name="P12"/>
      <text:p text:style-name="P13"><text:span text:style-name="T13_1">Τι</text:span><text:span text:style-name="T13_2"><text:s/></text:span><text:span text:style-name="T13_3">πρέπει</text:span><text:span text:style-name="T13_4"><text:s/></text:span><text:span text:style-name="T13_5">να</text:span><text:span text:style-name="T13_6"><text:s/></text:span><text:span text:style-name="T13_7">γνωρίζετε</text:span><text:span text:style-name="T13_8">:</text:span></text:p>
      <text:p text:style-name="P14"/>
      <text:p text:style-name="P15"><text:span text:style-name="T15_1">1.[</text:span><text:span text:style-name="T15_2">CfP</text:span><text:span text:style-name="T15_3">]<text:s/></text:span><text:span text:style-name="T15_4">Η</text:span><text:span text:style-name="T15_5"><text:s/></text:span><text:span text:style-name="T15_6">υποβολή</text:span><text:span text:style-name="T15_7"><text:s/></text:span><text:span text:style-name="T15_8">ομιλιών</text:span><text:span text:style-name="T15_9">/</text:span><text:span text:style-name="T15_10">workshops</text:span><text:span text:style-name="T15_11"><text:s/></text:span><text:span text:style-name="T15_12">έχει</text:span><text:span text:style-name="T15_13"><text:s/></text:span><text:span text:style-name="T15_14">ανοίξει</text:span><text:span text:style-name="T15_15"><text:s/></text:span><text:span text:style-name="T15_16">και</text:span><text:span text:style-name="T15_17"><text:s/></text:span><text:span text:style-name="T15_18">περιμένουμε</text:span><text:span text:style-name="T15_19"><text:s/></text:span><text:span text:style-name="T15_20">και</text:span><text:span text:style-name="T15_21"><text:s/></text:span><text:span text:style-name="T15_22">τις</text:span><text:span text:style-name="T15_23"><text:s/></text:span><text:span text:style-name="T15_24">δικές</text:span><text:span text:style-name="T15_25"><text:s/></text:span><text:span text:style-name="T15_26">σας</text:span><text:span text:style-name="T15_27"><text:s/></text:span><text:span text:style-name="T15_28">προτάσεις</text:span><text:span text:style-name="T15_29">!</text:span></text:p>
      <text:p text:style-name="P16"><text:span text:style-name="T16_1">Το</text:span><text:span text:style-name="T16_2"><text:s/></text:span><text:span text:style-name="T16_3">μόνο</text:span><text:span text:style-name="T16_4"><text:s/></text:span><text:span text:style-name="T16_5">που</text:span><text:span text:style-name="T16_6"><text:s/></text:span><text:span text:style-name="T16_7">χρειάζεται</text:span><text:span text:style-name="T16_8"><text:s/></text:span><text:span text:style-name="T16_9">να</text:span><text:span text:style-name="T16_10"><text:s/></text:span><text:span text:style-name="T16_11">κάνετε</text:span><text:span text:style-name="T16_12"><text:s/></text:span><text:span text:style-name="T16_13">είναι</text:span><text:span text:style-name="T16_14"><text:s/></text:span><text:span text:style-name="T16_15">να</text:span><text:span text:style-name="T16_16"><text:s/></text:span><text:span text:style-name="T16_17">συμπληρώστε</text:span><text:span text:style-name="T16_18"><text:s/></text:span><text:span text:style-name="T16_19">τη</text:span><text:span text:style-name="T16_20"><text:s/></text:span><text:span text:style-name="T16_21">φόρμα</text:span><text:span text:style-name="T16_22">:<text:s/></text:span><text:span text:style-name="T16_23"><text:a xlink:type="simple" xlink:href="http://www.os-el.gr/content/submit-talk-collaboration-summer-camp-2012"><text:span text:style-name="T16_24">http</text:span></text:a></text:span><text:span text:style-name="T16_25"><text:a xlink:type="simple" xlink:href="http://www.os-el.gr/content/submit-talk-collaboration-summer-camp-2012"><text:span text:style-name="T16_26">://</text:span></text:a></text:span><text:span text:style-name="T16_27"><text:a xlink:type="simple" xlink:href="http://www.os-el.gr/content/submit-talk-collaboration-summer-camp-2012"><text:span text:style-name="T16_28">www</text:span></text:a></text:span><text:span text:style-name="T16_29"><text:a xlink:type="simple" xlink:href="http://www.os-el.gr/content/submit-talk-collaboration-summer-camp-2012"><text:span text:style-name="T16_30">.</text:span></text:a></text:span><text:span text:style-name="T16_31"><text:a xlink:type="simple" xlink:href="http://www.os-el.gr/content/submit-talk-collaboration-summer-camp-2012"><text:span text:style-name="T16_32">os</text:span></text:a></text:span><text:span text:style-name="T16_33"><text:a xlink:type="simple" xlink:href="http://www.os-el.gr/content/submit-talk-collaboration-summer-camp-2012"><text:span text:style-name="T16_34">-</text:span></text:a></text:span><text:span text:style-name="T16_35"><text:a xlink:type="simple" xlink:href="http://www.os-el.gr/content/submit-talk-collaboration-summer-camp-2012"><text:span text:style-name="T16_36">el</text:span></text:a></text:span><text:span text:style-name="T16_37"><text:a xlink:type="simple" xlink:href="http://www.os-el.gr/content/submit-talk-collaboration-summer-camp-2012"><text:span text:style-name="T16_38">.</text:span></text:a></text:span><text:span text:style-name="T16_39"><text:a xlink:type="simple" xlink:href="http://www.os-el.gr/content/submit-talk-collaboration-summer-camp-2012"><text:span text:style-name="T16_40">gr</text:span></text:a></text:span><text:span text:style-name="T16_41"><text:a xlink:type="simple" xlink:href="http://www.os-el.gr/content/submit-talk-collaboration-summer-camp-2012"><text:span text:style-name="T16_42">/</text:span></text:a></text:span><text:span text:style-name="T16_43"><text:a xlink:type="simple" xlink:href="http://www.os-el.gr/content/submit-talk-collaboration-summer-camp-2012"><text:span text:style-name="T16_44">content</text:span></text:a></text:span><text:span text:style-name="T16_45"><text:a xlink:type="simple" xlink:href="http://www.os-el.gr/content/submit-talk-collaboration-summer-camp-2012"><text:span text:style-name="T16_46">/</text:span></text:a></text:span><text:span text:style-name="T16_47"><text:a xlink:type="simple" xlink:href="http://www.os-el.gr/content/submit-talk-collaboration-summer-camp-2012"><text:span text:style-name="T16_48">submit</text:span></text:a></text:span><text:span text:style-name="T16_49"><text:a xlink:type="simple" xlink:href="http://www.os-el.gr/content/submit-talk-collaboration-summer-camp-2012"><text:span text:style-name="T16_50">-</text:span></text:a></text:span><text:span text:style-name="T16_51"><text:a xlink:type="simple" xlink:href="http://www.os-el.gr/content/submit-talk-collaboration-summer-camp-2012"><text:span text:style-name="T16_52">talk</text:span></text:a></text:span><text:span text:style-name="T16_53"><text:a xlink:type="simple" xlink:href="http://www.os-el.gr/content/submit-talk-collaboration-summer-camp-2012"><text:span text:style-name="T16_54">-</text:span></text:a></text:span><text:span text:style-name="T16_55"><text:a xlink:type="simple" xlink:href="http://www.os-el.gr/content/submit-talk-collaboration-summer-camp-2012"><text:span text:style-name="T16_56">collaboration</text:span></text:a></text:span><text:span text:style-name="T16_57"><text:a xlink:type="simple" xlink:href="http://www.os-el.gr/content/submit-talk-collaboration-summer-camp-2012"><text:span text:style-name="T16_58">-</text:span></text:a></text:span><text:span text:style-name="T16_59"><text:a xlink:type="simple" xlink:href="http://www.os-el.gr/content/submit-talk-collaboration-summer-camp-2012"><text:span text:style-name="T16_60">summer</text:span></text:a></text:span><text:span text:style-name="T16_61"><text:a xlink:type="simple" xlink:href="http://www.os-el.gr/content/submit-talk-collaboration-summer-camp-2012"><text:span text:style-name="T16_62">-</text:span></text:a></text:span><text:span text:style-name="T16_63"><text:a xlink:type="simple" xlink:href="http://www.os-el.gr/content/submit-talk-collaboration-summer-camp-2012"><text:span text:style-name="T16_64">camp</text:span></text:a></text:span><text:span text:style-name="T16_65"><text:a xlink:type="simple" xlink:href="http://www.os-el.gr/content/submit-talk-collaboration-summer-camp-2012"><text:span text:style-name="T16_66">-2012</text:span></text:a></text:span></text:p>
      <text:p text:style-name="P17"/>
      <text:p text:style-name="P18"><text:span text:style-name="T18_1">2.<text:s/></text:span><text:span text:style-name="T18_2">Για</text:span><text:span text:style-name="T18_3"><text:s/></text:span><text:span text:style-name="T18_4">δήλωση</text:span><text:span text:style-name="T18_5"><text:s/></text:span><text:span text:style-name="T18_6">συμμετοχής</text:span><text:span text:style-name="T18_7"><text:s/>&amp;<text:s/></text:span><text:span text:style-name="T18_8">κρατήσεις</text:span><text:span text:style-name="T18_9"><text:s/></text:span><text:span text:style-name="T18_10">δωματίων</text:span><text:span text:style-name="T18_11"><text:s/>(</text:span><text:span text:style-name="T18_12">καλό</text:span><text:span text:style-name="T18_13"><text:s/></text:span><text:span text:style-name="T18_14">είναι</text:span><text:span text:style-name="T18_15"><text:s/></text:span><text:span text:style-name="T18_16">να</text:span><text:span text:style-name="T18_17"><text:s/></text:span><text:span text:style-name="T18_18">το</text:span><text:span text:style-name="T18_19"><text:s/></text:span><text:span text:style-name="T18_20">κάνετε</text:span><text:span text:style-name="T18_21"><text:s/></text:span><text:span text:style-name="T18_22">εγκαίρως</text:span><text:span text:style-name="T18_23"><text:s/></text:span><text:span text:style-name="T18_24">για</text:span><text:span text:style-name="T18_25"><text:s/></text:span><text:span text:style-name="T18_26">να</text:span><text:span text:style-name="T18_27"><text:s/></text:span><text:span text:style-name="T18_28">μας</text:span><text:span text:style-name="T18_29"><text:s/></text:span><text:span text:style-name="T18_30">βοηθήσετε</text:span><text:span text:style-name="T18_31"><text:s/></text:span><text:span text:style-name="T18_32">να</text:span><text:span text:style-name="T18_33"><text:s/></text:span><text:span text:style-name="T18_34">κρατήσουμε</text:span><text:span text:style-name="T18_35"><text:s/></text:span><text:span text:style-name="T18_36">τα</text:span><text:span text:style-name="T18_37"><text:s/></text:span><text:span text:style-name="T18_38">διαθέσιμα</text:span><text:span text:style-name="T18_39"><text:s/></text:span><text:span text:style-name="T18_40">δωμάτια</text:span><text:span text:style-name="T18_41"><text:s/></text:span><text:span text:style-name="T18_42">που</text:span><text:span text:style-name="T18_43"><text:s/></text:span><text:span text:style-name="T18_44">θα</text:span><text:span text:style-name="T18_45"><text:s/></text:span><text:span text:style-name="T18_46">χρειαστούν</text:span><text:span text:style-name="T18_47"><text:s/></text:span><text:span text:style-name="T18_48">στο</text:span><text:span text:style-name="T18_49"><text:s/></text:span><text:span text:style-name="T18_50">ξενοδοχείο</text:span><text:span text:style-name="T18_51">)<text:s/></text:span><text:span text:style-name="T18_52">στείλτε</text:span><text:span text:style-name="T18_53"><text:s/></text:span><text:span text:style-name="T18_54">τα</text:span><text:span text:style-name="T18_55"><text:s/></text:span><text:span text:style-name="T18_56">στοιχεία</text:span><text:span text:style-name="T18_57"><text:s/></text:span><text:span text:style-name="T18_58">σας</text:span><text:span text:style-name="T18_59"><text:s/></text:span><text:span text:style-name="T18_60">στο</text:span><text:span text:style-name="T18_61"><text:s/></text:span><text:span text:style-name="T18_62"><text:a xlink:type="simple" xlink:href="mailto:reservations@os-el.gr"><text:span text:style-name="T18_63">reservations</text:span></text:a></text:span><text:span text:style-name="T18_64"><text:a xlink:type="simple" xlink:href="mailto:reservations@os-el.gr"><text:span text:style-name="T18_65">@</text:span></text:a></text:span><text:span text:style-name="T18_66"><text:a xlink:type="simple" xlink:href="mailto:reservations@os-el.gr"><text:span text:style-name="T18_67">os</text:span></text:a></text:span><text:span text:style-name="T18_68"><text:a xlink:type="simple" xlink:href="mailto:reservations@os-el.gr"><text:span text:style-name="T18_69">-</text:span></text:a></text:span><text:span text:style-name="T18_70"><text:a xlink:type="simple" xlink:href="mailto:reservations@os-el.gr"><text:span text:style-name="T18_71">el</text:span></text:a></text:span><text:span text:style-name="T18_72"><text:a xlink:type="simple" xlink:href="mailto:reservations@os-el.gr"><text:span text:style-name="T18_73">.</text:span></text:a></text:span><text:span text:style-name="T18_74"><text:a xlink:type="simple" xlink:href="mailto:reservations@os-el.gr"><text:span text:style-name="T18_75">gr</text:span></text:a></text:span></text:p>
      <text:p text:style-name="P19"><text:span text:style-name="T19_1">(</text:span><text:span text:style-name="T19_2">Για</text:span><text:span text:style-name="T19_3"><text:s/></text:span><text:span text:style-name="T19_4">κράτηση</text:span><text:span text:style-name="T19_5"><text:s/></text:span><text:span text:style-name="T19_6">δωματίου</text:span><text:span text:style-name="T19_7"><text:s/></text:span><text:span text:style-name="T19_8">απαιτείται</text:span><text:span text:style-name="T19_9"><text:s/></text:span><text:span text:style-name="T19_10">η</text:span><text:span text:style-name="T19_11"><text:s/></text:span><text:span text:style-name="T19_12">καταβολή</text:span><text:span text:style-name="T19_13"><text:s/></text:span><text:span text:style-name="T19_14">του</text:span><text:span text:style-name="T19_15"><text:s/>50%<text:s/></text:span><text:span text:style-name="T19_16">του</text:span><text:span text:style-name="T19_17"><text:s/></text:span><text:span text:style-name="T19_18">κόστους</text:span><text:span text:style-name="T19_19"><text:s/>-<text:s/></text:span><text:span text:style-name="T19_20">περισσότερες</text:span><text:span text:style-name="T19_21"><text:s/></text:span><text:span text:style-name="T19_22">πληροφορίες</text:span><text:span text:style-name="T19_23"><text:s/></text:span><text:span text:style-name="T19_24">για</text:span><text:span text:style-name="T19_25"><text:s/></text:span><text:span text:style-name="T19_26">την</text:span><text:span text:style-name="T19_27"><text:s/></text:span><text:span text:style-name="T19_28">κατάθεση</text:span><text:span text:style-name="T19_29"><text:s/></text:span><text:span text:style-name="T19_30">θα</text:span><text:span text:style-name="T19_31"><text:s/></text:span><text:span text:style-name="T19_32">σας</text:span><text:span text:style-name="T19_33"><text:s/></text:span><text:span text:style-name="T19_34">δοθούν</text:span><text:span text:style-name="T19_35"><text:s/></text:span><text:span text:style-name="T19_36">μέσω</text:span><text:span text:style-name="T19_37"><text:s/></text:span><text:span text:style-name="T19_38">email</text:span><text:span text:style-name="T19_39">)</text:span></text:p>
      <text:p text:style-name="P20"/>
      <text:p text:style-name="P21"><text:span text:style-name="T21_1">Το</text:span><text:span text:style-name="T21_2"><text:s/></text:span><text:span text:style-name="T21_3">κόστος</text:span><text:span text:style-name="T21_4"><text:s/></text:span><text:span text:style-name="T21_5">για</text:span><text:span text:style-name="T21_6"><text:s/></text:span><text:span text:style-name="T21_7">τα</text:span><text:span text:style-name="T21_8"><text:s/></text:span><text:span text:style-name="T21_9">δωμάτια</text:span><text:span text:style-name="T21_10"><text:s/></text:span><text:span text:style-name="T21_11">είναι</text:span><text:span text:style-name="T21_12"><text:s/></text:span><text:span text:style-name="T21_13">(</text:span><text:span text:style-name="T21_14">συμπεριλαμβάνεται</text:span><text:span text:style-name="T21_15"><text:s/></text:span><text:span text:style-name="T21_16">πρωινό</text:span><text:span text:style-name="T21_17"><text:s/>&amp;<text:s/></text:span><text:span text:style-name="T21_18">βραδινό</text:span><text:span text:style-name="T21_19">):</text:span></text:p>
      <text:p text:style-name="P22"><text:span text:style-name="T22_1">*<text:s/></text:span><text:span text:style-name="T22_2">Μονόκλινο</text:span><text:span text:style-name="T22_3"><text:s/>-<text:s/>35<text:s/></text:span><text:span text:style-name="T22_4">ευρώ</text:span><text:span text:style-name="T22_5">/</text:span><text:span text:style-name="T22_6">βραδιά</text:span></text:p>
      <text:p text:style-name="P23"><text:span text:style-name="T23_1">*<text:s/></text:span><text:span text:style-name="T23_2">Δίκλινο</text:span><text:span text:style-name="T23_3"><text:s/>-<text:s/>45<text:s/></text:span><text:span text:style-name="T23_4">ευρώ</text:span><text:span text:style-name="T23_5">/</text:span><text:span text:style-name="T23_6">βραδιά</text:span></text:p>
      <text:p text:style-name="P24"><text:span text:style-name="T24_1">*<text:s/></text:span><text:span text:style-name="T24_2">Τρίκλινο</text:span><text:span text:style-name="T24_3"><text:s/>-<text:s/>60<text:s/></text:span><text:span text:style-name="T24_4">ευρώ</text:span><text:span text:style-name="T24_5">/</text:span><text:span text:style-name="T24_6">βραδιά</text:span></text:p>
      <text:p text:style-name="P25"/>
      <text:p text:style-name="P26"><text:span text:style-name="T26_1">3.<text:s/></text:span><text:span text:style-name="T26_2">Έχετε</text:span><text:span text:style-name="T26_3"><text:s/></text:span><text:span text:style-name="T26_4">άλλες</text:span><text:span text:style-name="T26_5"><text:s/></text:span><text:span text:style-name="T26_6">ερωτήσεις</text:span><text:span text:style-name="T26_7"><text:s/></text:span><text:span text:style-name="T26_8">ή</text:span><text:span text:style-name="T26_9"><text:s/></text:span><text:span text:style-name="T26_10">απορίες</text:span><text:span text:style-name="T26_11">;<text:s/></text:span></text:p>
      <text:p text:style-name="P27"><text:span text:style-name="T27_1"><text:s text:c="5"/>*<text:s/></text:span><text:span text:style-name="T27_2">Περισσότερες</text:span><text:span text:style-name="T27_3"><text:s/></text:span><text:span text:style-name="T27_4">πληροφορίες</text:span><text:span text:style-name="T27_5"><text:s/></text:span><text:span text:style-name="T27_6">μπορείτε</text:span><text:span text:style-name="T27_7"><text:s/></text:span><text:span text:style-name="T27_8">να</text:span><text:span text:style-name="T27_9"><text:s/></text:span><text:span text:style-name="T27_10">βρείτε</text:span><text:span text:style-name="T27_11"><text:s/></text:span><text:span text:style-name="T27_12">στη</text:span><text:span text:style-name="T27_13"><text:s/></text:span><text:span text:style-name="T27_14">σελίδα</text:span><text:span text:style-name="T27_15"><text:s/></text:span><text:span text:style-name="T27_16">www</text:span><text:span text:style-name="T27_17">.</text:span><text:span text:style-name="T27_18">os</text:span><text:span text:style-name="T27_19">-</text:span><text:span text:style-name="T27_20">el</text:span><text:span text:style-name="T27_21">.</text:span><text:span text:style-name="T27_22">gr</text:span><text:span text:style-name="T27_23">/</text:span><text:span text:style-name="T27_24">summercamp</text:span></text:p>
      <text:p text:style-name="P28"><text:span text:style-name="T28_1"><text:s text:c="5"/>*<text:s/></text:span><text:span text:style-name="T28_2">Για</text:span><text:span text:style-name="T28_3"><text:s/></text:span><text:span text:style-name="T28_4">οποιαδήποτε</text:span><text:span text:style-name="T28_5"><text:s/></text:span><text:span text:style-name="T28_6">ερώτηση</text:span><text:span text:style-name="T28_7">,<text:s/></text:span><text:span text:style-name="T28_8">επικοινωνήστε</text:span><text:span text:style-name="T28_9"><text:s/></text:span><text:span text:style-name="T28_10">μαζί</text:span><text:span text:style-name="T28_11"><text:s/></text:span><text:span text:style-name="T28_12">μας</text:span><text:span text:style-name="T28_13"><text:s/></text:span><text:span text:style-name="T28_14">μέσω</text:span><text:span text:style-name="T28_15"><text:s/></text:span><text:span text:style-name="T28_16">email</text:span><text:span text:style-name="T28_17">:<text:s/></text:span><text:span text:style-name="T28_18"><text:a xlink:type="simple" xlink:href="mailto:summercamp@os-el.gr"><text:span text:style-name="T28_19">summercamp</text:span></text:a></text:span><text:span text:style-name="T28_20"><text:a xlink:type="simple" xlink:href="mailto:summercamp@os-el.gr"><text:span text:style-name="T28_21">@</text:span></text:a></text:span><text:span text:style-name="T28_22"><text:a xlink:type="simple" xlink:href="mailto:summercamp@os-el.gr"><text:span text:style-name="T28_23">os</text:span></text:a></text:span><text:span text:style-name="T28_24"><text:a xlink:type="simple" xlink:href="mailto:summercamp@os-el.gr"><text:span text:style-name="T28_25">-</text:span></text:a></text:span><text:span text:style-name="T28_26"><text:a xlink:type="simple" xlink:href="mailto:summercamp@os-el.gr"><text:span text:style-name="T28_27">el</text:span></text:a></text:span><text:span text:style-name="T28_28"><text:a xlink:type="simple" xlink:href="mailto:summercamp@os-el.gr"><text:span text:style-name="T28_29">.</text:span></text:a></text:span><text:span text:style-name="T28_30"><text:a xlink:type="simple" xlink:href="mailto:summercamp@os-el.gr"><text:span text:style-name="T28_31">gr</text:span></text:a></text:span><text:span text:style-name="T28_32"><text:s/></text:span></text:p>
      <text:p text:style-name="P29"/>
      <text:p text:style-name="P30"><text:span text:style-name="T30_1">Διότι</text:span><text:span text:style-name="T30_2"><text:s/></text:span><text:span text:style-name="T30_3">αγαπάμε</text:span><text:span text:style-name="T30_4"><text:s/></text:span><text:span text:style-name="T30_5">αυτό</text:span><text:span text:style-name="T30_6"><text:s/></text:span><text:span text:style-name="T30_7">που</text:span><text:span text:style-name="T30_8"><text:s/></text:span><text:span text:style-name="T30_9">κάνουμε</text:span><text:span text:style-name="T30_10"><text:s/>&amp;<text:s/></text:span><text:span text:style-name="T30_11">περνάμε</text:span><text:span text:style-name="T30_12"><text:s/></text:span><text:span text:style-name="T30_13">ωραία</text:span><text:span text:style-name="T30_14"><text:s/></text:span><text:span text:style-name="T30_15">συνεισφέροντας</text:span><text:span text:style-name="T30_16"><text:s/></text:span><text:span text:style-name="T30_17">στο</text:span><text:span text:style-name="T30_18"><text:s/></text:span><text:span text:style-name="T30_19">ΕΛ</text:span><text:span text:style-name="T30_20">/</text:span><text:span text:style-name="T30_21">ΛΑΚ</text:span><text:span text:style-name="T30_22"><text:s/></text:span><text:span text:style-name="T30_23">ακόμα</text:span><text:span text:style-name="T30_24"><text:s/></text:span><text:span text:style-name="T30_25">και</text:span><text:span text:style-name="T30_26"><text:s/></text:span><text:span text:style-name="T30_27">το</text:span><text:span text:style-name="T30_28"><text:s/></text:span><text:span text:style-name="T30_29">καλοκαίρι</text:span><text:span text:style-name="T30_30">!</text:span></text:p>
      <text:p text:style-name="P31"><text:span text:style-name="T31_1">ΣΑΣ</text:span><text:span text:style-name="T31_2"><text:s/></text:span><text:span text:style-name="T31_3">ΠΕΡΙΜΕΝΟΥΜΕ</text:span><text:span text:style-name="T31_4"><text:s/></text:span><text:span text:style-name="T31_5">ΟΛΟΥΣ</text:span><text:span text:style-name="T31_6"><text:s/></text:span><text:span text:style-name="T31_7">ΕΚΕΙ</text:span><text:span text:style-name="T31_8">!</text:span>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<text:span text:style-name="T46_1">-------------------------------------------------------------------------------</text:span></text:p>
      <text:p text:style-name="P47"><text:span text:style-name="T47_1">This</text:span><text:span text:style-name="T47_2"><text:s/></text:span><text:span text:style-name="T47_3">will</text:span><text:span text:style-name="T47_4"><text:s/></text:span><text:span text:style-name="T47_5">be</text:span><text:span text:style-name="T47_6"><text:s/></text:span><text:span text:style-name="T47_7">released</text:span><text:span text:style-name="T47_8"><text:s/></text:span><text:span text:style-name="T47_9">later</text:span></text:p>
      <text:p text:style-name="P48"><text:span text:style-name="T48_1">Βίντεο</text:span><text:span text:style-name="T48_2"><text:s/>-&gt;<text:s/></text:span><text:span text:style-name="T48_3"><text:a xlink:type="simple" xlink:href="http://www.youtube.com/watch?v=QBvBH3KJ_FM"><text:span text:style-name="T48_4">http</text:span></text:a></text:span><text:span text:style-name="T48_5"><text:a xlink:type="simple" xlink:href="http://www.youtube.com/watch?v=QBvBH3KJ_FM"><text:span text:style-name="T48_6">://</text:span></text:a></text:span><text:span text:style-name="T48_7"><text:a xlink:type="simple" xlink:href="http://www.youtube.com/watch?v=QBvBH3KJ_FM"><text:span text:style-name="T48_8">www</text:span></text:a></text:span><text:span text:style-name="T48_9"><text:a xlink:type="simple" xlink:href="http://www.youtube.com/watch?v=QBvBH3KJ_FM"><text:span text:style-name="T48_10">.</text:span></text:a></text:span><text:span text:style-name="T48_11"><text:a xlink:type="simple" xlink:href="http://www.youtube.com/watch?v=QBvBH3KJ_FM"><text:span text:style-name="T48_12">youtube</text:span></text:a></text:span><text:span text:style-name="T48_13"><text:a xlink:type="simple" xlink:href="http://www.youtube.com/watch?v=QBvBH3KJ_FM"><text:span text:style-name="T48_14">.</text:span></text:a></text:span><text:span text:style-name="T48_15"><text:a xlink:type="simple" xlink:href="http://www.youtube.com/watch?v=QBvBH3KJ_FM"><text:span text:style-name="T48_16">com</text:span></text:a></text:span><text:span text:style-name="T48_17"><text:a xlink:type="simple" xlink:href="http://www.youtube.com/watch?v=QBvBH3KJ_FM"><text:span text:style-name="T48_18">/</text:span></text:a></text:span><text:span text:style-name="T48_19"><text:a xlink:type="simple" xlink:href="http://www.youtube.com/watch?v=QBvBH3KJ_FM"><text:span text:style-name="T48_20">watch</text:span></text:a></text:span><text:span text:style-name="T48_21"><text:a xlink:type="simple" xlink:href="http://www.youtube.com/watch?v=QBvBH3KJ_FM"><text:span text:style-name="T48_22">?</text:span></text:a></text:span><text:span text:style-name="T48_23"><text:a xlink:type="simple" xlink:href="http://www.youtube.com/watch?v=QBvBH3KJ_FM"><text:span text:style-name="T48_24">v</text:span></text:a></text:span><text:span text:style-name="T48_25"><text:a xlink:type="simple" xlink:href="http://www.youtube.com/watch?v=QBvBH3KJ_FM"><text:span text:style-name="T48_26">=</text:span></text:a></text:span><text:span text:style-name="T48_27"><text:a xlink:type="simple" xlink:href="http://www.youtube.com/watch?v=QBvBH3KJ_FM"><text:span text:style-name="T48_28">QBvBH</text:span></text:a></text:span><text:span text:style-name="T48_29"><text:a xlink:type="simple" xlink:href="http://www.youtube.com/watch?v=QBvBH3KJ_FM"><text:span text:style-name="T48_30">3</text:span></text:a></text:span><text:span text:style-name="T48_31"><text:a xlink:type="simple" xlink:href="http://www.youtube.com/watch?v=QBvBH3KJ_FM"><text:span text:style-name="T48_32">KJ</text:span></text:a></text:span><text:span text:style-name="T48_33"><text:a xlink:type="simple" xlink:href="http://www.youtube.com/watch?v=QBvBH3KJ_FM"><text:span text:style-name="T48_34">_</text:span></text:a></text:span><text:span text:style-name="T48_35"><text:a xlink:type="simple" xlink:href="http://www.youtube.com/watch?v=QBvBH3KJ_FM"><text:span text:style-name="T48_36">FM</text:span></text:a></text:span></text:p>
      <text:p text:style-name="P49"><text:span text:style-name="T49_1">-------------------------------------------------------------------------------</text:span></text:p>
      <text:p text:style-name="P50"/>
      <text:p text:style-name="P51"/>
      <text:p text:style-name="P52"><text:span text:style-name="T52_1">ΓΙΑ</text:span><text:span text:style-name="T52_2"><text:s/></text:span><text:span text:style-name="T52_3">ΝΑ</text:span><text:span text:style-name="T52_4"><text:s/></text:span><text:span text:style-name="T52_5">ΜΗΝ</text:span><text:span text:style-name="T52_6"><text:s/></text:span><text:span text:style-name="T52_7">ΜΟΡΦΟΠΟΙΕΙΤΕ</text:span><text:span text:style-name="T52_8">,<text:s/></text:span><text:span text:style-name="T52_9">σας</text:span><text:span text:style-name="T52_10"><text:s/></text:span><text:span text:style-name="T52_11">γράφω</text:span><text:span text:style-name="T52_12"><text:s/></text:span><text:span text:style-name="T52_13">τον</text:span><text:span text:style-name="T52_14"><text:s/></text:span><text:span text:style-name="T52_15">κώδικα</text:span><text:span text:style-name="T52_16"><text:s/></text:span><text:span text:style-name="T52_17">από</text:span><text:span text:style-name="T52_18"><text:s/></text:span><text:span text:style-name="T52_19">το</text:span><text:span text:style-name="T52_20"><text:s/></text:span><text:span text:style-name="T52_21">blogspot</text:span><text:span text:style-name="T52_22">.<text:s/></text:span><text:span text:style-name="T52_23">Έχει</text:span><text:span text:style-name="T52_24"><text:s/></text:span><text:span text:style-name="T52_25">κάποια</text:span><text:span text:style-name="T52_26"><text:s/></text:span><text:span text:style-name="T52_27">σκουπίδια</text:span><text:span text:style-name="T52_28">,<text:s/></text:span><text:span text:style-name="T52_29">αλλά</text:span><text:span text:style-name="T52_30"><text:s/></text:span><text:span text:style-name="T52_31">κατά</text:span><text:span text:style-name="T52_32"><text:s/></text:span><text:span text:style-name="T52_33">γενικές</text:span><text:span text:style-name="T52_34"><text:s/></text:span><text:span text:style-name="T52_35">γραμμές</text:span><text:span text:style-name="T52_36"><text:s/></text:span><text:span text:style-name="T52_37">είναι</text:span><text:span text:style-name="T52_38"><text:s/></text:span><text:span text:style-name="T52_39">ΟΚ</text:span><text:span text:style-name="T52_40">.</text:span></text:p>
      <text:p text:style-name="P53"/>
      <text:p text:style-name="P54"><text:span text:style-name="T54_1">&lt;</text:span><text:span text:style-name="T54_2">center</text:span><text:span text:style-name="T54_3">&gt;&lt;</text:span><text:span text:style-name="T54_4">img</text:span><text:span text:style-name="T54_5"><text:s/></text:span><text:span text:style-name="T54_6">src</text:span><text:span text:style-name="T54_7">="</text:span><text:span text:style-name="T54_8">http</text:span><text:span text:style-name="T54_9">://</text:span><text:span text:style-name="T54_10">www</text:span><text:span text:style-name="T54_11">.</text:span><text:span text:style-name="T54_12">os</text:span><text:span text:style-name="T54_13">-</text:span><text:span text:style-name="T54_14">el</text:span><text:span text:style-name="T54_15">.</text:span><text:span text:style-name="T54_16">gr</text:span><text:span text:style-name="T54_17">/</text:span><text:span text:style-name="T54_18">summercamp</text:span><text:span text:style-name="T54_19">/</text:span><text:span text:style-name="T54_20">data</text:span><text:span text:style-name="T54_21">/</text:span><text:span text:style-name="T54_22">banner</text:span><text:span text:style-name="T54_23">_</text:span><text:span text:style-name="T54_24">square</text:span><text:span text:style-name="T54_25">.</text:span><text:span text:style-name="T54_26">png</text:span><text:span text:style-name="T54_27">"<text:s/>/&gt;&lt;/</text:span><text:span text:style-name="T54_28">center</text:span><text:span text:style-name="T54_29">&gt;&lt;</text:span><text:span text:style-name="T54_30">br</text:span><text:span text:style-name="T54_31"><text:s/>/&gt;&lt;</text:span><text:span text:style-name="T54_32">br</text:span><text:span text:style-name="T54_33"><text:s/>/&gt;</text:span></text:p>
      <text:p text:style-name="P55"><text:span text:style-name="T55_1">&lt;</text:span><text:span text:style-name="T55_2">br</text:span><text:span text:style-name="T55_3"><text:s/>/&gt;</text:span></text:p>
      <text:p text:style-name="P56"><text:span text:style-name="T56_1">Ζεσταθήκατε</text:span><text:span text:style-name="T56_2">;&lt;</text:span><text:span text:style-name="T56_3">br</text:span><text:span text:style-name="T56_4"><text:s/>/&gt;</text:span></text:p>
      <text:p text:style-name="P57"><text:span text:style-name="T57_1">&lt;</text:span><text:span text:style-name="T57_2">br</text:span><text:span text:style-name="T57_3"><text:s/>/&gt;</text:span></text:p>
      <text:p text:style-name="P58"><text:span text:style-name="T58_1">Ήρθε</text:span><text:span text:style-name="T58_2"><text:s/></text:span><text:span text:style-name="T58_3">η</text:span><text:span text:style-name="T58_4"><text:s/></text:span><text:span text:style-name="T58_5">ώρα</text:span><text:span text:style-name="T58_6"><text:s/></text:span><text:span text:style-name="T58_7">να</text:span><text:span text:style-name="T58_8"><text:s/></text:span><text:span text:style-name="T58_9">κανονίσετε</text:span><text:span text:style-name="T58_10"><text:s/></text:span><text:span text:style-name="T58_11">τις</text:span><text:span text:style-name="T58_12"><text:s/></text:span><text:span text:style-name="T58_13">καλοκαιρινές</text:span><text:span text:style-name="T58_14"><text:s/></text:span><text:span text:style-name="T58_15">σας</text:span><text:span text:style-name="T58_16"><text:s/></text:span><text:span text:style-name="T58_17">εξορμήσεις</text:span><text:span text:style-name="T58_18">!&lt;</text:span><text:span text:style-name="T58_19">br</text:span><text:span text:style-name="T58_20"><text:s/>/&gt;</text:span></text:p>
      <text:p text:style-name="P59"><text:span text:style-name="T59_1">Το</text:span><text:span text:style-name="T59_2"><text:s/>&lt;</text:span><text:span text:style-name="T59_3">b</text:span><text:span text:style-name="T59_4">&gt;2</text:span><text:span text:style-name="T59_5">ο</text:span><text:span text:style-name="T59_6"><text:s/></text:span><text:span text:style-name="T59_7">openSUSE</text:span><text:span text:style-name="T59_8"><text:s/></text:span><text:span text:style-name="T59_9">Collaboration</text:span><text:span text:style-name="T59_10"><text:s/></text:span><text:span text:style-name="T59_11">Summer</text:span><text:span text:style-name="T59_12"><text:s/></text:span><text:span text:style-name="T59_13">Camp</text:span><text:span text:style-name="T59_14">&lt;/</text:span><text:span text:style-name="T59_15">b</text:span><text:span text:style-name="T59_16">&gt;<text:s/></text:span><text:span text:style-name="T59_17">πλησιάζει</text:span><text:span text:style-name="T59_18"><text:s/></text:span><text:span text:style-name="T59_19">και</text:span><text:span text:style-name="T59_20"><text:s/></text:span><text:span text:style-name="T59_21">φέτος</text:span><text:span text:style-name="T59_22"><text:s/></text:span><text:span text:style-name="T59_23">στο</text:span><text:span text:style-name="T59_24"><text:s/></text:span><text:span text:style-name="T59_25">γνωστό</text:span><text:span text:style-name="T59_26"><text:s/></text:span><text:span text:style-name="T59_27">μέρος</text:span><text:span text:style-name="T59_28"><text:s/>(</text:span><text:span text:style-name="T59_29">ξενοδοχείο</text:span><text:span text:style-name="T59_30"><text:s/></text:span><text:span text:style-name="T59_31">Grand</text:span><text:span text:style-name="T59_32"><text:s/></text:span><text:span text:style-name="T59_33">Platon</text:span><text:span text:style-name="T59_34"><text:s/></text:span><text:span text:style-name="T59_35">στην</text:span><text:span text:style-name="T59_36"><text:s/></text:span><text:span text:style-name="T59_37">παραλία</text:span><text:span text:style-name="T59_38"><text:s/></text:span><text:span text:style-name="T59_39">Κατερίνης</text:span><text:span text:style-name="T59_40">)<text:s/></text:span><text:span text:style-name="T59_41">στις</text:span><text:span text:style-name="T59_42"><text:s/>&lt;</text:span><text:span text:style-name="T59_43">b</text:span><text:span text:style-name="T59_44">&gt;20-22<text:s/></text:span><text:span text:style-name="T59_45">Ιουλίου</text:span><text:span text:style-name="T59_46"><text:s/>2012&lt;/</text:span><text:span text:style-name="T59_47">b</text:span><text:span text:style-name="T59_48">&gt;!&lt;</text:span><text:span text:style-name="T59_49">br</text:span><text:span text:style-name="T59_50"><text:s/>/&gt;</text:span></text:p>
      <text:p text:style-name="P60"><text:span text:style-name="T60_1">&lt;</text:span><text:span text:style-name="T60_2">br</text:span><text:span text:style-name="T60_3"><text:s/>/&gt;</text:span></text:p>
      <text:p text:style-name="P61"><text:span text:style-name="T61_1">Όπως</text:span><text:span text:style-name="T61_2"><text:s/></text:span><text:span text:style-name="T61_3">και</text:span><text:span text:style-name="T61_4"><text:s/></text:span><text:span text:style-name="T61_5">πέρσι</text:span><text:span text:style-name="T61_6"><text:s/></text:span><text:span text:style-name="T61_7">θα</text:span><text:span text:style-name="T61_8"><text:s/></text:span><text:span text:style-name="T61_9">μαζευτούμε</text:span><text:span text:style-name="T61_10"><text:s/></text:span><text:span text:style-name="T61_11">στην</text:span><text:span text:style-name="T61_12"><text:s/></text:span><text:span text:style-name="T61_13">πισίνα</text:span><text:span text:style-name="T61_14"><text:s/></text:span><text:span text:style-name="T61_15">και</text:span><text:span text:style-name="T61_16"><text:s/></text:span><text:span text:style-name="T61_17">θα</text:span><text:span text:style-name="T61_18"><text:s/></text:span><text:span text:style-name="T61_19">συνδυάσουμε</text:span><text:span text:style-name="T61_20"><text:s/></text:span><text:span text:style-name="T61_21">μπάνια</text:span><text:span text:style-name="T61_22"><text:s/></text:span><text:span text:style-name="T61_23">και</text:span><text:span text:style-name="T61_24"><text:s/></text:span><text:span text:style-name="T61_25">μπύρες</text:span><text:span text:style-name="T61_26"><text:s/></text:span><text:span text:style-name="T61_27">με</text:span><text:span text:style-name="T61_28"><text:s/></text:span><text:span text:style-name="T61_29">παρουσιάσεις</text:span><text:span text:style-name="T61_30"><text:s/></text:span><text:span text:style-name="T61_31">και</text:span><text:span text:style-name="T61_32"><text:s/></text:span><text:span text:style-name="T61_33">workshops</text:span><text:span text:style-name="T61_34"><text:s/>(</text:span><text:span text:style-name="T61_35">μην</text:span><text:span text:style-name="T61_36"><text:s/></text:span><text:span text:style-name="T61_37">ξεχάσετε</text:span><text:span text:style-name="T61_38"><text:s/></text:span><text:span text:style-name="T61_39">να</text:span><text:span text:style-name="T61_40"><text:s/></text:span><text:span text:style-name="T61_41">φέρετε</text:span><text:span text:style-name="T61_42"><text:s/></text:span><text:span text:style-name="T61_43">τα</text:span><text:span text:style-name="T61_44"><text:s/></text:span><text:span text:style-name="T61_45">laptop</text:span><text:span text:style-name="T61_46"><text:s/></text:span><text:span text:style-name="T61_47">σας</text:span><text:span text:style-name="T61_48">!)&lt;</text:span><text:span text:style-name="T61_49">br</text:span><text:span text:style-name="T61_50"><text:s/>/&gt;</text:span></text:p>
      <text:p text:style-name="P62"><text:span text:style-name="T62_1">&lt;</text:span><text:span text:style-name="T62_2">br</text:span><text:span text:style-name="T62_3"><text:s/>/&gt;</text:span></text:p>
      <text:p text:style-name="P63"><text:span text:style-name="T63_1">Η</text:span><text:span text:style-name="T63_2"><text:s/></text:span><text:span text:style-name="T63_3">εκδήλωση</text:span><text:span text:style-name="T63_4"><text:s/></text:span><text:span text:style-name="T63_5">δεν</text:span><text:span text:style-name="T63_6"><text:s/></text:span><text:span text:style-name="T63_7">αφορά</text:span><text:span text:style-name="T63_8"><text:s/></text:span><text:span text:style-name="T63_9">σε</text:span><text:span text:style-name="T63_10"><text:s/></text:span><text:span text:style-name="T63_11">καμία</text:span><text:span text:style-name="T63_12"><text:s/></text:span><text:span text:style-name="T63_13">περίπωση</text:span><text:span text:style-name="T63_14"><text:s/></text:span><text:span text:style-name="T63_15">μόνο</text:span><text:span text:style-name="T63_16"><text:s/></text:span><text:span text:style-name="T63_17">χρήστες</text:span><text:span text:style-name="T63_18"><text:s/></text:span><text:span text:style-name="T63_19">του</text:span><text:span text:style-name="T63_20"><text:s/></text:span><text:span text:style-name="T63_21">openSUSE</text:span><text:span text:style-name="T63_22">!&lt;</text:span><text:span text:style-name="T63_23">br</text:span><text:span text:style-name="T63_24"><text:s/>/&gt;</text:span></text:p>
      <text:p text:style-name="P64"><text:span text:style-name="T64_1">Σκοπός</text:span><text:span text:style-name="T64_2"><text:s/></text:span><text:span text:style-name="T64_3">είναι</text:span><text:span text:style-name="T64_4"><text:s/></text:span><text:span text:style-name="T64_5">η</text:span><text:span text:style-name="T64_6"><text:s/>&lt;</text:span><text:span text:style-name="T64_7">b</text:span><text:span text:style-name="T64_8">&gt;</text:span><text:span text:style-name="T64_9">συνεργασία</text:span><text:span text:style-name="T64_10">&lt;/</text:span><text:span text:style-name="T64_11">b</text:span><text:span text:style-name="T64_12">&gt;<text:s/></text:span><text:span text:style-name="T64_13">μεταξύ</text:span><text:span text:style-name="T64_14"><text:s/></text:span><text:span text:style-name="T64_15">ανθρώπων</text:span><text:span text:style-name="T64_16"><text:s/></text:span><text:span text:style-name="T64_17">που</text:span><text:span text:style-name="T64_18"><text:s/></text:span><text:span text:style-name="T64_19">απολαμβάνουν</text:span><text:span text:style-name="T64_20"><text:s/></text:span><text:span text:style-name="T64_21">να</text:span><text:span text:style-name="T64_22"><text:s/></text:span><text:span text:style-name="T64_23">προσφέρουν</text:span><text:span text:style-name="T64_24"><text:s/></text:span><text:span text:style-name="T64_25">στο</text:span><text:span text:style-name="T64_26"><text:s/></text:span><text:span text:style-name="T64_27">Ε</text:span><text:span text:style-name="T64_28">.</text:span><text:span text:style-name="T64_29">Λ</text:span><text:span text:style-name="T64_30">/</text:span><text:span text:style-name="T64_31">Λ</text:span><text:span text:style-name="T64_32">.</text:span><text:span text:style-name="T64_33">Α</text:span><text:span text:style-name="T64_34">.</text:span><text:span text:style-name="T64_35">Κ</text:span><text:span text:style-name="T64_36"><text:s/></text:span><text:span text:style-name="T64_37">και</text:span><text:span text:style-name="T64_38"><text:s/></text:span><text:span text:style-name="T64_39">η</text:span><text:span text:style-name="T64_40"><text:s/></text:span><text:span text:style-name="T64_41">γνωριμία</text:span><text:span text:style-name="T64_42"><text:s/></text:span><text:span text:style-name="T64_43">με</text:span><text:span text:style-name="T64_44"><text:s/></text:span><text:span text:style-name="T64_45">τους</text:span><text:span text:style-name="T64_46"><text:s/></text:span><text:span text:style-name="T64_47">διάφορους</text:span><text:span text:style-name="T64_48"><text:s/></text:span><text:span text:style-name="T64_49">τρόπους</text:span><text:span text:style-name="T64_50"><text:s/></text:span><text:span text:style-name="T64_51">που</text:span><text:span text:style-name="T64_52"><text:s/></text:span><text:span text:style-name="T64_53">μπορούν</text:span><text:span text:style-name="T64_54"><text:s/></text:span><text:span text:style-name="T64_55">να</text:span><text:span text:style-name="T64_56"><text:s/></text:span><text:span text:style-name="T64_57">το</text:span><text:span text:style-name="T64_58"><text:s/></text:span><text:span text:style-name="T64_59">κάνουν</text:span><text:span text:style-name="T64_60">.&lt;</text:span><text:span text:style-name="T64_61">br</text:span><text:span text:style-name="T64_62"><text:s/>/&gt;</text:span></text:p>
      <text:p text:style-name="P65"><text:span text:style-name="T65_1">Σας</text:span><text:span text:style-name="T65_2"><text:s/></text:span><text:span text:style-name="T65_3">περιμένουμε</text:span><text:span text:style-name="T65_4"><text:s/></text:span><text:span text:style-name="T65_5">όλους</text:span><text:span text:style-name="T65_6"><text:s/></text:span><text:span text:style-name="T65_7">ανεξαιρέτως</text:span><text:span text:style-name="T65_8"><text:s/></text:span><text:span text:style-name="T65_9">από</text:span><text:span text:style-name="T65_10"><text:s/></text:span><text:span text:style-name="T65_11">τη</text:span><text:span text:style-name="T65_12"><text:s/></text:span><text:span text:style-name="T65_13">διανομή</text:span><text:span text:style-name="T65_14"><text:s/></text:span><text:span text:style-name="T65_15">σας</text:span><text:span text:style-name="T65_16"><text:s/></text:span><text:span text:style-name="T65_17">για</text:span><text:span text:style-name="T65_18"><text:s/></text:span><text:span text:style-name="T65_19">να</text:span><text:span text:style-name="T65_20"><text:s/></text:span><text:span text:style-name="T65_21">συζητήσουμε</text:span><text:span text:style-name="T65_22">,<text:s/></text:span><text:span text:style-name="T65_23">να</text:span><text:span text:style-name="T65_24"><text:s/></text:span><text:span text:style-name="T65_25">ανταλλάξουμε</text:span><text:span text:style-name="T65_26"><text:s/></text:span><text:span text:style-name="T65_27">απόψεις</text:span><text:span text:style-name="T65_28"><text:s/></text:span><text:span text:style-name="T65_29">και</text:span><text:span text:style-name="T65_30"><text:s/></text:span><text:span text:style-name="T65_31">φυσικά</text:span><text:span text:style-name="T65_32"><text:s/></text:span><text:span text:style-name="T65_33">περιμένουμε</text:span><text:span text:style-name="T65_34"><text:s/></text:span><text:span text:style-name="T65_35">και</text:span><text:span text:style-name="T65_36"><text:s/></text:span><text:span text:style-name="T65_37">τις</text:span><text:span text:style-name="T65_38"><text:s/></text:span><text:span text:style-name="T65_39">δικές</text:span><text:span text:style-name="T65_40"><text:s/></text:span><text:span text:style-name="T65_41">σας</text:span><text:span text:style-name="T65_42"><text:s/></text:span><text:span text:style-name="T65_43">ομιλίες</text:span><text:span text:style-name="T65_44"><text:s/></text:span><text:span text:style-name="T65_45">ή</text:span><text:span text:style-name="T65_46">/</text:span><text:span text:style-name="T65_47">και</text:span><text:span text:style-name="T65_48"><text:s/></text:span><text:span text:style-name="T65_49">workshops</text:span><text:span text:style-name="T65_50"><text:s/></text:span><text:span text:style-name="T65_51">πάνω</text:span><text:span text:style-name="T65_52"><text:s/></text:span><text:span text:style-name="T65_53">στα</text:span><text:span text:style-name="T65_54"><text:s/></text:span><text:span text:style-name="T65_55">θέματα</text:span><text:span text:style-name="T65_56"><text:s/></text:span><text:span text:style-name="T65_57">που</text:span><text:span text:style-name="T65_58"><text:s/></text:span><text:span text:style-name="T65_59">σας</text:span><text:span text:style-name="T65_60"><text:s/></text:span><text:span text:style-name="T65_61">ενδιαφέρουν</text:span><text:span text:style-name="T65_62">!&lt;</text:span><text:span text:style-name="T65_63">br</text:span><text:span text:style-name="T65_64"><text:s/>/&gt;</text:span></text:p>
      <text:p text:style-name="P66"><text:span text:style-name="T66_1">&lt;</text:span><text:span text:style-name="T66_2">br</text:span><text:span text:style-name="T66_3"><text:s/>/&gt;</text:span></text:p>
      <text:p text:style-name="P67"><text:span text:style-name="T67_1">Όπως</text:span><text:span text:style-name="T67_2"><text:s/></text:span><text:span text:style-name="T67_3">και</text:span><text:span text:style-name="T67_4"><text:s/></text:span><text:span text:style-name="T67_5">πέρσι</text:span><text:span text:style-name="T67_6"><text:s/></text:span><text:span text:style-name="T67_7">θα</text:span><text:span text:style-name="T67_8"><text:s/></text:span><text:span text:style-name="T67_9">υπάρχει</text:span><text:span text:style-name="T67_10"><text:s/></text:span><text:span text:style-name="T67_11">ποικιλία</text:span><text:span text:style-name="T67_12"><text:s/></text:span><text:span text:style-name="T67_13">θεμάτων</text:span><text:span text:style-name="T67_14"><text:s/></text:span><text:span text:style-name="T67_15">που</text:span><text:span text:style-name="T67_16"><text:s/></text:span><text:span text:style-name="T67_17">θα</text:span><text:span text:style-name="T67_18"><text:s/></text:span><text:span text:style-name="T67_19">παρουσιαστούν</text:span><text:span text:style-name="T67_20"><text:s/></text:span><text:span text:style-name="T67_21">τα</text:span><text:span text:style-name="T67_22"><text:s/></text:span><text:span text:style-name="T67_23">οποία</text:span><text:span text:style-name="T67_24"><text:s/></text:span><text:span text:style-name="T67_25">θα</text:span><text:span text:style-name="T67_26"><text:s/></text:span><text:span text:style-name="T67_27">ανταποκρίνονται</text:span><text:span text:style-name="T67_28"><text:s/></text:span><text:span text:style-name="T67_29">σε</text:span><text:span text:style-name="T67_30"><text:s/></text:span><text:span text:style-name="T67_31">όλους</text:span><text:span text:style-name="T67_32">,<text:s/></text:span><text:span text:style-name="T67_33">ακόμα</text:span><text:span text:style-name="T67_34"><text:s/></text:span><text:span text:style-name="T67_35">και</text:span><text:span text:style-name="T67_36"><text:s/></text:span><text:span text:style-name="T67_37">στους</text:span><text:span text:style-name="T67_38"><text:s/></text:span><text:span text:style-name="T67_39">πιο</text:span><text:span text:style-name="T67_40"><text:s/></text:span><text:span text:style-name="T67_41">νέους</text:span><text:span text:style-name="T67_42"><text:s/></text:span><text:span text:style-name="T67_43">και</text:span><text:span text:style-name="T67_44"><text:s/></text:span><text:span text:style-name="T67_45">όχι</text:span><text:span text:style-name="T67_46"><text:s/></text:span><text:span text:style-name="T67_47">και</text:span><text:span text:style-name="T67_48"><text:s/></text:span><text:span text:style-name="T67_49">τόσο</text:span><text:span text:style-name="T67_50"><text:s/></text:span><text:span text:style-name="T67_51">έμπειρους</text:span><text:span text:style-name="T67_52"><text:s/></text:span><text:span text:style-name="T67_53">χρήστες</text:span><text:span text:style-name="T67_54">.&lt;</text:span><text:span text:style-name="T67_55">br</text:span><text:span text:style-name="T67_56"><text:s/>/&gt;</text:span></text:p>
      <text:p text:style-name="P68"><text:span text:style-name="T68_1">Όλοι</text:span><text:span text:style-name="T68_2"><text:s/></text:span><text:span text:style-name="T68_3">μπορούν</text:span><text:span text:style-name="T68_4"><text:s/></text:span><text:span text:style-name="T68_5">να</text:span><text:span text:style-name="T68_6"><text:s/></text:span><text:span text:style-name="T68_7">συμμετέχουν</text:span><text:span text:style-name="T68_8"><text:s/></text:span><text:span text:style-name="T68_9">ενεργά</text:span><text:span text:style-name="T68_10">,<text:s/></text:span><text:span text:style-name="T68_11">να</text:span><text:span text:style-name="T68_12"><text:s/></text:span><text:span text:style-name="T68_13">παρακολουθήσουν</text:span><text:span text:style-name="T68_14"><text:s/></text:span><text:span text:style-name="T68_15">τις</text:span><text:span text:style-name="T68_16"><text:s/></text:span><text:span text:style-name="T68_17">παρουσιάσεις</text:span><text:span text:style-name="T68_18"><text:s/></text:span><text:span text:style-name="T68_19">και</text:span><text:span text:style-name="T68_20"><text:s/></text:span><text:span text:style-name="T68_21">να</text:span><text:span text:style-name="T68_22"><text:s/></text:span><text:span text:style-name="T68_23">πραγματοποιήσουν</text:span><text:span text:style-name="T68_24"><text:s/></text:span><text:span text:style-name="T68_25">workshops</text:span><text:span text:style-name="T68_26">!&lt;</text:span><text:span text:style-name="T68_27">br</text:span><text:span text:style-name="T68_28"><text:s/>/&gt;</text:span></text:p>
      <text:p text:style-name="P69"><text:span text:style-name="T69_1">&lt;</text:span><text:span text:style-name="T69_2">br</text:span><text:span text:style-name="T69_3"><text:s/>/&gt;</text:span></text:p>
      <text:p text:style-name="P70"><text:span text:style-name="T70_1">Τι</text:span><text:span text:style-name="T70_2"><text:s/></text:span><text:span text:style-name="T70_3">πρέπει</text:span><text:span text:style-name="T70_4"><text:s/></text:span><text:span text:style-name="T70_5">να</text:span><text:span text:style-name="T70_6"><text:s/></text:span><text:span text:style-name="T70_7">γνωρίζετε</text:span><text:span text:style-name="T70_8">:&lt;</text:span><text:span text:style-name="T70_9">br</text:span><text:span text:style-name="T70_10"><text:s/>/&gt;</text:span></text:p>
      <text:p text:style-name="P71"><text:span text:style-name="T71_1">&lt;</text:span><text:span text:style-name="T71_2">br</text:span><text:span text:style-name="T71_3"><text:s/>/&gt;</text:span></text:p>
      <text:p text:style-name="P72"><text:span text:style-name="T72_1">1.[&lt;</text:span><text:span text:style-name="T72_2">b</text:span><text:span text:style-name="T72_3">&gt;</text:span><text:span text:style-name="T72_4">CfP</text:span><text:span text:style-name="T72_5">&lt;/</text:span><text:span text:style-name="T72_6">b</text:span><text:span text:style-name="T72_7">&gt;]<text:s/></text:span><text:span text:style-name="T72_8">Η</text:span><text:span text:style-name="T72_9"><text:s/></text:span><text:span text:style-name="T72_10">υποβολή</text:span><text:span text:style-name="T72_11"><text:s/></text:span><text:span text:style-name="T72_12">ομιλιών</text:span><text:span text:style-name="T72_13">/</text:span><text:span text:style-name="T72_14">workshops</text:span><text:span text:style-name="T72_15"><text:s/></text:span><text:span text:style-name="T72_16">έχει</text:span><text:span text:style-name="T72_17"><text:s/></text:span><text:span text:style-name="T72_18">ανοίξει</text:span><text:span text:style-name="T72_19"><text:s/></text:span><text:span text:style-name="T72_20">και</text:span><text:span text:style-name="T72_21"><text:s/></text:span><text:span text:style-name="T72_22">περιμένουμε</text:span><text:span text:style-name="T72_23"><text:s/></text:span><text:span text:style-name="T72_24">και</text:span><text:span text:style-name="T72_25"><text:s/></text:span><text:span text:style-name="T72_26">τις</text:span><text:span text:style-name="T72_27"><text:s/></text:span><text:span text:style-name="T72_28">δικές</text:span><text:span text:style-name="T72_29"><text:s/></text:span><text:span text:style-name="T72_30">σας</text:span><text:span text:style-name="T72_31"><text:s/></text:span><text:span text:style-name="T72_32">προτάσεις</text:span><text:span text:style-name="T72_33">!&lt;</text:span><text:span text:style-name="T72_34">br</text:span><text:span text:style-name="T72_35"><text:s/>/&gt;</text:span></text:p>
      <text:p text:style-name="P73"><text:span text:style-name="T73_1">Το</text:span><text:span text:style-name="T73_2"><text:s/></text:span><text:span text:style-name="T73_3">μόνο</text:span><text:span text:style-name="T73_4"><text:s/></text:span><text:span text:style-name="T73_5">που</text:span><text:span text:style-name="T73_6"><text:s/></text:span><text:span text:style-name="T73_7">χρειάζεται</text:span><text:span text:style-name="T73_8"><text:s/></text:span><text:span text:style-name="T73_9">να</text:span><text:span text:style-name="T73_10"><text:s/></text:span><text:span text:style-name="T73_11">κάνετε</text:span><text:span text:style-name="T73_12"><text:s/></text:span><text:span text:style-name="T73_13">είναι</text:span><text:span text:style-name="T73_14"><text:s/></text:span><text:span text:style-name="T73_15">να</text:span><text:span text:style-name="T73_16"><text:s/></text:span><text:span text:style-name="T73_17">συμπληρώστε</text:span><text:span text:style-name="T73_18"><text:s/></text:span><text:span text:style-name="T73_19">τη</text:span><text:span text:style-name="T73_20"><text:s/></text:span><text:span text:style-name="T73_21">φόρμα</text:span><text:span text:style-name="T73_22">:<text:s/>&lt;</text:span><text:span text:style-name="T73_23">a</text:span><text:span text:style-name="T73_24"><text:s/></text:span><text:span text:style-name="T73_25">href</text:span><text:span text:style-name="T73_26">="</text:span><text:span text:style-name="T73_27">http</text:span><text:span text:style-name="T73_28">://</text:span><text:span text:style-name="T73_29">www</text:span><text:span text:style-name="T73_30">.</text:span><text:span text:style-name="T73_31">os</text:span><text:span text:style-name="T73_32">-</text:span><text:span text:style-name="T73_33">el</text:span><text:span text:style-name="T73_34">.</text:span><text:span text:style-name="T73_35">gr</text:span><text:span text:style-name="T73_36">/</text:span><text:span text:style-name="T73_37">content</text:span><text:span text:style-name="T73_38">/</text:span><text:span text:style-name="T73_39">submit</text:span><text:span text:style-name="T73_40">-</text:span><text:span text:style-name="T73_41">talk</text:span><text:span text:style-name="T73_42">-</text:span><text:span text:style-name="T73_43">collaboration</text:span><text:span text:style-name="T73_44">-</text:span><text:span text:style-name="T73_45">summer</text:span><text:span text:style-name="T73_46">-</text:span><text:span text:style-name="T73_47">camp</text:span><text:span text:style-name="T73_48">-2012"&gt;</text:span><text:span text:style-name="T73_49">http</text:span><text:span text:style-name="T73_50">://</text:span><text:span text:style-name="T73_51">www</text:span><text:span text:style-name="T73_52">.</text:span><text:span text:style-name="T73_53">os</text:span><text:span text:style-name="T73_54">-</text:span><text:span text:style-name="T73_55">el</text:span><text:span text:style-name="T73_56">.</text:span><text:span text:style-name="T73_57">gr</text:span><text:span text:style-name="T73_58">/</text:span><text:span text:style-name="T73_59">content</text:span><text:span text:style-name="T73_60">/</text:span><text:span text:style-name="T73_61">submit</text:span><text:span text:style-name="T73_62">-</text:span><text:span text:style-name="T73_63">talk</text:span><text:span text:style-name="T73_64">-</text:span><text:span text:style-name="T73_65">collaboration</text:span><text:span text:style-name="T73_66">-</text:span><text:span text:style-name="T73_67">summer</text:span><text:span text:style-name="T73_68">-</text:span><text:span text:style-name="T73_69">camp</text:span><text:span text:style-name="T73_70">-2012&lt;/</text:span><text:span text:style-name="T73_71">a</text:span><text:span text:style-name="T73_72">&gt;&lt;</text:span><text:span text:style-name="T73_73">br</text:span><text:span text:style-name="T73_74"><text:s/>/&gt;</text:span></text:p>
      <text:p text:style-name="P74"><text:span text:style-name="T74_1">&lt;</text:span><text:span text:style-name="T74_2">br</text:span><text:span text:style-name="T74_3"><text:s/>/&gt;</text:span></text:p>
      <text:p text:style-name="P75"><text:span text:style-name="T75_1">2.<text:s/></text:span><text:span text:style-name="T75_2">Για</text:span><text:span text:style-name="T75_3"><text:s/>&lt;</text:span><text:span text:style-name="T75_4">b</text:span><text:span text:style-name="T75_5">&gt;</text:span><text:span text:style-name="T75_6">δήλωση</text:span><text:span text:style-name="T75_7"><text:s/></text:span><text:span text:style-name="T75_8">συμμετοχής</text:span><text:span text:style-name="T75_9"><text:s/>&amp;</text:span><text:span text:style-name="T75_10">amp</text:span><text:span text:style-name="T75_11">;<text:s/></text:span><text:span text:style-name="T75_12">κρατήσεις</text:span><text:span text:style-name="T75_13"><text:s/></text:span><text:span text:style-name="T75_14">δωματίων</text:span><text:span text:style-name="T75_15">&lt;/</text:span><text:span text:style-name="T75_16">b</text:span><text:span text:style-name="T75_17">&gt;<text:s/>(</text:span><text:span text:style-name="T75_18">καλό</text:span><text:span text:style-name="T75_19"><text:s/></text:span><text:span text:style-name="T75_20">είναι</text:span><text:span text:style-name="T75_21"><text:s/></text:span><text:span text:style-name="T75_22">να</text:span><text:span text:style-name="T75_23"><text:s/></text:span><text:span text:style-name="T75_24">το</text:span><text:span text:style-name="T75_25"><text:s/></text:span><text:span text:style-name="T75_26">κάνετε</text:span><text:span text:style-name="T75_27"><text:s/></text:span><text:span text:style-name="T75_28">εγκαίρως</text:span><text:span text:style-name="T75_29"><text:s/></text:span><text:span text:style-name="T75_30">για</text:span><text:span text:style-name="T75_31"><text:s/></text:span><text:span text:style-name="T75_32">να</text:span><text:span text:style-name="T75_33"><text:s/></text:span><text:span text:style-name="T75_34">μας</text:span><text:span text:style-name="T75_35"><text:s/></text:span><text:span text:style-name="T75_36">βοηθήσετε</text:span><text:span text:style-name="T75_37"><text:s/></text:span><text:span text:style-name="T75_38">να</text:span><text:span text:style-name="T75_39"><text:s/></text:span><text:span text:style-name="T75_40">κρατήσουμε</text:span><text:span text:style-name="T75_41"><text:s/></text:span><text:span text:style-name="T75_42">τα</text:span><text:span text:style-name="T75_43"><text:s/></text:span><text:span text:style-name="T75_44">διαθέσιμα</text:span><text:span text:style-name="T75_45"><text:s/></text:span><text:span text:style-name="T75_46">δωμάτια</text:span><text:span text:style-name="T75_47"><text:s/></text:span><text:span text:style-name="T75_48">που</text:span><text:span text:style-name="T75_49"><text:s/></text:span><text:span text:style-name="T75_50">θα</text:span><text:span text:style-name="T75_51"><text:s/></text:span><text:span text:style-name="T75_52">χρειαστούν</text:span><text:span text:style-name="T75_53"><text:s/></text:span><text:span text:style-name="T75_54">στο</text:span><text:span text:style-name="T75_55"><text:s/></text:span><text:span text:style-name="T75_56">ξενοδοχείο</text:span><text:span text:style-name="T75_57">)<text:s/></text:span><text:span text:style-name="T75_58">στείλτε</text:span><text:span text:style-name="T75_59"><text:s/></text:span><text:span text:style-name="T75_60">τα</text:span><text:span text:style-name="T75_61"><text:s/></text:span><text:span text:style-name="T75_62">στοιχεία</text:span><text:span text:style-name="T75_63"><text:s/></text:span><text:span text:style-name="T75_64">σας</text:span><text:span text:style-name="T75_65"><text:s/></text:span><text:span text:style-name="T75_66">στο</text:span><text:span text:style-name="T75_67"><text:s/>&lt;</text:span><text:span text:style-name="T75_68">a</text:span><text:span text:style-name="T75_69"><text:s/></text:span><text:span text:style-name="T75_70">href</text:span><text:span text:style-name="T75_71">="</text:span><text:span text:style-name="T75_72">mailto</text:span><text:span text:style-name="T75_73">:</text:span><text:span text:style-name="T75_74">reservations</text:span><text:span text:style-name="T75_75">@</text:span><text:span text:style-name="T75_76">os</text:span><text:span text:style-name="T75_77">-</text:span><text:span text:style-name="T75_78">el</text:span><text:span text:style-name="T75_79">.</text:span><text:span text:style-name="T75_80">gr</text:span><text:span text:style-name="T75_81">"&gt;</text:span><text:span text:style-name="T75_82">reservations</text:span><text:span text:style-name="T75_83">@</text:span><text:span text:style-name="T75_84">os</text:span><text:span text:style-name="T75_85">-</text:span><text:span text:style-name="T75_86">el</text:span><text:span text:style-name="T75_87">.</text:span><text:span text:style-name="T75_88">gr</text:span><text:span text:style-name="T75_89">&lt;/</text:span><text:span text:style-name="T75_90">a</text:span><text:span text:style-name="T75_91">&gt;&lt;</text:span><text:span text:style-name="T75_92">br</text:span><text:span text:style-name="T75_93"><text:s/>/&gt;</text:span></text:p>
      <text:p text:style-name="P76"><text:span text:style-name="T76_1">(</text:span><text:span text:style-name="T76_2">Για</text:span><text:span text:style-name="T76_3"><text:s/></text:span><text:span text:style-name="T76_4">κράτηση</text:span><text:span text:style-name="T76_5"><text:s/></text:span><text:span text:style-name="T76_6">δωματίου</text:span><text:span text:style-name="T76_7"><text:s/></text:span><text:span text:style-name="T76_8">απαιτείται</text:span><text:span text:style-name="T76_9"><text:s/></text:span><text:span text:style-name="T76_10">η</text:span><text:span text:style-name="T76_11"><text:s/></text:span><text:span text:style-name="T76_12">καταβολή</text:span><text:span text:style-name="T76_13"><text:s/></text:span><text:span text:style-name="T76_14">του</text:span><text:span text:style-name="T76_15"><text:s/>50%<text:s/></text:span><text:span text:style-name="T76_16">του</text:span><text:span text:style-name="T76_17"><text:s/></text:span><text:span text:style-name="T76_18">κόστους</text:span><text:span text:style-name="T76_19"><text:s/>-<text:s/></text:span><text:span text:style-name="T76_20">περισσότερες</text:span><text:span text:style-name="T76_21"><text:s/></text:span><text:span text:style-name="T76_22">πληροφορίες</text:span><text:span text:style-name="T76_23"><text:s/></text:span><text:span text:style-name="T76_24">για</text:span><text:span text:style-name="T76_25"><text:s/></text:span><text:span text:style-name="T76_26">την</text:span><text:span text:style-name="T76_27"><text:s/></text:span><text:span text:style-name="T76_28">κατάθεση</text:span><text:span text:style-name="T76_29"><text:s/></text:span><text:span text:style-name="T76_30">θα</text:span><text:span text:style-name="T76_31"><text:s/></text:span><text:span text:style-name="T76_32">σας</text:span><text:span text:style-name="T76_33"><text:s/></text:span><text:span text:style-name="T76_34">δοθούν</text:span><text:span text:style-name="T76_35"><text:s/></text:span><text:span text:style-name="T76_36">μέσω</text:span><text:span text:style-name="T76_37"><text:s/></text:span><text:span text:style-name="T76_38">email</text:span><text:span text:style-name="T76_39">)&lt;</text:span><text:span text:style-name="T76_40">br</text:span><text:span text:style-name="T76_41"><text:s/>/&gt;</text:span></text:p>
      <text:p text:style-name="P77"><text:span text:style-name="T77_1">&lt;</text:span><text:span text:style-name="T77_2">br</text:span><text:span text:style-name="T77_3"><text:s/>/&gt;</text:span></text:p>
      <text:p text:style-name="P78"><text:span text:style-name="T78_1">Το</text:span><text:span text:style-name="T78_2"><text:s/></text:span><text:span text:style-name="T78_3">κόστος</text:span><text:span text:style-name="T78_4"><text:s/></text:span><text:span text:style-name="T78_5">για</text:span><text:span text:style-name="T78_6"><text:s/></text:span><text:span text:style-name="T78_7">τα</text:span><text:span text:style-name="T78_8"><text:s/></text:span><text:span text:style-name="T78_9">δωμάτια</text:span><text:span text:style-name="T78_10"><text:s/></text:span><text:span text:style-name="T78_11">είναι</text:span><text:span text:style-name="T78_12"><text:s/>(</text:span><text:span text:style-name="T78_13">συμπεριλαμβάνεται</text:span><text:span text:style-name="T78_14"><text:s/>&lt;</text:span><text:span text:style-name="T78_15">b</text:span><text:span text:style-name="T78_16">&gt;</text:span><text:span text:style-name="T78_17">πρωινό</text:span><text:span text:style-name="T78_18"><text:s/>&amp;</text:span><text:span text:style-name="T78_19">amp</text:span><text:span text:style-name="T78_20">;<text:s/></text:span><text:span text:style-name="T78_21">βραδινό</text:span><text:span text:style-name="T78_22">&lt;/</text:span><text:span text:style-name="T78_23">b</text:span><text:span text:style-name="T78_24">&gt;):&lt;</text:span><text:span text:style-name="T78_25">br</text:span><text:span text:style-name="T78_26"><text:s/>/&gt;</text:span></text:p>
      <text:p text:style-name="P79"><text:span text:style-name="T79_1">&lt;</text:span><text:span text:style-name="T79_2">br</text:span><text:span text:style-name="T79_3"><text:s/>/&gt;</text:span></text:p>
      <text:p text:style-name="P80"><text:span text:style-name="T80_1">*<text:s/>&lt;</text:span><text:span text:style-name="T80_2">b</text:span><text:span text:style-name="T80_3">&gt;</text:span><text:span text:style-name="T80_4">Μονόκλιν</text:span><text:span text:style-name="T80_5">&lt;/</text:span><text:span text:style-name="T80_6">b</text:span><text:span text:style-name="T80_7">&gt;</text:span><text:span text:style-name="T80_8">ο</text:span><text:span text:style-name="T80_9"><text:s/>-<text:s/>35<text:s/></text:span><text:span text:style-name="T80_10">ευρώ</text:span><text:span text:style-name="T80_11">/</text:span><text:span text:style-name="T80_12">βραδιά</text:span><text:span text:style-name="T80_13">&lt;</text:span><text:span text:style-name="T80_14">br</text:span><text:span text:style-name="T80_15"><text:s/>/&gt;</text:span></text:p>
      <text:p text:style-name="P81"><text:span text:style-name="T81_1">*<text:s/>&lt;</text:span><text:span text:style-name="T81_2">b</text:span><text:span text:style-name="T81_3">&gt;</text:span><text:span text:style-name="T81_4">Δίκλινο</text:span><text:span text:style-name="T81_5">&lt;/</text:span><text:span text:style-name="T81_6">b</text:span><text:span text:style-name="T81_7">&gt;<text:s/>-<text:s/>45<text:s/></text:span><text:span text:style-name="T81_8">ευρώ</text:span><text:span text:style-name="T81_9">/</text:span><text:span text:style-name="T81_10">βραδιά</text:span><text:span text:style-name="T81_11">&lt;</text:span><text:span text:style-name="T81_12">br</text:span><text:span text:style-name="T81_13"><text:s/>/&gt;</text:span></text:p>
      <text:p text:style-name="P82"><text:span text:style-name="T82_1">*<text:s/>&lt;</text:span><text:span text:style-name="T82_2">b</text:span><text:span text:style-name="T82_3">&gt;</text:span><text:span text:style-name="T82_4">Τρίκλινο</text:span><text:span text:style-name="T82_5">&lt;/</text:span><text:span text:style-name="T82_6">b</text:span><text:span text:style-name="T82_7">&gt;<text:s/>-<text:s/>60<text:s/></text:span><text:span text:style-name="T82_8">ευρώ</text:span><text:span text:style-name="T82_9">/</text:span><text:span text:style-name="T82_10">βραδιά</text:span><text:span text:style-name="T82_11">&lt;</text:span><text:span text:style-name="T82_12">br</text:span><text:span text:style-name="T82_13"><text:s/>/&gt;</text:span></text:p>
      <text:p text:style-name="P83"><text:span text:style-name="T83_1">&lt;</text:span><text:span text:style-name="T83_2">br</text:span><text:span text:style-name="T83_3"><text:s/>/&gt;</text:span></text:p>
      <text:p text:style-name="P84"><text:span text:style-name="T84_1">3.<text:s/></text:span><text:span text:style-name="T84_2">Έχετε</text:span><text:span text:style-name="T84_3"><text:s/></text:span><text:span text:style-name="T84_4">άλλες</text:span><text:span text:style-name="T84_5"><text:s/></text:span><text:span text:style-name="T84_6">ερωτήσεις</text:span><text:span text:style-name="T84_7"><text:s/></text:span><text:span text:style-name="T84_8">ή</text:span><text:span text:style-name="T84_9"><text:s/></text:span><text:span text:style-name="T84_10">απορίες</text:span><text:span text:style-name="T84_11">;&lt;</text:span><text:span text:style-name="T84_12">br</text:span><text:span text:style-name="T84_13"><text:s/>/&gt;</text:span></text:p>
      <text:p text:style-name="P85"><text:span text:style-name="T85_1">*<text:s/></text:span><text:span text:style-name="T85_2">Περισσότερες</text:span><text:span text:style-name="T85_3"><text:s/></text:span><text:span text:style-name="T85_4">πληροφορίες</text:span><text:span text:style-name="T85_5"><text:s/></text:span><text:span text:style-name="T85_6">μπορείτε</text:span><text:span text:style-name="T85_7"><text:s/></text:span><text:span text:style-name="T85_8">να</text:span><text:span text:style-name="T85_9"><text:s/></text:span><text:span text:style-name="T85_10">βρείτε</text:span><text:span text:style-name="T85_11"><text:s/></text:span><text:span text:style-name="T85_12">στη</text:span><text:span text:style-name="T85_13"><text:s/></text:span><text:span text:style-name="T85_14">σελίδα</text:span><text:span text:style-name="T85_15"><text:s/>&lt;</text:span><text:span text:style-name="T85_16">a</text:span><text:span text:style-name="T85_17"><text:s/></text:span><text:span text:style-name="T85_18">href</text:span><text:span text:style-name="T85_19">="</text:span><text:span text:style-name="T85_20">http</text:span><text:span text:style-name="T85_21">://</text:span><text:span text:style-name="T85_22">www</text:span><text:span text:style-name="T85_23">.</text:span><text:span text:style-name="T85_24">os</text:span><text:span text:style-name="T85_25">-</text:span><text:span text:style-name="T85_26">el</text:span><text:span text:style-name="T85_27">.</text:span><text:span text:style-name="T85_28">gr</text:span><text:span text:style-name="T85_29">/</text:span><text:span text:style-name="T85_30">summercamp</text:span><text:span text:style-name="T85_31">"&gt;</text:span><text:span text:style-name="T85_32">www</text:span><text:span text:style-name="T85_33">.</text:span><text:span text:style-name="T85_34">os</text:span><text:span text:style-name="T85_35">-</text:span><text:span text:style-name="T85_36">el</text:span><text:span text:style-name="T85_37">.</text:span><text:span text:style-name="T85_38">gr</text:span><text:span text:style-name="T85_39">/</text:span><text:span text:style-name="T85_40">summercamp</text:span><text:span text:style-name="T85_41">&lt;/</text:span><text:span text:style-name="T85_42">a</text:span><text:span text:style-name="T85_43">&gt;&lt;</text:span><text:span text:style-name="T85_44">br</text:span><text:span text:style-name="T85_45"><text:s/>/&gt;</text:span></text:p>
      <text:p text:style-name="P86"><text:span text:style-name="T86_1">*<text:s/></text:span><text:span text:style-name="T86_2">Για</text:span><text:span text:style-name="T86_3"><text:s/></text:span><text:span text:style-name="T86_4">οποιαδήποτε</text:span><text:span text:style-name="T86_5"><text:s/></text:span><text:span text:style-name="T86_6">ερώτηση</text:span><text:span text:style-name="T86_7">,<text:s/></text:span><text:span text:style-name="T86_8">επικοινωνήστε</text:span><text:span text:style-name="T86_9"><text:s/></text:span><text:span text:style-name="T86_10">μαζί</text:span><text:span text:style-name="T86_11"><text:s/></text:span><text:span text:style-name="T86_12">μας</text:span><text:span text:style-name="T86_13"><text:s/></text:span><text:span text:style-name="T86_14">μέσω</text:span><text:span text:style-name="T86_15"><text:s/></text:span><text:span text:style-name="T86_16">email</text:span><text:span text:style-name="T86_17">:<text:s/>&lt;</text:span><text:span text:style-name="T86_18">a</text:span><text:span text:style-name="T86_19"><text:s/></text:span><text:span text:style-name="T86_20">href</text:span><text:span text:style-name="T86_21">="</text:span><text:span text:style-name="T86_22">mailto</text:span><text:span text:style-name="T86_23">:</text:span><text:span text:style-name="T86_24">summercamp</text:span><text:span text:style-name="T86_25">@</text:span><text:span text:style-name="T86_26">os</text:span><text:span text:style-name="T86_27">-</text:span><text:span text:style-name="T86_28">el</text:span><text:span text:style-name="T86_29">.</text:span><text:span text:style-name="T86_30">gr</text:span><text:span text:style-name="T86_31">"&gt;</text:span><text:span text:style-name="T86_32">summercamp</text:span><text:span text:style-name="T86_33">@</text:span><text:span text:style-name="T86_34">os</text:span><text:span text:style-name="T86_35">-</text:span><text:span text:style-name="T86_36">el</text:span><text:span text:style-name="T86_37">.</text:span><text:span text:style-name="T86_38">gr</text:span><text:span text:style-name="T86_39">&lt;/</text:span><text:span text:style-name="T86_40">a</text:span><text:span text:style-name="T86_41">&gt;&lt;</text:span><text:span text:style-name="T86_42">br</text:span><text:span text:style-name="T86_43"><text:s/>/&gt;</text:span></text:p>
      <text:p text:style-name="P87"><text:span text:style-name="T87_1">Διότι</text:span><text:span text:style-name="T87_2"><text:s/></text:span><text:span text:style-name="T87_3">αγαπάμε</text:span><text:span text:style-name="T87_4"><text:s/></text:span><text:span text:style-name="T87_5">αυτό</text:span><text:span text:style-name="T87_6"><text:s/></text:span><text:span text:style-name="T87_7">που</text:span><text:span text:style-name="T87_8"><text:s/></text:span><text:span text:style-name="T87_9">κάνουμε</text:span><text:span text:style-name="T87_10"><text:s/>&amp;</text:span><text:span text:style-name="T87_11">amp</text:span><text:span text:style-name="T87_12">;<text:s/></text:span><text:span text:style-name="T87_13">περνάμε</text:span><text:span text:style-name="T87_14"><text:s/></text:span><text:span text:style-name="T87_15">ωραία</text:span><text:span text:style-name="T87_16"><text:s/></text:span><text:span text:style-name="T87_17">συνεισφέροντας</text:span><text:span text:style-name="T87_18"><text:s/></text:span><text:span text:style-name="T87_19">στο</text:span><text:span text:style-name="T87_20"><text:s/></text:span><text:span text:style-name="T87_21">ΕΛ</text:span><text:span text:style-name="T87_22">/</text:span><text:span text:style-name="T87_23">ΛΑΚ</text:span><text:span text:style-name="T87_24"><text:s/></text:span><text:span text:style-name="T87_25">ακόμα</text:span><text:span text:style-name="T87_26"><text:s/></text:span><text:span text:style-name="T87_27">και</text:span><text:span text:style-name="T87_28"><text:s/></text:span><text:span text:style-name="T87_29">το</text:span><text:span text:style-name="T87_30"><text:s/></text:span><text:span text:style-name="T87_31">καλοκαίρι</text:span><text:span text:style-name="T87_32">!&lt;</text:span><text:span text:style-name="T87_33">br</text:span><text:span text:style-name="T87_34"><text:s/>/&gt;</text:span></text:p>
      <text:p text:style-name="P88"><text:span text:style-name="T88_1">&lt;</text:span><text:span text:style-name="T88_2">br</text:span><text:span text:style-name="T88_3"><text:s/>/&gt;</text:span></text:p>
      <text:p text:style-name="P89"><text:span text:style-name="T89_1">&lt;</text:span><text:span text:style-name="T89_2">b</text:span><text:span text:style-name="T89_3">&gt;</text:span><text:span text:style-name="T89_4">ΣΑΣ</text:span><text:span text:style-name="T89_5"><text:s/></text:span><text:span text:style-name="T89_6">ΠΕΡΙΜΕΝΟΥΜΕ</text:span><text:span text:style-name="T89_7"><text:s/></text:span><text:span text:style-name="T89_8">ΟΛΟΥΣ</text:span><text:span text:style-name="T89_9"><text:s/></text:span><text:span text:style-name="T89_10">ΕΚΕΙ</text:span><text:span text:style-name="T89_11">!&lt;/</text:span><text:span text:style-name="T89_12">b</text:span><text:span text:style-name="T89_13">&gt;</text:span></text:p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><text:span text:style-name="T97_1">===</text:span></text:p>
      <text:p text:style-name="P98"><text:span text:style-name="T98_1">Ο</text:span><text:span text:style-name="T98_2"><text:s/></text:span><text:span text:style-name="T98_3">καιρός</text:span><text:span text:style-name="T98_4"><text:s/></text:span><text:span text:style-name="T98_5">έχει</text:span><text:span text:style-name="T98_6"><text:s/></text:span><text:span text:style-name="T98_7">ζεστάνει</text:span><text:span text:style-name="T98_8"><text:s/></text:span><text:span text:style-name="T98_9">για</text:span><text:span text:style-name="T98_10"><text:s/></text:span><text:span text:style-name="T98_11">τα</text:span><text:span text:style-name="T98_12"><text:s/></text:span><text:span text:style-name="T98_13">καλά</text:span><text:span text:style-name="T98_14"><text:s/></text:span><text:span text:style-name="T98_15">και</text:span><text:span text:style-name="T98_16"><text:s/></text:span><text:span text:style-name="T98_17">ήρθε</text:span><text:span text:style-name="T98_18"><text:s/></text:span><text:span text:style-name="T98_19">λοιπόν</text:span><text:span text:style-name="T98_20"><text:s/></text:span><text:span text:style-name="T98_21">η</text:span><text:span text:style-name="T98_22"><text:s/></text:span><text:span text:style-name="T98_23">ώρα</text:span><text:span text:style-name="T98_24"><text:s/></text:span><text:span text:style-name="T98_25">να</text:span><text:span text:style-name="T98_26"><text:s/></text:span><text:span text:style-name="T98_27">κανονίσουμε</text:span><text:span text:style-name="T98_28"><text:s/></text:span><text:span text:style-name="T98_29">ξανά</text:span><text:span text:style-name="T98_30"><text:s/></text:span><text:span text:style-name="T98_31">τις</text:span><text:span text:style-name="T98_32"><text:s/></text:span><text:span text:style-name="T98_33">καλοκαιρινές</text:span><text:span text:style-name="T98_34"><text:s/></text:span><text:span text:style-name="T98_35">μας</text:span><text:span text:style-name="T98_36"><text:s/></text:span><text:span text:style-name="T98_37">εξορμήσεις</text:span><text:span text:style-name="T98_38"><text:s/></text:span><text:span text:style-name="T98_39">για</text:span><text:span text:style-name="T98_40"><text:s/></text:span><text:span text:style-name="T98_41">φέτος</text:span><text:span text:style-name="T98_42">!</text:span><text:span text:style-name="T98_43">!!</text:span></text:p>
      <text:p text:style-name="P99"/>
      <text:p text:style-name="P100"><text:span text:style-name="T100_1">Έτσι</text:span><text:span text:style-name="T100_2"><text:s/></text:span><text:span text:style-name="T100_3">λοιπόν</text:span><text:span text:style-name="T100_4"><text:s/></text:span><text:span text:style-name="T100_5">ήρθε</text:span><text:span text:style-name="T100_6"><text:s/></text:span><text:span text:style-name="T100_7">η</text:span><text:span text:style-name="T100_8"><text:s/></text:span><text:span text:style-name="T100_9">ώρα</text:span><text:span text:style-name="T100_10"><text:s/></text:span><text:span text:style-name="T100_11">να</text:span><text:span text:style-name="T100_12"><text:s/></text:span><text:span text:style-name="T100_13">να</text:span><text:span text:style-name="T100_14"><text:s/></text:span><text:span text:style-name="T100_15">βρεθούμε</text:span><text:span text:style-name="T100_16"><text:s/></text:span><text:span text:style-name="T100_17">και</text:span><text:span text:style-name="T100_18"><text:s/></text:span><text:span text:style-name="T100_19">πάλι</text:span><text:span text:style-name="T100_20"><text:s/></text:span><text:span text:style-name="T100_21">όλοι</text:span><text:span text:style-name="T100_22"><text:s/></text:span><text:span text:style-name="T100_23">μαζί</text:span><text:span text:style-name="T100_24"><text:s/></text:span><text:span text:style-name="T100_25">για</text:span><text:span text:style-name="T100_26"><text:s/></text:span><text:span text:style-name="T100_27">το</text:span><text:span text:style-name="T100_28"><text:s/></text:span><text:span text:style-name="T100_29">φετινό</text:span><text:span text:style-name="T100_30"><text:s/></text:span><text:span text:style-name="T100_31">openSUSE</text:span><text:span text:style-name="T100_32"><text:s/></text:span><text:span text:style-name="T100_33">Collaboration</text:span><text:span text:style-name="T100_34"><text:s/></text:span><text:span text:style-name="T100_35">Summer</text:span><text:span text:style-name="T100_36"><text:s/></text:span><text:span text:style-name="T100_37">Camp</text:span></text:p>
      <text:p text:style-name="P101"/>
      <text:p text:style-name="P102"><text:span text:style-name="T102_1"><text:s text:c="4"/></text:span></text:p>
      <text:p text:style-name="P103"><text:span text:style-name="T103_1"><text:s/></text:span><text:span text:style-name="T103_2">Τι</text:span><text:span text:style-name="T103_3"><text:s/></text:span><text:span text:style-name="T103_4">θα</text:span><text:span text:style-name="T103_5"><text:s/></text:span><text:span text:style-name="T103_6">κάνουμε</text:span><text:span text:style-name="T103_7"><text:s/></text:span><text:span text:style-name="T103_8">είπες</text:span><text:span text:style-name="T103_9">;<text:s/></text:span><text:span text:style-name="T103_10"><text:s text:c="3"/></text:span></text:p>
      <text:p text:style-name="P104"><text:span text:style-name="T104_1"><text:s text:c="4"/></text:span></text:p>
      <text:p text:style-name="P105"><text:span text:style-name="T105_1">Θ</text:span><text:span text:style-name="T105_2">α</text:span><text:span text:style-name="T105_3"><text:s/></text:span><text:span text:style-name="T105_4">μαζευτούμε</text:span><text:span text:style-name="T105_5"><text:s/></text:span><text:span text:style-name="T105_6">όλοι</text:span><text:span text:style-name="T105_7"><text:s/></text:span><text:span text:style-name="T105_8">μαζί</text:span><text:span text:style-name="T105_9"><text:s/></text:span><text:span text:style-name="T105_10">δίπλα</text:span><text:span text:style-name="T105_11"><text:s/></text:span><text:span text:style-name="T105_12">στη</text:span><text:span text:style-name="T105_13"><text:s/></text:span><text:span text:style-name="T105_14">θάλασσα</text:span><text:span text:style-name="T105_15"><text:s/></text:span><text:span text:style-name="T105_16">για</text:span><text:span text:style-name="T105_17"><text:s/></text:span><text:span text:style-name="T105_18">να</text:span><text:span text:style-name="T105_19"><text:s/></text:span><text:span text:style-name="T105_20">παρακολουθήσουμε</text:span><text:span text:style-name="T105_21"><text:s/></text:span><text:span text:style-name="T105_22">διάφορα</text:span><text:span text:style-name="T105_23"><text:s/></text:span><text:span text:style-name="T105_24">workshops</text:span><text:span text:style-name="T105_25"><text:s/>(</text:span><text:span text:style-name="T105_26">μην</text:span><text:span text:style-name="T105_27"><text:s/></text:span><text:span text:style-name="T105_28">ξεχάσετε</text:span><text:span text:style-name="T105_29"><text:s/></text:span><text:span text:style-name="T105_30">να</text:span><text:span text:style-name="T105_31"><text:s/></text:span><text:span text:style-name="T105_32">φέρετε</text:span><text:span text:style-name="T105_33"><text:s/></text:span><text:span text:style-name="T105_34">τα</text:span><text:span text:style-name="T105_35"><text:s/></text:span><text:span text:style-name="T105_36">laptop</text:span><text:span text:style-name="T105_37">s</text:span><text:span text:style-name="T105_38"><text:s/></text:span><text:span text:style-name="T105_39">σας</text:span><text:span text:style-name="T105_40">!)<text:s/></text:span><text:span text:style-name="T105_41">και</text:span><text:span text:style-name="T105_42"><text:s/></text:span><text:span text:style-name="T105_43">θα</text:span><text:span text:style-name="T105_44"><text:s/></text:span><text:span text:style-name="T105_45">δουλέψουμε</text:span><text:span text:style-name="T105_46"><text:s/></text:span><text:span text:style-name="T105_47">πάνω</text:span><text:span text:style-name="T105_48"><text:s/></text:span><text:span text:style-name="T105_49">στα</text:span><text:span text:style-name="T105_50"><text:s/></text:span><text:span text:style-name="T105_51">αγαπημένας</text:span><text:span text:style-name="T105_52"><text:s/></text:span><text:span text:style-name="T105_53">μας</text:span><text:span text:style-name="T105_54"><text:s/></text:span><text:span text:style-name="T105_55">project</text:span><text:span text:style-name="T105_56">s</text:span><text:span text:style-name="T105_57">!</text:span></text:p>
      <text:p text:style-name="P106"/>
      <text:p text:style-name="P107"><text:span text:style-name="T107_1">*<text:s/></text:span><text:span text:style-name="T107_2">Πότε</text:span><text:span text:style-name="T107_3">;</text:span></text:p>
      <text:p text:style-name="P108"/>
      <text:p text:style-name="P109"><text:span text:style-name="T109_1"><text:tab/></text:span><text:span text:style-name="T109_2">Το</text:span><text:span text:style-name="T109_3"><text:s text:c="2"/></text:span><text:span text:style-name="T109_4">Παρασκευοσαββατοκύριακο</text:span><text:span text:style-name="T109_5"><text:s/>20-21-22<text:s/></text:span><text:span text:style-name="T109_6">Ιουλίου</text:span><text:span text:style-name="T109_7"><text:s/>2012!<text:s text:c="2"/></text:span></text:p>
      <text:p text:style-name="P110"/>
      <text:p text:style-name="P111"><text:span text:style-name="T111_1">*<text:s/></text:span><text:span text:style-name="T111_2">Πού</text:span><text:span text:style-name="T111_3">;</text:span></text:p>
      <text:p text:style-name="P112"><text:span text:style-name="T112_1"><text:s text:c="4"/></text:span><text:span text:style-name="T112_2">Στο</text:span><text:span text:style-name="T112_3"><text:s/></text:span><text:span text:style-name="T112_4">ξενοδοχείο</text:span><text:span text:style-name="T112_5"><text:s/></text:span><text:span text:style-name="T112_6">Grand</text:span><text:span text:style-name="T112_7"><text:s/></text:span><text:span text:style-name="T112_8">Platon</text:span><text:span text:style-name="T112_9"><text:s/></text:span><text:span text:style-name="T112_10">Hotel</text:span><text:span text:style-name="T112_11"><text:s/>(<text:s/></text:span><text:span text:style-name="T112_12"><text:a xlink:type="simple" xlink:href="http://www.grandplaton-hotel.gr/"><text:span text:style-name="T112_13">http</text:span></text:a></text:span><text:span text:style-name="T112_14"><text:a xlink:type="simple" xlink:href="http://www.grandplaton-hotel.gr/"><text:span text:style-name="T112_15">://</text:span></text:a></text:span><text:span text:style-name="T112_16"><text:a xlink:type="simple" xlink:href="http://www.grandplaton-hotel.gr/"><text:span text:style-name="T112_17">www</text:span></text:a></text:span><text:span text:style-name="T112_18"><text:a xlink:type="simple" xlink:href="http://www.grandplaton-hotel.gr/"><text:span text:style-name="T112_19">.</text:span></text:a></text:span><text:span text:style-name="T112_20"><text:a xlink:type="simple" xlink:href="http://www.grandplaton-hotel.gr/"><text:span text:style-name="T112_21">grandplaton</text:span></text:a></text:span><text:span text:style-name="T112_22"><text:a xlink:type="simple" xlink:href="http://www.grandplaton-hotel.gr/"><text:span text:style-name="T112_23">-</text:span></text:a></text:span><text:span text:style-name="T112_24"><text:a xlink:type="simple" xlink:href="http://www.grandplaton-hotel.gr/"><text:span text:style-name="T112_25">hotel</text:span></text:a></text:span><text:span text:style-name="T112_26"><text:a xlink:type="simple" xlink:href="http://www.grandplaton-hotel.gr/"><text:span text:style-name="T112_27">.</text:span></text:a></text:span><text:span text:style-name="T112_28"><text:a xlink:type="simple" xlink:href="http://www.grandplaton-hotel.gr/"><text:span text:style-name="T112_29">gr</text:span></text:a></text:span><text:span text:style-name="T112_30"><text:a xlink:type="simple" xlink:href="http://www.grandplaton-hotel.gr/"><text:span text:style-name="T112_31">/</text:span></text:a></text:span><text:span text:style-name="T112_32"><text:s/>)<text:s/></text:span><text:span text:style-name="T112_33">στην</text:span><text:span text:style-name="T112_34"><text:s/></text:span><text:span text:style-name="T112_35">Ολυμπιακή</text:span><text:span text:style-name="T112_36"><text:s/></text:span><text:span text:style-name="T112_37">Ακτή</text:span><text:span text:style-name="T112_38"><text:s/></text:span><text:span text:style-name="T112_39">στην</text:span><text:span text:style-name="T112_40"><text:s/></text:span><text:span text:style-name="T112_41">παραλία</text:span><text:span text:style-name="T112_42"><text:s/></text:span><text:span text:style-name="T112_43">Κατερίνης</text:span><text:span text:style-name="T112_44">.<text:s text:c="3"/></text:span></text:p>
      <text:p text:style-name="P113"><text:span text:style-name="T113_1"><text:s text:c="4"/></text:span><text:span text:style-name="T113_2">Λεπτομέρειες</text:span><text:span text:style-name="T113_3"><text:s/></text:span><text:span text:style-name="T113_4">για</text:span><text:span text:style-name="T113_5"><text:s/></text:span><text:span text:style-name="T113_6">το</text:span><text:span text:style-name="T113_7"><text:s/></text:span><text:span text:style-name="T113_8">πώς</text:span><text:span text:style-name="T113_9"><text:s/></text:span><text:span text:style-name="T113_10">να</text:span><text:span text:style-name="T113_11"><text:s/></text:span><text:span text:style-name="T113_12">έρθετε</text:span><text:span text:style-name="T113_13"><text:s/></text:span><text:span text:style-name="T113_14">μπορείτε</text:span><text:span text:style-name="T113_15"><text:s/></text:span><text:span text:style-name="T113_16">να</text:span><text:span text:style-name="T113_17"><text:s/></text:span><text:span text:style-name="T113_18">βρείτε</text:span><text:span text:style-name="T113_19"><text:s/></text:span><text:span text:style-name="T113_20">στη</text:span><text:span text:style-name="T113_21"><text:s/></text:span><text:span text:style-name="T113_22">σελίδα</text:span><text:span text:style-name="T113_23"><text:s/></text:span><text:span text:style-name="T113_24"><text:a xlink:type="simple" xlink:href="http://www.os-el.gr/"><text:span text:style-name="T113_25">http</text:span></text:a></text:span><text:span text:style-name="T113_26"><text:a xlink:type="simple" xlink:href="http://www.os-el.gr/"><text:span text:style-name="T113_27">://</text:span></text:a></text:span><text:span text:style-name="T113_28"><text:a xlink:type="simple" xlink:href="http://www.os-el.gr/"><text:span text:style-name="T113_29">www</text:span></text:a></text:span><text:span text:style-name="T113_30"><text:a xlink:type="simple" xlink:href="http://www.os-el.gr/"><text:span text:style-name="T113_31">.</text:span></text:a></text:span><text:span text:style-name="T113_32"><text:a xlink:type="simple" xlink:href="http://www.os-el.gr/"><text:span text:style-name="T113_33">os</text:span></text:a></text:span><text:span text:style-name="T113_34"><text:a xlink:type="simple" xlink:href="http://www.os-el.gr/"><text:span text:style-name="T113_35">-</text:span></text:a></text:span><text:span text:style-name="T113_36"><text:a xlink:type="simple" xlink:href="http://www.os-el.gr/"><text:span text:style-name="T113_37">el</text:span></text:a></text:span><text:span text:style-name="T113_38"><text:a xlink:type="simple" xlink:href="http://www.os-el.gr/"><text:span text:style-name="T113_39">.</text:span></text:a></text:span><text:span text:style-name="T113_40"><text:a xlink:type="simple" xlink:href="http://www.os-el.gr/"><text:span text:style-name="T113_41">gr</text:span></text:a></text:span></text:p>
      <text:p text:style-name="P114"/>
      <text:p text:style-name="P115"><text:span text:style-name="T115_1">*<text:s/></text:span><text:span text:style-name="T115_2">Ποιος</text:span><text:span text:style-name="T115_3">;</text:span></text:p>
      <text:p text:style-name="P116"/>
      <text:p text:style-name="P117"><text:span text:style-name="T117_1"><text:s text:c="3"/></text:span><text:span text:style-name="T117_2">Η</text:span><text:span text:style-name="T117_3"><text:s/></text:span><text:span text:style-name="T117_4">ελληνική</text:span><text:span text:style-name="T117_5"><text:s/></text:span><text:span text:style-name="T117_6">κοινότητα</text:span><text:span text:style-name="T117_7"><text:s/></text:span><text:span text:style-name="T117_8">openSUSE</text:span><text:span text:style-name="T117_9"><text:s/></text:span><text:span text:style-name="T117_10">που</text:span><text:span text:style-name="T117_11"><text:s/></text:span><text:span text:style-name="T117_12">διοργανώνει</text:span><text:span text:style-name="T117_13"><text:s/></text:span><text:span text:style-name="T117_14">το</text:span><text:span text:style-name="T117_15"><text:s/></text:span><text:span text:style-name="T117_16">2</text:span><text:span text:style-name="T117_17">ο</text:span><text:span text:style-name="T117_18"><text:s/></text:span><text:span text:style-name="T117_19">openSUSE</text:span><text:span text:style-name="T117_20"><text:s/></text:span><text:span text:style-name="T117_21">collaboration</text:span><text:span text:style-name="T117_22"><text:s/></text:span><text:span text:style-name="T117_23">weekend</text:span><text:span text:style-name="T117_24"><text:s/></text:span><text:span text:style-name="T117_25">camp</text:span><text:span text:style-name="T117_26">,<text:s/></text:span><text:span text:style-name="T117_27">θα</text:span><text:span text:style-name="T117_28"><text:s/></text:span><text:span text:style-name="T117_29">φροντίσει</text:span><text:span text:style-name="T117_30"><text:s/></text:span><text:span text:style-name="T117_31">για</text:span><text:span text:style-name="T117_32"><text:s/></text:span><text:span text:style-name="T117_33">την</text:span><text:span text:style-name="T117_34"><text:s/></text:span><text:span text:style-name="T117_35">ομαλή</text:span><text:span text:style-name="T117_36"><text:s/></text:span><text:span text:style-name="T117_37">ροή</text:span><text:span text:style-name="T117_38"><text:s/></text:span><text:span text:style-name="T117_39">του</text:span><text:span text:style-name="T117_40"><text:s/></text:span><text:span text:style-name="T117_41">προγράμματος</text:span><text:span text:style-name="T117_42">,<text:s/></text:span><text:span text:style-name="T117_43">τον</text:span><text:span text:style-name="T117_44"><text:s/></text:span><text:span text:style-name="T117_45">χώρο</text:span><text:span text:style-name="T117_46"><text:s/></text:span><text:span text:style-name="T117_47">και</text:span><text:span text:style-name="T117_48"><text:s/></text:span><text:span text:style-name="T117_49">τις</text:span><text:span text:style-name="T117_50"><text:s/></text:span><text:span text:style-name="T117_51">λεπτομέρειες</text:span><text:span text:style-name="T117_52"><text:s/></text:span><text:span text:style-name="T117_53">της</text:span><text:span text:style-name="T117_54"><text:s/></text:span><text:span text:style-name="T117_55">διοργάνωσης</text:span><text:span text:style-name="T117_56">.</text:span></text:p>
      <text:p text:style-name="P118"><text:span text:style-name="T118_1"><text:s text:c="2"/></text:span><text:span text:style-name="T118_2">Απευθύνεται</text:span><text:span text:style-name="T118_3"><text:s/></text:span><text:span text:style-name="T118_4">σε</text:span><text:span text:style-name="T118_5"><text:s/></text:span><text:span text:style-name="T118_6">όλους</text:span><text:span text:style-name="T118_7"><text:s/></text:span><text:span text:style-name="T118_8">όσους</text:span><text:span text:style-name="T118_9"><text:s/></text:span><text:span text:style-name="T118_10">ασχολούνται</text:span><text:span text:style-name="T118_11"><text:s/></text:span><text:span text:style-name="T118_12">με</text:span><text:span text:style-name="T118_13"><text:s/></text:span><text:span text:style-name="T118_14">το</text:span><text:span text:style-name="T118_15"><text:s/></text:span><text:span text:style-name="T118_16">ΕΛ</text:span><text:span text:style-name="T118_17">/</text:span><text:span text:style-name="T118_18">ΛΑΚ</text:span><text:span text:style-name="T118_19">,<text:s/></text:span><text:span text:style-name="T118_20">οι</text:span><text:span text:style-name="T118_21"><text:s/></text:span><text:span text:style-name="T118_22">οποίοι</text:span><text:span text:style-name="T118_23"><text:s/></text:span><text:span text:style-name="T118_24">μπορούν</text:span><text:span text:style-name="T118_25"><text:s/></text:span><text:span text:style-name="T118_26">επίσης</text:span><text:span text:style-name="T118_27"><text:s/></text:span><text:span text:style-name="T118_28">να</text:span><text:span text:style-name="T118_29"><text:s/></text:span><text:span text:style-name="T118_30">συμμετέχουν</text:span><text:span text:style-name="T118_31"><text:s/></text:span><text:span text:style-name="T118_32">καθώς</text:span><text:span text:style-name="T118_33"><text:s/></text:span><text:span text:style-name="T118_34">και</text:span><text:span text:style-name="T118_35"><text:s/></text:span><text:span text:style-name="T118_36">να</text:span><text:span text:style-name="T118_37"><text:s/></text:span><text:span text:style-name="T118_38">πραγματοποιήσουν</text:span><text:span text:style-name="T118_39"><text:s/></text:span><text:span text:style-name="T118_40">το</text:span><text:span text:style-name="T118_41"><text:s/></text:span><text:span text:style-name="T118_42">δικό</text:span><text:span text:style-name="T118_43"><text:s/></text:span><text:span text:style-name="T118_44">τους</text:span><text:span text:style-name="T118_45"><text:s/></text:span><text:span text:style-name="T118_46">workshop</text:span><text:span text:style-name="T118_47">!<text:s text:c="2"/></text:span></text:p>
      <text:p text:style-name="P119"/>
      <text:p text:style-name="P120"><text:span text:style-name="T120_1">*<text:s/></text:span><text:span text:style-name="T120_2">Γιατί</text:span><text:span text:style-name="T120_3"><text:s/></text:span><text:span text:style-name="T120_4">να</text:span><text:span text:style-name="T120_5"><text:s/></text:span><text:span text:style-name="T120_6">έρθω</text:span><text:span text:style-name="T120_7"><text:s/></text:span><text:span text:style-name="T120_8">λοιπόν</text:span><text:span text:style-name="T120_9">;</text:span></text:p>
      <text:p text:style-name="P121"/>
      <text:p text:style-name="P122"><text:span text:style-name="T122_1"><text:s text:c="4"/></text:span><text:span text:style-name="T122_2">Στόχος</text:span><text:span text:style-name="T122_3"><text:s text:c="2"/></text:span><text:span text:style-name="T122_4">μας</text:span><text:span text:style-name="T122_5"><text:s/></text:span><text:span text:style-name="T122_6">είναι</text:span><text:span text:style-name="T122_7"><text:s/></text:span><text:span text:style-name="T122_8">να</text:span><text:span text:style-name="T122_9"><text:s/></text:span><text:span text:style-name="T122_10">φέρουμε</text:span><text:span text:style-name="T122_11"><text:s/></text:span><text:span text:style-name="T122_12">πιο</text:span><text:span text:style-name="T122_13"><text:s/></text:span><text:span text:style-name="T122_14">κοντά</text:span><text:span text:style-name="T122_15"><text:s/></text:span><text:span text:style-name="T122_16">τις</text:span><text:span text:style-name="T122_17"><text:s/></text:span><text:span text:style-name="T122_18">κοινότητες</text:span><text:span text:style-name="T122_19">,<text:s/></text:span><text:span text:style-name="T122_20">ενθαρρύνοντας</text:span><text:span text:style-name="T122_21"><text:s/></text:span><text:span text:style-name="T122_22">έτσι</text:span><text:span text:style-name="T122_23"><text:s/></text:span><text:span text:style-name="T122_24">τη</text:span><text:span text:style-name="T122_25"><text:s text:c="2"/></text:span><text:span text:style-name="T122_26">συνεργασία</text:span><text:span text:style-name="T122_27">,<text:s/></text:span><text:span text:style-name="T122_28">και</text:span><text:span text:style-name="T122_29"><text:s/></text:span><text:span text:style-name="T122_30">να</text:span><text:span text:style-name="T122_31"><text:s/></text:span><text:span text:style-name="T122_32">δουλέψουμε</text:span><text:span text:style-name="T122_33"><text:s/></text:span><text:span text:style-name="T122_34">όλοι</text:span><text:span text:style-name="T122_35"><text:s/></text:span><text:span text:style-name="T122_36">μαζί</text:span><text:span text:style-name="T122_37"><text:s/></text:span><text:span text:style-name="T122_38">πάνω</text:span><text:span text:style-name="T122_39"><text:s/></text:span><text:span text:style-name="T122_40">στα</text:span><text:span text:style-name="T122_41"><text:s/></text:span><text:span text:style-name="T122_42">projects</text:span><text:span text:style-name="T122_43"><text:s/></text:span><text:span text:style-name="T122_44">που</text:span><text:span text:style-name="T122_45"><text:s/></text:span><text:span text:style-name="T122_46">μας</text:span><text:span text:style-name="T122_47"><text:s text:c="2"/></text:span><text:span text:style-name="T122_48">ενδιαφέρουν</text:span><text:span text:style-name="T122_49">,<text:s/></text:span><text:span text:style-name="T122_50">ενδυναμώνοντας</text:span><text:span text:style-name="T122_51"><text:s/></text:span><text:span text:style-name="T122_52">την</text:span><text:span text:style-name="T122_53"><text:s/></text:span><text:span text:style-name="T122_54">επικοινωνία</text:span><text:span text:style-name="T122_55"><text:s/></text:span><text:span text:style-name="T122_56">ανάμεσα</text:span><text:span text:style-name="T122_57"><text:s/></text:span><text:span text:style-name="T122_58">στα</text:span><text:span text:style-name="T122_59"><text:s/></text:span><text:span text:style-name="T122_60">μέλη</text:span><text:span text:style-name="T122_61"><text:s/></text:span><text:span text:style-name="T122_62">της</text:span><text:span text:style-name="T122_63"><text:s text:c="2"/></text:span><text:span text:style-name="T122_64">ελληνικής</text:span><text:span text:style-name="T122_65"><text:s/></text:span><text:span text:style-name="T122_66">κοινότητας</text:span><text:span text:style-name="T122_67"><text:s/></text:span><text:span text:style-name="T122_68">ΕΛ</text:span><text:span text:style-name="T122_69">/</text:span><text:span text:style-name="T122_70">ΛΑΚ</text:span><text:span text:style-name="T122_71">.<text:s text:c="2"/></text:span></text:p>
      <text:p text:style-name="P123"/>
      <text:p text:style-name="P124"><text:span text:style-name="T124_1">Φυσικά</text:span><text:span text:style-name="T124_2"><text:s/></text:span><text:span text:style-name="T124_3">δε</text:span><text:span text:style-name="T124_4"><text:s/></text:span><text:span text:style-name="T124_5">θα</text:span><text:span text:style-name="T124_6"><text:s/></text:span><text:span text:style-name="T124_7">λείψουν</text:span><text:span text:style-name="T124_8"><text:s/></text:span><text:span text:style-name="T124_9">οι</text:span><text:span text:style-name="T124_10"><text:s/></text:span><text:span text:style-name="T124_11">αμέτρητες</text:span><text:span text:style-name="T124_12"><text:s/></text:span><text:span text:style-name="T124_13">βουτιές</text:span><text:span text:style-name="T124_14"><text:s/></text:span><text:span text:style-name="T124_15">στη</text:span><text:span text:style-name="T124_16"><text:s/></text:span><text:span text:style-name="T124_17">θάλασσα</text:span><text:span text:style-name="T124_18"><text:s/></text:span><text:span text:style-name="T124_19">και</text:span><text:span text:style-name="T124_20"><text:s/></text:span><text:span text:style-name="T124_21">οι</text:span><text:span text:style-name="T124_22"><text:s/></text:span><text:span text:style-name="T124_23">άφθονες</text:span><text:span text:style-name="T124_24"><text:s/></text:span><text:span text:style-name="T124_25">μπύρες</text:span><text:span text:style-name="T124_26">!</text:span></text:p>
      <text:p text:style-name="P125"/>
      <text:p text:style-name="P126"><text:span text:style-name="T126_1">Διότι</text:span><text:span text:style-name="T126_2"><text:s/></text:span><text:span text:style-name="T126_3">αγαπάμε</text:span><text:span text:style-name="T126_4"><text:s/></text:span><text:span text:style-name="T126_5">αυτό</text:span><text:span text:style-name="T126_6"><text:s/></text:span><text:span text:style-name="T126_7">που</text:span><text:span text:style-name="T126_8"><text:s/></text:span><text:span text:style-name="T126_9">κάνουμε</text:span><text:span text:style-name="T126_10"><text:s/></text:span><text:span text:style-name="T126_11">και</text:span><text:span text:style-name="T126_12"><text:s/></text:span><text:span text:style-name="T126_13">περνάμε</text:span><text:span text:style-name="T126_14"><text:s/></text:span><text:span text:style-name="T126_15">ωραία</text:span><text:span text:style-name="T126_16"><text:s/></text:span><text:span text:style-name="T126_17">συνεισφέροντας</text:span><text:span text:style-name="T126_18"><text:s/></text:span><text:span text:style-name="T126_19">στο</text:span><text:span text:style-name="T126_20"><text:s/></text:span><text:span text:style-name="T126_21">ΕΛ</text:span><text:span text:style-name="T126_22">/</text:span><text:span text:style-name="T126_23">ΛΑΚ</text:span><text:span text:style-name="T126_24"><text:s/></text:span><text:span text:style-name="T126_25">ακόμα</text:span><text:span text:style-name="T126_26"><text:s/></text:span><text:span text:style-name="T126_27">και</text:span><text:span text:style-name="T126_28"><text:s/></text:span><text:span text:style-name="T126_29">το</text:span><text:span text:style-name="T126_30"><text:s/></text:span><text:span text:style-name="T126_31">καλοκαίρι</text:span><text:span text:style-name="T126_32">!</text:span></text:p>
      <text:p text:style-name="P127"/>
      <text:p text:style-name="P128"><text:span text:style-name="T128_1">Όσοι</text:span><text:span text:style-name="T128_2"><text:s/></text:span><text:span text:style-name="T128_3">θέλετε</text:span><text:span text:style-name="T128_4"><text:s/></text:span><text:span text:style-name="T128_5">να</text:span><text:span text:style-name="T128_6"><text:s/></text:span><text:span text:style-name="T128_7">συμμετέχετε</text:span><text:span text:style-name="T128_8">,<text:s/></text:span><text:span text:style-name="T128_9">επικοινωνήστε</text:span><text:span text:style-name="T128_10"><text:s/></text:span><text:span text:style-name="T128_11">μαζί</text:span><text:span text:style-name="T128_12"><text:s/></text:span><text:span text:style-name="T128_13">μας</text:span><text:span text:style-name="T128_14"><text:s/></text:span><text:span text:style-name="T128_15">και</text:span><text:span text:style-name="T128_16"><text:s/></text:span><text:span text:style-name="T128_17">δηλώστε</text:span><text:span text:style-name="T128_18"><text:s/></text:span><text:span text:style-name="T128_19">συμμετοχή</text:span><text:span text:style-name="T128_20"><text:s/></text:span><text:span text:style-name="T128_21">ώστε</text:span><text:span text:style-name="T128_22"><text:s/></text:span><text:span text:style-name="T128_23">να</text:span><text:span text:style-name="T128_24"><text:s/></text:span><text:span text:style-name="T128_25">μπορέσουμε</text:span><text:span text:style-name="T128_26"><text:s/></text:span><text:span text:style-name="T128_27">να</text:span><text:span text:style-name="T128_28"><text:s/></text:span><text:span text:style-name="T128_29">οργανώσουμε</text:span><text:span text:style-name="T128_30"><text:s/></text:span><text:span text:style-name="T128_31">καλύτερα</text:span><text:span text:style-name="T128_32"><text:s/></text:span><text:span text:style-name="T128_33">τη</text:span><text:span text:style-name="T128_34"><text:s/></text:span><text:span text:style-name="T128_35">διαθεσιμότητα</text:span><text:span text:style-name="T128_36"><text:s/></text:span><text:span text:style-name="T128_37">των</text:span><text:span text:style-name="T128_38"><text:s/></text:span><text:span text:style-name="T128_39">δωματίων</text:span><text:span text:style-name="T128_40">!</text:span></text:p>
      <text:p text:style-name="P129"/>
      <text:p text:style-name="P130"><text:span text:style-name="T130_1">Για</text:span><text:span text:style-name="T130_2"><text:s/></text:span><text:span text:style-name="T130_3">περισσότερες</text:span><text:span text:style-name="T130_4"><text:s/></text:span><text:span text:style-name="T130_5">πληροφορίες</text:span><text:span text:style-name="T130_6"><text:s/>&amp;<text:s/></text:span><text:span text:style-name="T130_7">δήλωση</text:span><text:span text:style-name="T130_8"><text:s/></text:span><text:span text:style-name="T130_9">συμμετοχής</text:span><text:span text:style-name="T130_10">:</text:span></text:p>
      <text:p text:style-name="P131"><text:span text:style-name="T131_1"><text:s text:c="2"/>-<text:s/></text:span><text:span text:style-name="T131_2">Επικοινωνήστε</text:span><text:span text:style-name="T131_3"><text:s/></text:span><text:span text:style-name="T131_4">μαζί</text:span><text:span text:style-name="T131_5"><text:s/></text:span><text:span text:style-name="T131_6">μας</text:span><text:span text:style-name="T131_7"><text:s/></text:span><text:span text:style-name="T131_8">στο</text:span><text:span text:style-name="T131_9"><text:s/></text:span><text:span text:style-name="T131_10">summercamp</text:span><text:span text:style-name="T131_11">@</text:span><text:span text:style-name="T131_12">os</text:span><text:span text:style-name="T131_13">-</text:span><text:span text:style-name="T131_14">el</text:span><text:span text:style-name="T131_15">.</text:span><text:span text:style-name="T131_16">gr</text:span><text:span text:style-name="T131_17"><text:s/></text:span></text:p>
      <text:p text:style-name="P132"><text:span text:style-name="T132_1"><text:s text:c="2"/>-<text:s/></text:span><text:span text:style-name="T132_2">Μπείτε</text:span><text:span text:style-name="T132_3"><text:s/></text:span><text:span text:style-name="T132_4">στο</text:span><text:span text:style-name="T132_5"><text:s/></text:span><text:span text:style-name="T132_6">κανάλι</text:span><text:span text:style-name="T132_7"><text:s/></text:span><text:span text:style-name="T132_8">μας</text:span><text:span text:style-name="T132_9"><text:s/></text:span><text:span text:style-name="T132_10"><text:a xlink:type="simple" xlink:href="http://piratepad.net/ep/search?query=openSUSE-el"><text:span text:style-name="T132_11">#</text:span></text:a></text:span><text:span text:style-name="T132_12"><text:a xlink:type="simple" xlink:href="http://piratepad.net/ep/search?query=openSUSE-el"><text:span text:style-name="T132_13">openSUSE</text:span></text:a></text:span><text:span text:style-name="T132_14"><text:a xlink:type="simple" xlink:href="http://piratepad.net/ep/search?query=openSUSE-el"><text:span text:style-name="T132_15">-</text:span></text:a></text:span><text:span text:style-name="T132_16"><text:a xlink:type="simple" xlink:href="http://piratepad.net/ep/search?query=openSUSE-el"><text:span text:style-name="T132_17">el</text:span></text:a></text:span><text:span text:style-name="T132_18"><text:s/></text:span><text:span text:style-name="T132_19">στον</text:span><text:span text:style-name="T132_20"><text:s/></text:span><text:span text:style-name="T132_21">IRC</text:span><text:span text:style-name="T132_22"><text:s/></text:span><text:span text:style-name="T132_23">server</text:span><text:span text:style-name="T132_24"><text:s/></text:span><text:span text:style-name="T132_25">Freenode</text:span><text:span text:style-name="T132_26">.<text:s/></text:span></text:p>
      <text:p text:style-name="P133"><text:span text:style-name="T133_1">Οδηγίες</text:span><text:span text:style-name="T133_2"><text:s/></text:span><text:span text:style-name="T133_3">για</text:span><text:span text:style-name="T133_4"><text:s/></text:span><text:span text:style-name="T133_5">το</text:span><text:span text:style-name="T133_6"><text:s/></text:span><text:span text:style-name="T133_7">πως</text:span><text:span text:style-name="T133_8"><text:s/></text:span><text:span text:style-name="T133_9">να</text:span><text:span text:style-name="T133_10"><text:s/></text:span><text:span text:style-name="T133_11">συνδεθείτε</text:span><text:span text:style-name="T133_12"><text:s/></text:span><text:span text:style-name="T133_13">στο</text:span><text:span text:style-name="T133_14"><text:s/></text:span><text:span text:style-name="T133_15">irc</text:span><text:span text:style-name="T133_16"><text:s/></text:span><text:span text:style-name="T133_17">μπορείτε</text:span><text:span text:style-name="T133_18"><text:s/></text:span><text:span text:style-name="T133_19">να</text:span><text:span text:style-name="T133_20"><text:s/></text:span><text:span text:style-name="T133_21">βρείτε</text:span><text:span text:style-name="T133_22"><text:s/></text:span><text:span text:style-name="T133_23">εδώ</text:span><text:span text:style-name="T133_24">:<text:s/></text:span><text:span text:style-name="T133_25"><text:a xlink:type="simple" xlink:href="http://el.opensuse.org/SDB:XCHAT"><text:span text:style-name="T133_26">http</text:span></text:a></text:span><text:span text:style-name="T133_27"><text:a xlink:type="simple" xlink:href="http://el.opensuse.org/SDB:XCHAT"><text:span text:style-name="T133_28">://</text:span></text:a></text:span><text:span text:style-name="T133_29"><text:a xlink:type="simple" xlink:href="http://el.opensuse.org/SDB:XCHAT"><text:span text:style-name="T133_30">el</text:span></text:a></text:span><text:span text:style-name="T133_31"><text:a xlink:type="simple" xlink:href="http://el.opensuse.org/SDB:XCHAT"><text:span text:style-name="T133_32">.</text:span></text:a></text:span><text:span text:style-name="T133_33"><text:a xlink:type="simple" xlink:href="http://el.opensuse.org/SDB:XCHAT"><text:span text:style-name="T133_34">opensuse</text:span></text:a></text:span><text:span text:style-name="T133_35"><text:a xlink:type="simple" xlink:href="http://el.opensuse.org/SDB:XCHAT"><text:span text:style-name="T133_36">.</text:span></text:a></text:span><text:span text:style-name="T133_37"><text:a xlink:type="simple" xlink:href="http://el.opensuse.org/SDB:XCHAT"><text:span text:style-name="T133_38">org</text:span></text:a></text:span><text:span text:style-name="T133_39"><text:a xlink:type="simple" xlink:href="http://el.opensuse.org/SDB:XCHAT"><text:span text:style-name="T133_40">/</text:span></text:a></text:span><text:span text:style-name="T133_41"><text:a xlink:type="simple" xlink:href="http://el.opensuse.org/SDB:XCHAT"><text:span text:style-name="T133_42">SDB</text:span></text:a></text:span><text:span text:style-name="T133_43"><text:a xlink:type="simple" xlink:href="http://el.opensuse.org/SDB:XCHAT"><text:span text:style-name="T133_44">:</text:span></text:a></text:span><text:span text:style-name="T133_45"><text:a xlink:type="simple" xlink:href="http://el.opensuse.org/SDB:XCHAT"><text:span text:style-name="T133_46">XCHAT</text:span></text:a></text:span></text:p>
      <text:p text:style-name="P134"/>
      <text:p text:style-name="P135"/>
      <text:p text:style-name="P136"><text:span text:style-name="T136_1">ΟΣΕ</text:span><text:span text:style-name="T136_2">-</text:span><text:span text:style-name="T136_3">Ξενοδοχίο</text:span><text:span text:style-name="T136_4"><text:s/></text:span><text:span text:style-name="T136_5">Με</text:span><text:span text:style-name="T136_6"><text:s/></text:span><text:span text:style-name="T136_7">ταξί</text:span></text:p>
      <text:p text:style-name="P137"/>
      <text:p text:style-name="P138"><text:span text:style-name="T138_1">Απο</text:span><text:span text:style-name="T138_2"><text:s/></text:span><text:span text:style-name="T138_3">την</text:span><text:span text:style-name="T138_4"><text:s/></text:span><text:span text:style-name="T138_5">αποβάθρα</text:span><text:span text:style-name="T138_6"><text:s/>5<text:s/>(</text:span><text:span text:style-name="T138_7">που</text:span><text:span text:style-name="T138_8"><text:s/></text:span><text:span text:style-name="T138_9">βρήσκεται</text:span><text:span text:style-name="T138_10"><text:s/></text:span><text:span text:style-name="T138_11">πίσω</text:span><text:span text:style-name="T138_12"><text:s/></text:span><text:span text:style-name="T138_13">από</text:span><text:span text:style-name="T138_14"><text:s/></text:span><text:span text:style-name="T138_15">το</text:span><text:span text:style-name="T138_16"><text:s/></text:span><text:span text:style-name="T138_17">παλιό</text:span><text:span text:style-name="T138_18"><text:s/></text:span><text:span text:style-name="T138_19">σπίτι</text:span><text:span text:style-name="T138_20"><text:s/>-</text:span><text:span text:style-name="T138_21">αποθήκη</text:span><text:span text:style-name="T138_22">)<text:s/></text:span><text:span text:style-name="T138_23">πηγαίνεις</text:span><text:span text:style-name="T138_24"><text:s/></text:span><text:span text:style-name="T138_25">στο</text:span><text:span text:style-name="T138_26"><text:s/></text:span><text:span text:style-name="T138_27">εκδοτήριο</text:span><text:span text:style-name="T138_28"><text:s/></text:span><text:span text:style-name="T138_29">εισητηρίων</text:span><text:span text:style-name="T138_30"><text:s/></text:span><text:span text:style-name="T138_31">και</text:span><text:span text:style-name="T138_32"><text:s/></text:span><text:span text:style-name="T138_33">βγαίνεις</text:span><text:span text:style-name="T138_34"><text:s/></text:span><text:span text:style-name="T138_35">στην</text:span><text:span text:style-name="T138_36"><text:s/></text:span><text:span text:style-name="T138_37">κεντρική</text:span><text:span text:style-name="T138_38"><text:s/></text:span><text:span text:style-name="T138_39">είσοδο</text:span><text:span text:style-name="T138_40">.<text:s/></text:span><text:span text:style-name="T138_41">Έξω</text:span><text:span text:style-name="T138_42"><text:s/></text:span><text:span text:style-name="T138_43">από</text:span><text:span text:style-name="T138_44"><text:s/></text:span><text:span text:style-name="T138_45">τον</text:span><text:span text:style-name="T138_46"><text:s/></text:span><text:span text:style-name="T138_47">ΟΣΕ</text:span><text:span text:style-name="T138_48"><text:s/></text:span><text:span text:style-name="T138_49">έχει</text:span><text:span text:style-name="T138_50"><text:s/></text:span><text:span text:style-name="T138_51">ταξί</text:span><text:span text:style-name="T138_52"><text:s/></text:span><text:span text:style-name="T138_53">στα</text:span><text:span text:style-name="T138_54"><text:s/></text:span><text:span text:style-name="T138_55">αριστερά</text:span><text:span text:style-name="T138_56">.</text:span></text:p>
      <text:p text:style-name="P139"/>
      <text:p text:style-name="P140"><text:span text:style-name="T140_1">TAXI</text:span><text:span text:style-name="T140_2">:<text:s/></text:span><text:span text:style-name="T140_3">Το</text:span><text:span text:style-name="T140_4"><text:s/></text:span><text:span text:style-name="T140_5">κόστος</text:span><text:span text:style-name="T140_6"><text:s/></text:span><text:span text:style-name="T140_7">του</text:span><text:span text:style-name="T140_8"><text:s/></text:span><text:span text:style-name="T140_9">είναι</text:span><text:span text:style-name="T140_10"><text:s/></text:span><text:span text:style-name="T140_11">περίπου</text:span><text:span text:style-name="T140_12"><text:s/></text:span><text:span text:style-name="T140_13">στα</text:span><text:span text:style-name="T140_14"><text:s/>8<text:s/></text:span><text:span text:style-name="T140_15">ευρώ</text:span><text:span text:style-name="T140_16"><text:s/></text:span><text:span text:style-name="T140_17">μαζί</text:span><text:span text:style-name="T140_18"><text:s/></text:span><text:span text:style-name="T140_19">με</text:span><text:span text:style-name="T140_20"><text:s/></text:span><text:span text:style-name="T140_21">τις</text:span><text:span text:style-name="T140_22"><text:s/></text:span><text:span text:style-name="T140_23">αποσκευές</text:span><text:span text:style-name="T140_24">.</text:span></text:p>
      <text:p text:style-name="P141"/>
      <text:p text:style-name="P142"><text:span text:style-name="T142_1">ΟΣΕ</text:span><text:span text:style-name="T142_2">-</text:span><text:span text:style-name="T142_3">Ξενοδοχίο</text:span><text:span text:style-name="T142_4"><text:s/></text:span><text:span text:style-name="T142_5">Με</text:span><text:span text:style-name="T142_6"><text:s/></text:span><text:span text:style-name="T142_7">Αστικό</text:span></text:p>
      <text:p text:style-name="P143"/>
      <text:p text:style-name="P144"><text:span text:style-name="T144_1">Απο</text:span><text:span text:style-name="T144_2"><text:s/></text:span><text:span text:style-name="T144_3">την</text:span><text:span text:style-name="T144_4"><text:s/></text:span><text:span text:style-name="T144_5">αποβάθρα</text:span><text:span text:style-name="T144_6"><text:s/>5<text:s/>(</text:span><text:span text:style-name="T144_7">που</text:span><text:span text:style-name="T144_8"><text:s/></text:span><text:span text:style-name="T144_9">βρήσκεται</text:span><text:span text:style-name="T144_10"><text:s/></text:span><text:span text:style-name="T144_11">πίσω</text:span><text:span text:style-name="T144_12"><text:s/></text:span><text:span text:style-name="T144_13">από</text:span><text:span text:style-name="T144_14"><text:s/></text:span><text:span text:style-name="T144_15">το</text:span><text:span text:style-name="T144_16"><text:s/></text:span><text:span text:style-name="T144_17">παλιό</text:span><text:span text:style-name="T144_18"><text:s/></text:span><text:span text:style-name="T144_19">σπίτι</text:span><text:span text:style-name="T144_20"><text:s/>-</text:span><text:span text:style-name="T144_21">αποθήκη</text:span><text:span text:style-name="T144_22">)<text:s/></text:span><text:span text:style-name="T144_23">πηγαίνεις</text:span><text:span text:style-name="T144_24"><text:s/></text:span><text:span text:style-name="T144_25">στο</text:span><text:span text:style-name="T144_26"><text:s/></text:span><text:span text:style-name="T144_27">εκδοτήριο</text:span><text:span text:style-name="T144_28"><text:s/></text:span><text:span text:style-name="T144_29">εισητηρίων</text:span><text:span text:style-name="T144_30"><text:s/></text:span><text:span text:style-name="T144_31">και</text:span><text:span text:style-name="T144_32"><text:s/></text:span><text:span text:style-name="T144_33">βγαίνεις</text:span><text:span text:style-name="T144_34"><text:s/></text:span><text:span text:style-name="T144_35">στην</text:span><text:span text:style-name="T144_36"><text:s/></text:span><text:span text:style-name="T144_37">κεντρική</text:span><text:span text:style-name="T144_38"><text:s/></text:span><text:span text:style-name="T144_39">είσοδο</text:span><text:span text:style-name="T144_40">.</text:span></text:p>
      <text:p text:style-name="P145"/>
      <text:p text:style-name="P146"><text:span text:style-name="T146_1">ΤΑΞΙ</text:span></text:p>
      <text:p text:style-name="P147"><text:span text:style-name="T147_1">Έξω</text:span><text:span text:style-name="T147_2"><text:s/></text:span><text:span text:style-name="T147_3">από</text:span><text:span text:style-name="T147_4"><text:s/></text:span><text:span text:style-name="T147_5">τον</text:span><text:span text:style-name="T147_6"><text:s/></text:span><text:span text:style-name="T147_7">ΟΣΕ</text:span><text:span text:style-name="T147_8"><text:s/></text:span><text:span text:style-name="T147_9">έχει</text:span><text:span text:style-name="T147_10"><text:s/></text:span><text:span text:style-name="T147_11">ταξί</text:span></text:p>
      <text:p text:style-name="P148"/>
      <text:p text:style-name="P149"><text:span text:style-name="T149_1">ΑΣΤΙΚΟ</text:span></text:p>
      <text:p text:style-name="P150"><text:span text:style-name="T150_1">Βγαίνοντας</text:span><text:span text:style-name="T150_2"><text:s/></text:span><text:span text:style-name="T150_3">από</text:span><text:span text:style-name="T150_4"><text:s/></text:span><text:span text:style-name="T150_5">τον</text:span><text:span text:style-name="T150_6"><text:s/></text:span><text:span text:style-name="T150_7">ΟΣΕ</text:span><text:span text:style-name="T150_8"><text:s/></text:span><text:span text:style-name="T150_9">στρίψτε</text:span><text:span text:style-name="T150_10"><text:s/></text:span><text:span text:style-name="T150_11">δεξιά</text:span><text:span text:style-name="T150_12">,<text:s/></text:span><text:span text:style-name="T150_13">στα</text:span><text:span text:style-name="T150_14"><text:s/>500<text:s/></text:span><text:span text:style-name="T150_15">μέτρα</text:span><text:span text:style-name="T150_16"><text:s/></text:span><text:span text:style-name="T150_17">θα</text:span><text:span text:style-name="T150_18"><text:s/></text:span><text:span text:style-name="T150_19">συναντήσεται</text:span><text:span text:style-name="T150_20"><text:s/></text:span><text:span text:style-name="T150_21">μια</text:span><text:span text:style-name="T150_22"><text:s/></text:span><text:span text:style-name="T150_23">υπόγεια</text:span><text:span text:style-name="T150_24"><text:s/></text:span><text:span text:style-name="T150_25">γέφυρα</text:span><text:span text:style-name="T150_26">,<text:s/></text:span><text:span text:style-name="T150_27">στρίψτε</text:span></text:p>
      <text:p text:style-name="P151"><text:span text:style-name="T151_1">αριστερά</text:span><text:span text:style-name="T151_2">.<text:s/></text:span><text:span text:style-name="T151_3">Αστικό</text:span><text:span text:style-name="T151_4"><text:s/></text:span><text:span text:style-name="T151_5">έχει</text:span><text:span text:style-name="T151_6"><text:s/></text:span><text:span text:style-name="T151_7">κάθε</text:span><text:span text:style-name="T151_8"><text:s/>15<text:s/></text:span><text:span text:style-name="T151_9">λεπτά</text:span><text:span text:style-name="T151_10"><text:s/></text:span><text:span text:style-name="T151_11">και</text:span><text:span text:style-name="T151_12"><text:s/></text:span><text:span text:style-name="T151_13">κατεβείτε</text:span><text:span text:style-name="T151_14"><text:s/></text:span><text:span text:style-name="T151_15">στην</text:span><text:span text:style-name="T151_16"><text:s/></text:span><text:span text:style-name="T151_17">στάση</text:span><text:span text:style-name="T151_18"><text:s/></text:span><text:span text:style-name="T151_19">Grand</text:span><text:span text:style-name="T151_20"><text:s/></text:span><text:span text:style-name="T151_21">Platon</text:span><text:span text:style-name="T151_22">.</text:span></text:p>
      <text:p text:style-name="P152"/>
      <text:p text:style-name="P153"><text:span text:style-name="T153_1"><text:a xlink:type="simple" xlink:href="http://goo.gl/maps/TGkq"><text:span text:style-name="T153_2">http</text:span></text:a></text:span><text:span text:style-name="T153_3"><text:a xlink:type="simple" xlink:href="http://goo.gl/maps/TGkq"><text:span text:style-name="T153_4">://</text:span></text:a></text:span><text:span text:style-name="T153_5"><text:a xlink:type="simple" xlink:href="http://goo.gl/maps/TGkq"><text:span text:style-name="T153_6">goo</text:span></text:a></text:span><text:span text:style-name="T153_7"><text:a xlink:type="simple" xlink:href="http://goo.gl/maps/TGkq"><text:span text:style-name="T153_8">.</text:span></text:a></text:span><text:span text:style-name="T153_9"><text:a xlink:type="simple" xlink:href="http://goo.gl/maps/TGkq"><text:span text:style-name="T153_10">gl</text:span></text:a></text:span><text:span text:style-name="T153_11"><text:a xlink:type="simple" xlink:href="http://goo.gl/maps/TGkq"><text:span text:style-name="T153_12">/</text:span></text:a></text:span><text:span text:style-name="T153_13"><text:a xlink:type="simple" xlink:href="http://goo.gl/maps/TGkq"><text:span text:style-name="T153_14">maps</text:span></text:a></text:span><text:span text:style-name="T153_15"><text:a xlink:type="simple" xlink:href="http://goo.gl/maps/TGkq"><text:span text:style-name="T153_16">/</text:span></text:a></text:span><text:span text:style-name="T153_17"><text:a xlink:type="simple" xlink:href="http://goo.gl/maps/TGkq"><text:span text:style-name="T153_18">TGkq</text:span></text:a></text:span></text:p>
      <text:p text:style-name="P154"/>
      <text:p text:style-name="P155"/>
      <text:p text:style-name="P156"><text:span text:style-name="T156_1">Θεσσαλονίκη</text:span><text:span text:style-name="T156_2">-</text:span><text:span text:style-name="T156_3">Ξενοδοχίο</text:span><text:span text:style-name="T156_4"><text:s/></text:span><text:span text:style-name="T156_5">Με</text:span><text:span text:style-name="T156_6"><text:s/></text:span><text:span text:style-name="T156_7">αυτοκίνητο</text:span></text:p>
      <text:p text:style-name="P157"/>
      <text:p text:style-name="P158"><text:span text:style-name="T158_1">Για</text:span><text:span text:style-name="T158_2"><text:s/></text:span><text:span text:style-name="T158_3">την</text:span><text:span text:style-name="T158_4"><text:s/></text:span><text:span text:style-name="T158_5">διευκόλινση</text:span><text:span text:style-name="T158_6"><text:s/></text:span><text:span text:style-name="T158_7">σας</text:span><text:span text:style-name="T158_8">,<text:s/></text:span><text:span text:style-name="T158_9">πρέπει</text:span><text:span text:style-name="T158_10"><text:s/></text:span><text:span text:style-name="T158_11">να</text:span><text:span text:style-name="T158_12"><text:s/></text:span><text:span text:style-name="T158_13">πάτε</text:span><text:span text:style-name="T158_14"><text:s/></text:span><text:span text:style-name="T158_15">στην</text:span><text:span text:style-name="T158_16"><text:s/></text:span><text:span text:style-name="T158_17">εκκλησία</text:span><text:span text:style-name="T158_18"><text:s/></text:span><text:span text:style-name="T158_19">της</text:span><text:span text:style-name="T158_20"><text:s/></text:span><text:span text:style-name="T158_21">Αγίας</text:span><text:span text:style-name="T158_22"><text:s/></text:span><text:span text:style-name="T158_23">Αικατερίνης</text:span><text:span text:style-name="T158_24"><text:s/></text:span><text:span text:style-name="T158_25">η</text:span><text:span text:style-name="T158_26"><text:s/></text:span><text:span text:style-name="T158_27">οποία</text:span><text:span text:style-name="T158_28"><text:s/></text:span><text:span text:style-name="T158_29">βρίσκεται</text:span><text:span text:style-name="T158_30"><text:s/>700<text:s/></text:span><text:span text:style-name="T158_31">μέτρα</text:span></text:p>
      <text:p text:style-name="P159"><text:span text:style-name="T159_1">μετά</text:span><text:span text:style-name="T159_2"><text:s/></text:span><text:span text:style-name="T159_3">το</text:span><text:span text:style-name="T159_4"><text:s/>7</text:span><text:span text:style-name="T159_5">ο</text:span><text:span text:style-name="T159_6"><text:s/></text:span><text:span text:style-name="T159_7">γυμνάσιο</text:span><text:span text:style-name="T159_8">.</text:span></text:p>
      <text:p text:style-name="P160"/>
      <text:p text:style-name="P161"><text:span text:style-name="T161_1"><text:a xlink:type="simple" xlink:href="http://goo.gl/maps/HIGu"><text:span text:style-name="T161_2">http</text:span></text:a></text:span><text:span text:style-name="T161_3"><text:a xlink:type="simple" xlink:href="http://goo.gl/maps/HIGu"><text:span text:style-name="T161_4">://</text:span></text:a></text:span><text:span text:style-name="T161_5"><text:a xlink:type="simple" xlink:href="http://goo.gl/maps/HIGu"><text:span text:style-name="T161_6">goo</text:span></text:a></text:span><text:span text:style-name="T161_7"><text:a xlink:type="simple" xlink:href="http://goo.gl/maps/HIGu"><text:span text:style-name="T161_8">.</text:span></text:a></text:span><text:span text:style-name="T161_9"><text:a xlink:type="simple" xlink:href="http://goo.gl/maps/HIGu"><text:span text:style-name="T161_10">gl</text:span></text:a></text:span><text:span text:style-name="T161_11"><text:a xlink:type="simple" xlink:href="http://goo.gl/maps/HIGu"><text:span text:style-name="T161_12">/</text:span></text:a></text:span><text:span text:style-name="T161_13"><text:a xlink:type="simple" xlink:href="http://goo.gl/maps/HIGu"><text:span text:style-name="T161_14">maps</text:span></text:a></text:span><text:span text:style-name="T161_15"><text:a xlink:type="simple" xlink:href="http://goo.gl/maps/HIGu"><text:span text:style-name="T161_16">/</text:span></text:a></text:span><text:span text:style-name="T161_17"><text:a xlink:type="simple" xlink:href="http://goo.gl/maps/HIGu"><text:span text:style-name="T161_18">HIGu</text:span></text:a></text:span></text:p>
      <text:p text:style-name="P162"/>
      <text:p text:style-name="P163"><text:span text:style-name="T163_1">Αθήνα</text:span><text:span text:style-name="T163_2">-</text:span><text:span text:style-name="T163_3">Ξενοδοχίο</text:span><text:span text:style-name="T163_4"><text:s/></text:span><text:span text:style-name="T163_5">Με</text:span><text:span text:style-name="T163_6"><text:s/></text:span><text:span text:style-name="T163_7">αυτοκίνητο</text:span></text:p>
      <text:p text:style-name="P164"/>
      <text:p text:style-name="P165"><text:span text:style-name="T165_1"><text:a xlink:type="simple" xlink:href="http://goo.gl/maps/kxrN"><text:span text:style-name="T165_2">http</text:span></text:a></text:span><text:span text:style-name="T165_3"><text:a xlink:type="simple" xlink:href="http://goo.gl/maps/kxrN"><text:span text:style-name="T165_4">://</text:span></text:a></text:span><text:span text:style-name="T165_5"><text:a xlink:type="simple" xlink:href="http://goo.gl/maps/kxrN"><text:span text:style-name="T165_6">goo</text:span></text:a></text:span><text:span text:style-name="T165_7"><text:a xlink:type="simple" xlink:href="http://goo.gl/maps/kxrN"><text:span text:style-name="T165_8">.</text:span></text:a></text:span><text:span text:style-name="T165_9"><text:a xlink:type="simple" xlink:href="http://goo.gl/maps/kxrN"><text:span text:style-name="T165_10">gl</text:span></text:a></text:span><text:span text:style-name="T165_11"><text:a xlink:type="simple" xlink:href="http://goo.gl/maps/kxrN"><text:span text:style-name="T165_12">/</text:span></text:a></text:span><text:span text:style-name="T165_13"><text:a xlink:type="simple" xlink:href="http://goo.gl/maps/kxrN"><text:span text:style-name="T165_14">maps</text:span></text:a></text:span><text:span text:style-name="T165_15"><text:a xlink:type="simple" xlink:href="http://goo.gl/maps/kxrN"><text:span text:style-name="T165_16">/</text:span></text:a></text:span><text:span text:style-name="T165_17"><text:a xlink:type="simple" xlink:href="http://goo.gl/maps/kxrN"><text:span text:style-name="T165_18">kxrN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7cm" fo:padding-bottom="0cm" fo:margin-bottom="1.27cm" fo:padding-left="0cm" fo:margin-left="1.27cm" fo:padding-right="0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3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